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officeooo:rsid="0012365d" officeooo:paragraph-rsid="0012365d"/>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5598a" officeooo:paragraph-rsid="0015598a"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7"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text-properties fo:language="ru" fo:country="RU"/>
    </style:style>
    <style:style style:name="P13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3" style:family="paragraph" style:parent-style-name="Text_20_body">
      <style:paragraph-properties fo:text-align="center" style:justify-single-word="false"/>
    </style:style>
    <style:style style:name="P134" style:family="paragraph" style:parent-style-name="First_20_line_20_indent">
      <style:text-properties fo:language="ru" fo:country="RU"/>
    </style:style>
    <style:style style:name="P135" style:family="paragraph" style:parent-style-name="First_20_line_20_indent">
      <style:paragraph-properties fo:text-align="justify" style:justify-single-word="false"/>
      <style:text-properties fo:language="ru" fo:country="RU"/>
    </style:style>
    <style:style style:name="P136" style:family="paragraph" style:parent-style-name="First_20_line_20_indent">
      <style:text-properties fo:font-size="15pt" fo:language="ru" fo:country="RU" style:font-size-asian="15pt" style:font-size-complex="15pt"/>
    </style:style>
    <style:style style:name="P137" style:family="paragraph" style:parent-style-name="First_20_line_20_indent">
      <style:text-properties fo:font-size="12pt" fo:language="ru" fo:country="RU" style:font-size-asian="12pt" style:font-size-complex="12pt"/>
    </style:style>
    <style:style style:name="P138" style:family="paragraph" style:parent-style-name="First_20_line_20_indent">
      <style:text-properties fo:language="en" fo:country="US"/>
    </style:style>
    <style:style style:name="P139" style:family="paragraph" style:parent-style-name="First_20_line_20_indent">
      <style:paragraph-properties fo:text-align="justify" style:justify-single-word="false"/>
      <style:text-properties fo:language="en" fo:country="US"/>
    </style:style>
    <style:style style:name="P140" style:family="paragraph" style:parent-style-name="First_20_line_20_indent">
      <style:paragraph-properties fo:text-align="justify" style:justify-single-word="false"/>
    </style:style>
    <style:style style:name="P141" style:family="paragraph" style:parent-style-name="Text_20_body">
      <style:paragraph-properties fo:margin-left="0in" fo:margin-right="0in" fo:text-align="center" style:justify-single-word="false" fo:text-indent="0in" style:auto-text-indent="false"/>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Text_20_body">
      <style:paragraph-properties fo:margin-left="0in" fo:margin-right="0in" fo:text-align="justify" style:justify-single-word="false" fo:text-indent="0in" style:auto-text-indent="false"/>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Footnote">
      <style:text-properties fo:font-style="normal" style:font-style-asian="normal" style:font-style-complex="normal"/>
    </style:style>
    <style:style style:name="P149" style:family="paragraph" style:parent-style-name="Text_20_body">
      <style:paragraph-properties fo:margin-top="0in" fo:margin-bottom="0.0835in" loext:contextual-spacing="false" fo:text-align="justify" style:justify-single-word="false"/>
      <style:text-properties fo:language="en" fo:country="US"/>
    </style:style>
    <style:style style:name="P150"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Standard">
      <style:text-properties fo:font-style="italic" style:font-style-asian="italic" style:font-style-complex="italic"/>
    </style:style>
    <style:style style:name="P152"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5598a" officeooo:paragraph-rsid="0015598a" style:font-style-asian="normal" style:font-style-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a1e93" officeooo:paragraph-rsid="001a1e93" style:font-style-asian="normal" style:font-style-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c0b13" style:font-style-asian="normal" style:font-style-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2365d" officeooo:paragraph-rsid="001c0b13" style:font-style-asian="normal" style:font-style-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2365d" officeooo:paragraph-rsid="001d6e49" style:font-style-asian="normal" style:font-style-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2365d" officeooo:paragraph-rsid="002214db" style:font-style-asian="normal" style:font-style-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03843" officeooo:paragraph-rsid="00203843"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03843" officeooo:paragraph-rsid="002214db" style:font-style-asian="normal" style:font-style-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214db" officeooo:paragraph-rsid="002214db" style:font-style-asian="normal" style:font-style-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en" fo:country="US" officeooo:rsid="001d6e49" officeooo:paragraph-rsid="001d6e49"/>
    </style:style>
    <style:style style:name="P163" style:family="paragraph" style:parent-style-name="Heading_20_1">
      <style:paragraph-properties fo:margin-left="0in" fo:margin-right="0in" fo:text-align="center" style:justify-single-word="false" fo:text-indent="0.1965in" style:auto-text-indent="false"/>
    </style:style>
    <style:style style:name="P164" style:family="paragraph" style:parent-style-name="Heading_20_2">
      <style:text-properties fo:language="en" fo:country="US"/>
    </style:style>
    <style:style style:name="P165" style:family="paragraph" style:parent-style-name="Heading_20_2">
      <style:paragraph-properties fo:text-align="justify" style:justify-single-word="false"/>
    </style:style>
    <style:style style:name="P16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0eb20a"/>
    </style:style>
    <style:style style:name="T12" style:family="text">
      <style:text-properties fo:language="ru" fo:country="RU" officeooo:rsid="0012365d"/>
    </style:style>
    <style:style style:name="T13" style:family="text">
      <style:text-properties fo:language="ru" fo:country="RU" officeooo:rsid="001c0b13"/>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n" fo:country="US" fo:font-style="italic" style:font-style-asian="italic" style:font-style-complex="italic"/>
    </style:style>
    <style:style style:name="T17" style:family="text">
      <style:text-properties fo:language="en" fo:country="US" fo:font-style="italic" fo:font-weight="bold" style:font-style-asian="italic" style:font-weight-asian="bold" style:font-style-complex="italic" style:font-weight-complex="bold"/>
    </style:style>
    <style:style style:name="T18" style:family="text">
      <style:text-properties fo:language="en" fo:country="US" fo:font-weight="bold" style:font-weight-asian="bold" style:font-weight-complex="bold"/>
    </style:style>
    <style:style style:name="T19" style:family="text">
      <style:text-properties fo:language="en" fo:country="US" fo:font-weight="normal" style:font-weight-asian="normal" style:font-weight-complex="normal"/>
    </style:style>
    <style:style style:name="T20" style:family="text">
      <style:text-properties fo:language="en" fo:country="US" fo:font-weight="normal" fo:background-color="transparent" loext:char-shading-value="0" style:font-weight-asian="normal" style:font-weight-complex="normal"/>
    </style:style>
    <style:style style:name="T21" style:family="text">
      <style:text-properties fo:language="en" fo:country="US" fo:background-color="transparent" loext:char-shading-value="0"/>
    </style:style>
    <style:style style:name="T22" style:family="text">
      <style:text-properties fo:color="#ff3333" fo:background-color="transparent" loext:char-shading-value="0"/>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font-weight="bold"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style:use-window-font-color="true" fo:language="ru" fo:country="RU" fo:font-style="normal" fo:background-color="transparent" loext:char-shading-value="0" style:font-style-asian="normal" style:font-style-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normal" style:text-underline-style="none" style:font-style-asian="normal" style:font-style-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font-style="italic" style:font-style-asian="italic" style:font-style-complex="italic"/>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style:use-window-font-color="true" fo:font-weight="normal" style:font-weight-asian="normal" style:font-weight-complex="normal"/>
    </style:style>
    <style:style style:name="T52" style:family="text">
      <style:text-properties style:use-window-font-color="true" fo:font-size="12pt" fo:language="en" fo:country="US" fo:font-style="normal" style:font-size-asian="12pt" style:font-style-asian="normal" style:font-size-complex="12pt" style:font-style-complex="normal"/>
    </style:style>
    <style:style style:name="T53" style:family="text">
      <style:text-properties style:use-window-font-color="true" fo:font-size="12pt" fo:language="en" fo:country="US" style:font-size-asian="12pt" style:font-size-complex="12pt"/>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language="fr" fo:country="FR"/>
    </style:style>
    <style:style style:name="T57" style:family="text">
      <style:text-properties fo:font-style="normal"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fo:background-color="transparent" loext:char-shading-value="0" style:font-style-asian="normal" style:font-weight-asian="normal" style:font-style-complex="normal" style:font-weight-complex="normal"/>
    </style:style>
    <style:style style:name="T60" style:family="text">
      <style:text-properties fo:font-style="normal" style:text-underline-style="none" style:font-style-asian="normal" style:font-style-complex="normal"/>
    </style:style>
    <style:style style:name="T61" style:family="text">
      <style:text-properties fo:font-weight="normal" style:font-weight-asian="normal" style:font-weight-complex="normal"/>
    </style:style>
    <style:style style:name="T62" style:family="text">
      <style:text-properties fo:font-weight="normal" fo:background-color="transparent" loext:char-shading-value="0" style:font-weight-asian="normal" style:font-weight-complex="normal"/>
    </style:style>
    <style:style style:name="T63" style:family="text">
      <style:text-properties style:text-line-through-style="solid" style:text-line-through-type="single"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style:text-underline-style="none"/>
    </style:style>
    <style:style style:name="T68" style:family="text">
      <style:text-properties style:text-rotation-angle="90" style:text-rotation-scale="line-height"/>
    </style:style>
    <style:style style:name="T69" style:family="text">
      <style:text-properties style:text-rotation-angle="270" style:text-rotation-scale="line-height"/>
    </style:style>
    <style:style style:name="T70" style:family="text">
      <style:text-properties style:text-position="sub 58%" style:font-size-asian="10.5pt"/>
    </style:style>
    <style:style style:name="T71" style:family="text">
      <style:text-properties style:font-name="Symbol" style:font-name-asian="Symbol" style:font-name-complex="Symbol"/>
    </style:style>
    <style:style style:name="T72" style:family="text">
      <style:text-properties style:font-name="Liberation Serif1" style:font-name-asian="Symbol" style:font-name-complex="Symbol"/>
    </style:style>
    <style:style style:name="T73" style:family="text">
      <style:text-properties style:font-name="Courier New CYR"/>
    </style:style>
    <style:style style:name="T74" style:family="text">
      <style:text-properties style:font-name="Courier New CYR" fo:language="en" fo:country="US"/>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style:style style:name="T79" style:family="text">
      <style:text-properties fo:font-size="10pt" style:font-size-asian="10pt" style:font-size-complex="10pt"/>
    </style:style>
    <style:style style:name="T80" style:family="text">
      <style:text-properties fo:font-size="8pt" style:font-size-asian="8pt" style:font-size-complex="8pt"/>
    </style:style>
    <style:style style:name="T81" style:family="text">
      <style:text-properties officeooo:rsid="000eb20a"/>
    </style:style>
    <style:style style:name="T82" style:family="text">
      <style:text-properties officeooo:rsid="001051f2"/>
    </style:style>
    <style:style style:name="T83" style:family="text">
      <style:text-properties officeooo:rsid="0010f545"/>
    </style:style>
    <style:style style:name="T84" style:family="text">
      <style:text-properties officeooo:rsid="0014be79"/>
    </style:style>
    <style:style style:name="T85" style:family="text">
      <style:text-properties officeooo:rsid="0016e71a"/>
    </style:style>
    <style:style style:name="T86" style:family="text">
      <style:text-properties officeooo:rsid="001a8bab"/>
    </style:style>
    <style:style style:name="T87" style:family="text">
      <style:text-properties officeooo:rsid="001c0b13"/>
    </style:style>
    <style:style style:name="T88" style:family="text">
      <style:text-properties officeooo:rsid="001d6e49"/>
    </style:style>
    <style:style style:name="T89" style:family="text">
      <style:text-properties officeooo:rsid="0012365d"/>
    </style:style>
    <style:style style:name="T90" style:family="text">
      <style:text-properties officeooo:rsid="002214db"/>
    </style:style>
    <style:style style:name="T91" style:family="text">
      <style:text-properties officeooo:rsid="002370a1"/>
    </style:style>
    <style:style style:name="T92" style:family="text">
      <style:text-properties officeooo:rsid="002421f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3" text:outline-level="1">Последний фанфик</text:h>
      <text:p text:style-name="P55"/>
      <text:h text:style-name="P164"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5">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5">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4">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4">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4">RnD-</text:span><text:span text:style-name="T1">зона</text:span><text:span text:style-name="T1"><text:note text:id="ftn3" text:note-class="footnote"><text:note-citation>3</text:note-citation><text:note-body><text:p text:style-name="P145">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2"><text:span text:style-name="T14">– Нэш, к</text:span>ак называется наш проект?</text:p>
      <text:p text:style-name="P80"><text:span text:style-name="T8">– </text:span><text:span text:style-name="T61">Дайсон.</text:span></text:p>
      <text:p text:style-name="P80"><text:span text:style-name="T8">– </text:span><text:span text:style-name="T61">Сколько тебе лет?</text:span></text:p>
      <text:p text:style-name="P80"><text:span text:style-name="T8">– </text:span><text:span text:style-name="T61">Два года с начала запуска кластера.</text:span></text:p>
      <text:p text:style-name="P80"><text:span text:style-name="T8">– </text:span><text:span text:style-name="T61">Какой сейчас год?</text:span></text:p>
      <text:p text:style-name="P80"><text:span text:style-name="T8">– </text:span><text:span text:style-name="T51">20</text:span><text:span text:style-name="T37">19</text:span><text:span text:style-name="T61">-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5">– Принял к исполнению.</text:p>
      <text:p text:style-name="P55"/>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8">, </text:span><text:span text:style-name="T5">в некоем городе живёт брадобрей, который бреет всех людей, которые не бреются сами. Вопрос: кто бреет брадобрея</text:span><text:span text:style-name="T58">?</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7">incompatible interface Analytics v.0.93 beta</text:span>”</text:p>
      <text:p text:style-name="P31">Ага, уже теплее.</text:p>
      <text:p text:style-name="P31"/>
      <text:p text:style-name="P80"><text:span text:style-name="T8">– Нэш</text:span><text:span text:style-name="T61">,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4">–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4">–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4">.</text:span></text:p>
      <text:p text:style-name="P110">Бип-бип-бип.</text:p>
      <text:p text:style-name="P110"/>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41">***</text:p>
      <text:p text:style-name="P141"/>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4">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4">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text:span text:style-name="T54">–</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30">тридцатичетырёх</text:span><text:span text:style-name="T29">этажного </text:span><text:span text:style-name="T30">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9">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81"/>
      <text:p text:style-name="P1">Я вспомнил<text:span text:style-name="T29"> </text:span><text:span text:style-name="T30">Юджина</text:span><text:span text:style-name="T1">,</text:span> <text:span text:style-name="T30">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4">А у нас получается… </text:span><text:span text:style-name="T2">–</text:span><text:span text:style-name="T54">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5">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9">Тридцать чет</text:span><text:span text:style-name="T30">ыре</text:span><text:span text:style-name="T29"> </text:span>этаж<text:span text:style-name="T1">а</text:span>! Пиздец <text:span text:style-name="T1">—</text:span> успел подумать я, <text:span text:style-name="T1">прежде чем </text:span>сознание выключилось.</text:p>
      <text:p text:style-name="P1"/>
      <text:h text:style-name="P164" text:outline-level="2">2. Пробуждение</text:h>
      <text:p text:style-name="P29"/>
      <text:p text:style-name="P1"><text:span text:style-name="T34">Сознание рестартовало после того, как я гребанулся </text:span><text:span text:style-name="T54">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4">ткрыл глаза, тщётно пытаясь вдохнуть. Образ, </text:span><text:span text:style-name="T2">который я </text:span><text:span text:style-name="T54">пару мгновений назад </text:span><text:span text:style-name="T2">видел на фоне </text:span><text:span text:style-name="T54">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4"> настороженные уши, нежный розов</text:span><text:span text:style-name="T2">атый</text:span><text:span text:style-name="T54"> нос, венчающая голову </text:span><text:span text:style-name="T2">высокая тиара</text:span><text:span text:style-name="T54">. И приковывающая к себе внимание звёздочка, та самая магическая искорка </text:span><text:span text:style-name="T21">—</text:span><text:span text:style-name="T54">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4">–</text:span> Она очнулась. Хвала небу, нам это удалось!</text:p>
      <text:p text:style-name="P31"/>
      <text:p text:style-name="P1">Сразу стало ясно три вещи.</text:p>
      <text:p text:style-name="P1">1) Единорог <text:span text:style-name="T1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 <text:s/>Да и не должно быть — это же не ЛСД какой-нибудь</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9">роводник</text:span>??? А?!! <text:span text:style-name="T1">А-ха-ха-ха-ха-ха-ха</text:span>! <text:span text:style-name="T14">–</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4">!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4">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4">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9">верх</text:span>…</text:p>
      <text:p text:style-name="P3">– Сестра, ты идёшь? – выглянула в зал Луна.</text:p>
      <text:p text:style-name="P3"/>
      <text:p text:style-name="P3">Тут м<text:span text:style-name="T14">еня, </text:span>наконец,<text:span text:style-name="T14">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4">Д</text:span>искорд сделал шаг в сторону, чтобы не попасть под брызги.</text:p>
      <text:p text:style-name="P1"><text:span text:style-name="T14">–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4">Селестия снова взглянула на меня. Н</text:span>ос её медленно сморщился. <text:span text:style-name="T14">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9">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4">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4">–</text:span> Уфф! Выкарабкались. Почти без потерь, <text:span text:style-name="T14">–</text:span> заметил Дискорд, осматривая крыло. <text:span text:style-name="T14">–</text:span> Могло быть и хуже.</text:p>
      <text:p text:style-name="P3"><text:span text:style-name="T14">–</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7"><text:span text:style-name="T14">–</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4">–</text:span> ТЫ!!! ТЫ!..</text:p>
      <text:p text:style-name="P3"><text:span text:style-name="T14">–</text:span> Да, я!!! <text:span text:style-name="T14">–</text:span> Дискорд подбоченился и с вызовом посмотрел на разъярённую аликорницу. <text:span text:style-name="T14">–</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4">–</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64" text:outline-level="2">3. Норф</text:h>
      <text:p text:style-name="P83"/>
      <text:p text:style-name="P21">Глава IV. Пределы магии</text:p>
      <text:p text:style-name="P18"/>
      <text:p text:style-name="P21">Вашему покорному слуге известны четыре предела магии: </text:p>
      <text:p text:style-name="P21"/>
      <text:list xml:id="list5856662504638414474" text:style-name="L1">
        <text:list-item>
          <text:p text:style-name="P15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2">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4">–</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4">– Стар Свирл перевернулся на другой бок и обратился к учени</text:span><text:span text:style-name="T1">це</text:span><text:span text:style-name="T14">. – Это не пиши, это оффтоп. Сколько страниц сегодня нахреначили?</text:span></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9">Я захлопнул “Основы заклятий<text:span text:style-name="T14">”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4">.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5">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7">Новости двора: </text:span><text:span text:style-name="T9">состояние </text:span><text:span text:style-name="T27">здоровь</text:span><text:span text:style-name="T9">я</text:span><text:span text:style-name="T27">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text:soft-page-break/>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81"><text:span text:style-name="T14">Ну, понятно, в элитном придворцовом квартале, который представляет из себя </text:span><text:span text:style-name="T1">верхний город</text:span><text:span text:style-name="T14">, цены кусаются. Топай вниз, Анон, на окраину!</text:span></text:p>
      <text:p text:style-name="P17">Но, блин, корявые пальцы внесли свою коррективу в шопинг-план!</text:p>
      <text:p text:style-name="P17"/>
      <text:p text:style-name="P81"><text:span text:style-name="T14">Как раз </text:span><text:span text:style-name="T1">на мосту, </text:span><text:span text:style-name="T14">на спуске в нижний </text:span><text:span text:style-name="T1">город, </text:span><text:span text:style-name="T14">я выронил монетку. И, естественно, она не осталась лежать там, где упала, а начала катиться </text:span><text:span text:style-name="T1">по мостовой </text:span><text:span text:style-name="T14">— </text:span><text:span text:style-name="T1">чем дальше, тем быстрее</text:span><text:span text:style-name="T14">.</text:span></text:p>
      <text:p text:style-name="P9">Подобно олуху из дешёвой комедии, я припустил со всех ног за монеткой и в долгой погоне <text:span text:style-name="T14">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4">—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3">Магдалена Фрискай-Каррус, </text:span><text:span text:style-name="T3">2088</text:span><text:span text:style-name="T48"> – </text:span><text:span text:style-name="T35">2135</text:span><text:span text:style-name="T48"> A.C.</text:span><text:span text:style-name="T30">»</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4">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4">– </text:span>Гм!</text:p><text:p text:style-name="Footnote"><text:span text:style-name="T14">– Клянусь, дорогая, это в прошлом! И</text:span>, ты ж понимаешь, что без таланта к магии никакое надувание щёк не поможет, <text:span text:style-name="T14">–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4">За прошедшие дни я уже привык и к магии, и к разумным эквиноподобным и даже </text:span><text:span text:style-name="T1">к деревянным дирижаблям</text:span><text:span text:style-name="T14">.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7"/>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7">Экзоскелет, лишившись хозяйки, переключил цвет лампочки с зелёного на оранжевый. <text:span text:style-name="T14">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4">–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5">– А по-моему, ты не…</text:p>
      <text:p text:style-name="P33"><text:span text:style-name="T15">–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9">Селестия нахмурилась и угрожающе подняла крылья.</text:p>
      <text:p text:style-name="P49"><text:span text:style-name="T14">– </text:span>Не забывай, человек, я — могущественный маг и правитель Эквестрии. Ко мне нужно относиться с должным уважением!</text:p>
      <text:p text:style-name="P49"><text:span text:style-name="T14">– </text:span>А то что? Превратишь в жабу? Сошлёшь на луну? Убьёшь нахер?</text:p>
      <text:p text:style-name="P49">Аликорница сникла. Уши её опустились.</text:p>
      <text:p text:style-name="P49"><text:span text:style-name="T14">– Анонимус</text:span>, ну зачем так… Ты же знаешь, я этого не сделаю.</text:p>
      <text:p text:style-name="P49"><text:soft-page-break/><text:span text:style-name="T14">–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9"><text:span text:style-name="T14">–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4"> штучки при общении со мной. А я постараюсь помочь тебе </text:span>— если это в моих силах, разумеется<text:span text:style-name="T14">.</text:span></text:p>
      <text:p text:style-name="P35"/>
      <text:p text:style-name="P49"><text:span text:style-name="T14">Аликорница уселась н</text:span>а пол <text:span text:style-name="T14">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4">– Лады! Вот видишь, со мной легко договориться! А теперь расскажи, наконец, зачем </text:span>т<text:span text:style-name="T14">ы притащил</text:span>а<text:span text:style-name="T14"> меня сюда? Только сначала вытащи катетер из шеи </text:span>— <text:s/>он меня нервирует<text:span text:style-name="T14">. Или погоди, я сам вытащу…</text:span></text:p>
      <text:p text:style-name="P35"/>
      <text:p text:style-name="P50">***</text:p>
      <text:p text:style-name="P50"/>
      <text:p text:style-name="P49"><text:span text:style-name="T14">Л</text:span>ампа<text:span text:style-name="T14"> отбрасывал</text:span>а<text:span text:style-name="T14"> мягкие тени на стену библиотеки. Селестия, расположи</text:span>вшись<text:span text:style-name="T14"> лёжа у моего кресл</text:span>а,<text:span text:style-name="T14">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4">– </text:span>Вот, читай отсюда, <text:span text:style-name="T14">– а</text:span>ликорница подчеркнула абзац копытом.</text:p>
      <text:p text:style-name="P49"/>
      <text:p text:style-name="P6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1"/>
      <text:p text:style-name="P61">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1"/>
      <text:p text:style-name="P61">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1"/>
      <text:p text:style-name="P61">Но величайшая справедливость юниверсума заключается в том, что не существует безвыходных положений. Всегда есть надежда.</text:p>
      <text:p text:style-name="P61"><text:soft-page-break/></text:p>
      <text:p text:style-name="P6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1"/>
      <text:p text:style-name="P61">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9"/>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4">Прижав </text:span>уши к голове, <text:span text:style-name="T64">она дала</text:span> задний ход <text:span text:style-name="T64">и </text:span>выкарабкалась обратно. Окинув библиотеку отчаянным взглядом, <text:span text:style-name="T64">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5">–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text:soft-page-break/>–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text:soft-page-break/>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9">и-и-и</text:span>-<text:span text:style-name="T80">а-а-а</text:span>…</text:p>
      <text:p text:style-name="P49"/>
      <text:p text:style-name="P49">…</text:p>
      <text:p text:style-name="P49"/>
      <text:p text:style-name="P61">Я открываю глаза.</text:p>
      <text:p text:style-name="P61">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1">Странно. Почему я не ощущаю его? Впрочем, неважно!</text:p>
      <text:p text:style-name="P61">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1">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2">сли бы я вспомнила вовремя, я бы предупредила тебя, чтобы ты смог сконцентрироваться и отстоять своё «я».</text:span></text:p>
      <text:p text:style-name="P55"/>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text:soft-page-break/></text:p>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1">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7">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75"/>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4"> л</text:span>уна в солнце врежется!</text:p>
      <text:p text:style-name="P49"><text:soft-page-break/></text:p>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5">Ох, нет! Нет-нет-нет!!!</text:p>
      <text:p text:style-name="P75"/>
      <text:p text:style-name="P75">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5">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5"/>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text:soft-page-break/></text:p>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64"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text:soft-page-break/>–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text:soft-page-break/>–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1">…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1"/>
      <text:p text:style-name="P61">– Эй, мужик, тебе плохо?</text:p>
      <text:p text:style-name="P61">На меня озабоченно уставилась парочка, ещё недавно сидевшая ко мне спиной на скамейке.</text:p>
      <text:p text:style-name="P61">Я принял сидячее положение, беспомощно хлопая глазами. Что? Где? Как?</text:p>
      <text:p text:style-name="P61">– Сам домой доберёшься? Может, вызвать скорую?</text:p>
      <text:p text:style-name="P61">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1">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1">Я перегнулся через перила и меня стошнило.</text:p>
      <text:p text:style-name="P61">Красавец! Мало тебе проблем с сердцем, так ты и печень, похоже, гробанул. Молодец, Анон, пей дальше!</text:p>
      <text:p text:style-name="P61">Спустившись в квартиру, я лёг на диван, натянул наушники и закрыл глаза.</text:p>
      <text:p text:style-name="P61">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text:soft-page-break/>–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4">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text:soft-page-break/>–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text:soft-page-break/>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7">И ТЫ ЖЕЛАЕШЬ, ЧТОБ ОТКРЫЛ ТЕБЕ Я ТАЙНУ ЧЁРНОГО ЭКРАНА? ТЕБЕ, ПРИЯТЕЛЮ НАДОЕДЛИВЫХ ПОНИ? ПРИЯТЕЛЮ ГНУСНОЙ ПРОВОЗВЕСТНИЦЫ СОЛНЦА?</text:span></text:p>
      <text:p text:style-name="P53">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7">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7"/>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4"> </text:span>выбрал единственный способ выиграть несколько секунд жизни — спрыгнул со скалы вниз, к Кантерлоту.</text:p>
      <text:p text:style-name="P49"/>
      <text:p text:style-name="P71">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text:soft-page-break/></text:p>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4">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6"/>
      <text:p text:style-name="P49">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text:soft-page-break/>–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4">любви</text:span> начинаешь понимать только тогда, когда <text:span text:style-name="T64">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text:soft-page-break/>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1">День 137344</text:p>
      <text:p text:style-name="P61">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1">…</text:p>
      <text:p text:style-name="P61">День 287651</text:p>
      <text:p text:style-name="P61">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1">…</text:p>
      <text:p text:style-name="P61">День 364886</text:p>
      <text:p text:style-name="P61">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64" text:outline-level="2"><text:soft-page-break/>8. Стыд</text:h>
      <text:p text:style-name="P142"/>
      <text:p text:style-name="P61">~~~ Завтра на семь в библиотеке. Селестия ~~~</text:p>
      <text:p text:style-name="P61"/>
      <text:p text:style-name="P49">–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text:soft-page-break/>–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text:soft-page-break/>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4">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Она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text:soft-page-break/></text:p>
      <text:h text:style-name="Heading_20_2" text:outline-level="2"><text:span text:style-name="T14">9</text:span>. Кошмары<text:span text:style-name="T1"> пегасов</text:span></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4">–</text:span> Постой, не торопись, <text:span text:style-name="T14">–</text:span> я попыталась удержать ускользающую тень сомнения. <text:span text:style-name="T14">–</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4">–</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4">–</text:span> По состоянию здоровья? <text:span text:style-name="T14">–</text:span> переспросила я, не спуская с него взгяд.</text:p>
      <text:p text:style-name="P1"><text:span text:style-name="T14">–</text:span> Да, Ваше Высочество, <text:span text:style-name="T14">–</text:span> гонец потупил взгляд, глаза его забегали, <text:span text:style-name="T14">–</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4"/>
      <text:p text:style-name="P1"><text:span text:style-name="T14">–</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4">–</text:span> Эмм… Они… м-м-м… не больны… в некотором смысле… <text:span text:style-name="T14">–</text:span> гонец изо всех сил ковырял копытом плитку, пряча взгляд. <text:span text:style-name="T14">–</text:span> Они… мнэээ… сами… в некотором роде… кхм. Нервный срыв. Переутомление и бессонница… Кхм.</text:p>
      <text:p text:style-name="P1"><text:span text:style-name="T14">–</text:span> Сами <text:span text:style-name="T14">—</text:span> что? <text:span text:style-name="T14">–</text:span> я постепенно начала понимать причину смущения гонца.</text:p>
      <text:p text:style-name="P1"><text:span text:style-name="T14">–</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4">—</text:span> в возможности летать. Добровольно отказаться от полётов для него <text:span text:style-name="T14">—</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4">–</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4">– </text:span>Добрый день, Ваше Высочество! <text:span text:style-name="T14">–</text:span> склонились они в поклоне. После некоторого перешёптывания, они всё же назвались по очереди.</text:p>
      <text:p text:style-name="P1"><text:span text:style-name="T14">–</text:span> А где восьмой? <text:span text:style-name="T14">–</text:span> удивилась я. <text:span text:style-name="T14">–</text:span> Мне сказали, вас было восемь. Восемь отказавшихся летать.</text:p>
      <text:p text:style-name="P1"><text:span text:style-name="T14">–</text:span> Да, Ваше Высочество, п-принцесса Селестия, <text:span text:style-name="T14">–</text:span> старший из них запинался от волнения. <text:span text:style-name="T14">–</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4">–</text:span> Успокойтесь, <text:span text:style-name="T14">–</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4">–</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31">—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31">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4">—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4">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4">— и втайне немного завидовала этому</text:span>. Ах, если б только сестра умела управляться со своими эмоциями так же, как с магией <text:span text:style-name="T14">—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text:soft-page-break/>Ну что же, основное искусство правления <text:span text:style-name="T14">—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4">—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4">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4">—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4">10</text:span>. (40*<text:span text:style-name="T14">ctg(Pi/4)-6)/(ln(e)-sin(0))</text:span></text:h>
      <text:p text:style-name="P49"/>
      <text:p text:style-name="P61">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4">— оставить тебе напутствие.</text:span></text:p>
      <text:p text:style-name="P42"/>
      <text:p text:style-name="P61"><text:soft-page-break/><text:span text:style-name="T14">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4">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61"><text:span text:style-name="T14">Тебе может не нравиться этот мир. Тебе могут не нравиться пони. Ты можешь быть удивлён и обижен </text:span>их <text:span text:style-name="T14">отношением к себе. Тебя могут шокировать порядки, царящие здесь. </text:span></text:p>
      <text:p text:style-name="P42">Брось. </text:p>
      <text:p text:style-name="P61"><text:span text:style-name="T14">Прежде чем обижаться, вспомни свой собственный мир. Так ли он хорош? Счастлив ли ты в нём? </text:span>Можешь ли ты сказать, что он лучше этого?</text:p>
      <text:p text:style-name="P61">Будь снисходителен. Будь терпелив, добр и, по возможности, мудр <text:span text:style-name="T14">— </text:span>и ты увидишь, как мир меняется к лучшему. Он очень молод и гибок. Он горит желанием изменяться. В этом его слабость <text:span text:style-name="T14">— </text:span>он может меняться и в плохую сторону. От тебя зависит, в какую.</text:p>
      <text:p text:style-name="P61"/>
      <text:p text:style-name="P61">Эх, хотел бы я поменяться с тобой местами <text:span text:style-name="T14">—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1">Удачи!</text:p>
      <text:p text:style-name="P61"/>
      <text:p text:style-name="P35">…</text:p>
      <text:p text:style-name="P35"/>
      <text:p text:style-name="P35">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6">—</text:span> чудесная страна, пони <text:span text:style-name="T16">— </text:span><text:span text:style-name="T14">прекрасные создания, хоть и малость не от мира сего! Чисто, культурно, вежливо. Дворецкий </text:span><text:span text:style-name="T16">—</text:span><text:span text:style-name="T14"> скопидом, конечно, но это работа у него такая. </text:span>Блин, м<text:span text:style-name="T14">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4">– </text:span>Её Высочество Принцесса Селестия хочет видеть вас, человек Анонимус.</text:p>
      <text:p text:style-name="P1">Я захлопнул трактат<text:span text:style-name="T14">.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4">–</text:span> Уже иду. Где я могу её найти?</text:p>
      <text:p text:style-name="P1"><text:span text:style-name="T14">–</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text:soft-page-break/>–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5">– Не слишком далеко отсюда. Два дня пути на дирижабле </text:span><text:span text:style-name="T40">— и приют для престарелых минотавров </text:span><text:span text:style-name="T52">“</text:span><text:span text:style-name="T53">Поле Кровожадной Брани</text:span><text:span text:style-name="T52">”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6"/>
      <text:p text:style-name="P76">Я скосил глаз на стражника. Тот сжал губы, но надувшиеся щёки выдавали еле сдерживаемое ржание.</text:p>
      <text:p text:style-name="P76">Проклятье! Чёртов троллоло издевается надо мной! Лишь наше прибытие сдержало рвущиеся наружу ругательства.</text:p>
      <text:p text:style-name="P76"/>
      <text:p text:style-name="P1"><text:span text:style-name="T57">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4">–</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40">—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4">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1">жаровни</text:span><text:span text:style-name="T40"> и фонтанчик</text:span><text:span text:style-name="T31">а</text:span><text:span text:style-name="T40">.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9">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9"/>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4">—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4">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5">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4">.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4">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9">– …<text:span text:style-name="T14">От которой они первые </text:span>и сбежали<text:span text:style-name="T14">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4">— </text:span>не давать им окрепнуть настолько, чтобы они могли посеять смуту.</text:p>
      <text:p text:style-name="P49"/>
      <text:p text:style-name="P49"><text:soft-page-break/>Огонь в камине разгорелся. <text:span text:style-name="T14">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9">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9"/>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7">Мне печалиться не стоит</text:p><text:p text:style-name="P147">Жизнь прекрасна и полн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 —</text:p><text:p text:style-name="P147">Но друзья остались в прошлом,</text:p><text:p text:style-name="P147">Пустота пришла в мой 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9">Анон, тебе нужно напихать булыжников в карманы, чтобы не улететь под потолок от счастья!</text:p>
      <text:p text:style-name="P49"/>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9"><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4">— </text:span>фантазировать на эротические темы с фантастическим уклоном, и совсем другое <text:span text:style-name="T14">— </text:span>принимать в них участие! Ты слишком консервативен для этого, Анон!</text:p>
      <text:p text:style-name="P49"/>
      <text:p text:style-name="P49">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4">–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4">У нас до утра — если сестрица ничего не напутает — девять часов. И все они — наши.</text:span></text:p>
      <text:p text:style-name="P35"/>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4">–</text:span> Иногда хочется забыться, <text:span text:style-name="T14">–</text:span> перехватила мой взгляд аликорница, <text:span text:style-name="T14">–</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4">–</text:span> А <text:span text:style-name="T1">водку</text:span> у вас принято пить?</text:p>
      <text:p text:style-name="P33"><text:span text:style-name="T14">–</text:span> Некоторые употребляют. Но правительница Эквестрии, пьющая кальвадос <text:span text:style-name="T1">—</text:span> это уже черезчур, <text:span text:style-name="T14">–</text:span> Селестия засмеялась. <text:span text:style-name="T14">–</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4">— сильнейший энергетик, он многократно усиливает чувства и возможности организма. Но он же и иссушает его.</text:span></text:p>
      <text:p text:style-name="P35"/>
      <text:p text:style-name="P49"><text:soft-page-break/><text:span text:style-name="T14">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4">—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4">—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
      <text:p text:style-name="P49">Наконец, я со вздохом отпрянул.</text:p>
      <text:p text:style-name="P49"><text:span text:style-name="T14">– Я несказанно рада, что, наконец-то, могу назвать тебя своим ближайшим другом, </text:span>– мурлыкнула Селестия. – <text:span text:style-name="T14">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4">– Это ты называешь </text:span>«<text:span text:style-name="T14">дружбой</text:span>»<text:span text:style-name="T14">? – с </text:span>улыбкой хмыкнул<text:span text:style-name="T14"> я. – </text:span>Мне нравится твоё чувство юмора.</text:p>
      <text:p text:style-name="P49">Аликорница в недоумении взглянула на меня.</text:p>
      <text:p text:style-name="P49"><text:span text:style-name="T14">–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4">– </text:span>Нет, что ты, Сел, не мели ерунды! Я всем доволен, я просто в восторге. Мне вообще кажется, что я попал в рай, прямо в храм любви, а ты <text:span text:style-name="T14">— </text:span>мой ангел-хранитель. И называть ЭТО дружбой <text:span text:style-name="T14">— </text:span>это всё равно что назвать твой дворец сараем для хранения мётел. То есть, назвав меня своим другом, ты не поняла моих чувств к тебе. Я <text:span text:style-name="T14">—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soft-page-break/>…</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5">– <text:span text:style-name="T1">Норф!.. Эй, Норф! Ты где?..</text:span></text:p>
      <text:p text:style-name="P49"/>
      <text:p text:style-name="P49"><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50">***</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1">«</text:span>сказочной обезьяне из Вечнодикого леса<text:span text:style-name="T31">»</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soft-page-break/>…</text:p>
      <text:p text:style-name="P49"/>
      <text:p text:style-name="P67">–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7">– Куда проваливаться?</text:p>
      <text:p text:style-name="P67">– Они не знают. В тех провалах не видно дна…</text:p>
      <text:p text:style-name="P67"/>
      <text:p text:style-name="P67">…</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7">– Леди и джентльпони! Приём окончен! Её Высочество принцесса Селестия будет рада видеть <text:s/>вас в следующую среду!</text:p>
      <text:p text:style-name="P67"/>
      <text:p text:style-name="P67">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7"/>
      <text:p text:style-name="P67">… </text:p>
      <text:p text:style-name="P67"/>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4">–</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4">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4">олоски и даже целые пряди розового цвета выбивались </text:span><text:span text:style-name="T1">и</text:span><text:span text:style-name="T14">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4"> </text:span><text:span text:style-name="T1">И даже м</text:span><text:span text:style-name="T14">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4">–</text:span> <text:span text:style-name="T1">Сорок девять</text:span> из шестидесяти четырёх? Хренасе! <text:span text:style-name="T14">–</text:span> я вспомнил рассказ Селестии про восьмёрку пегасов прошлогоднего выпуска. <text:span text:style-name="T14">–</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4">–</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text:span><text:soft-page-break/><text:span text:style-name="T30">когда-то.</text:span><text:span text:style-name="T1"> </text:span>Лучше не допускать к управлению погодой вообще никого, чем некомпетентного <text:span text:style-name="T1">летуна </text:span><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4">–</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7">— </text:span><text:span text:style-name="T61">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61">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4">– </text:span><text:span text:style-name="T1">Она</text:span><text:span text:style-name="T14">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4">– </text:span><text:span text:style-name="T1">горько заметила аликорница. </text:span><text:span text:style-name="T14">–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oft-page-break/><text:span text:style-name="T14">–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5">—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4">Аликорница</text:span> и так выглядела неважно.</text:p>
      <text:p text:style-name="P35"/>
      <text:p text:style-name="P35">Поза <text:span text:style-name="T64">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64">и </text:span>у грифонов, <text:span text:style-name="T64">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9"/>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5">–<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5"/>
      <text:p text:style-name="P36">***</text:p>
      <text:p text:style-name="P35"/>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3">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3"/>
      <text:p text:style-name="P53">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3">Но не сейчас.</text:p>
      <text:p text:style-name="P53"/>
      <text:p text:style-name="P53">Я встал, забросил сумку на плечо и двинулся к вокзалу.</text:p>
      <text:p text:style-name="P53"/>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1"/>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1">Так возникли пони, олени, бизоны и многие другие.</text:p>
      <text:p text:style-name="P61"/>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61">–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1"/>
      <text:p text:style-name="P61">– Ма-ам, а со мной связан элементаль?</text:p>
      <text:p text:style-name="P61">– Конечно, Эйприл. В каждом из нас есть её бессмертная искорка.</text:p>
      <text:p text:style-name="P61"/>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61">–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1">Так возникли аликорны.</text:p>
      <text:p text:style-name="P61"/>
      <text:p text:style-name="P61">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4">М</text:span>еняет <text:span text:style-name="T64">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1">Имя её было Селестия.</text:p>
      <text:p text:style-name="P61">За ней последовала и сестра её, <text:span text:style-name="T14">Луна</text:span>.</text:p>
      <text:p text:style-name="P61"/>
      <text:p text:style-name="P6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1">То есть, всегда.</text:p>
      <text:p text:style-name="P61"/>
      <text:p text:style-name="P61">Тут и сказке конец. А теперь, Эйприл, залазь на полку и закрывай глазки.</text:p>
      <text:p text:style-name="P61">– Ну ма-ам! Раскажи ещё что-нибудь! Про Сомбру! Или про Дискорда!</text:p>
      <text:p text:style-name="P61">– Про Сомбру <text:span text:style-name="T14">— в следующий раз. А е</text:span>сли мы не уснём в ближайшие десять минут, придёт древесный волк и заберёт меня в Вечнодикий лес!</text:p>
      <text:p text:style-name="P61">– А почему только тебя? А меня? А дядю-<text:span text:style-name="T64">мино</text:span>тавра?</text:p>
      <text:p text:style-name="P61">– <text:s/>Тебя забрать я ему не дам. А в дядю не тыкай копытом, это невежливо! Спи уже, моя маленькая!</text:p>
      <text:p text:style-name="P61">– Поцелуй меня на ночь, ма-ам!</text:p>
      <text:p text:style-name="P61">– Конечно, моя хорошая…</text:p>
      <text:p text:style-name="P61"/>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7"/>
      <text:p text:style-name="P67">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7"/>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7">.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6">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7">***</text:p>
      <text:p text:style-name="P34"/>
      <text:p text:style-name="P34"><text:span text:style-name="T57">– </text:span><text:span text:style-name="T4">История Понивилля начинается с того благословенного дня, когда принцесса Селестия подарила семейству Эппл </text:span><text:span text:style-name="T57">— </text:span><text:span text:style-name="T4">тогда, правда, это ещё были Смиты </text:span><text:span text:style-name="T57">—</text:span><text:span text:style-name="T4"> землю у Вечнодикого леса под ферму…</text:span></text:p>
      <text:p text:style-name="P49"><text:soft-page-break/>…</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text:span text:style-name="T82">у вас здесь появится</text:span> масс<text:span text:style-name="T82">а</text:span> друзей среди пони! И, может быть, <text:span text:style-name="T82">вы </text:span>даже <text:span text:style-name="T82">обзаведётесь</text:span>…</text:p>
      <text:p text:style-name="P34"><text:span text:style-name="T4">– Спасибо! – перебил я чиновницу, – я уже обзавёлся одним пони – «другом». Всё, что меня сейчас интересует </text:span><text:span text:style-name="T57">— </text:span><text:span text:style-name="T4">снять жильё в аренду.</text:span></text:p>
      <text:p text:style-name="P49">–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text:span text:style-name="T84">его</text:span> <text:span text:style-name="T84">жилья </text:span>на любой вкус! <text:span text:style-name="T81">Выберите, что вам по душе.</text:span></text:p>
      <text:p text:style-name="P49"/>
      <text:p text:style-name="P51">Душе было всё равно. Мой палец бесцельно блуждал по карте.</text:p>
      <text:p text:style-name="P51">– Могу вам по-дружески посоветовать, – подмигнула мэр, – <text:span text:style-name="T85">вот этот домик поблизост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span></text:p>
      <text:p text:style-name="P51"/>
      <text:p text:style-name="P154">Ох, щит! Мой палец дёрнулся <text:span text:style-name="T86">в угол карты</text:span>.</text:p>
      <text:p text:style-name="P154"/>
      <text:p text:style-name="P35">–<text:span text:style-name="T1"> Вот этот подойдёт, </text:span>–<text:span text:style-name="T1"> я ткнул в квадратик на окраине.</text:span></text:p>
      <text:p text:style-name="P155">– <text:span text:style-name="T83">Отлично. Дом в хорошем состоянии, а а</text:span><text:span text:style-name="T11">рендная плата смехотворна! </text:span><text:span text:style-name="T81">– мэр снова подмигнула мне. – </text:span><text:span text:style-name="T13">Я застолблю вам местечко в центральном холле, в первых рядах! Вы будете видеть и слышать Её Высочество, как если бы завтракали с ней за одним столиком! </text:span><text:span text:style-name="T12">Надеюсь, у нас вам понравится.</text:span></text:p>
      <text:p text:style-name="P34"/>
      <text:p text:style-name="P48">Я полез в мешочек с деньгами.</text:p>
      <text:p text:style-name="P156">– <text:span text:style-name="T86">Надеюсь… </text:span>– <text:span text:style-name="T87">моя рука шарила по мешочку, выгребая монетки, </text:span>– <text:span text:style-name="T87">надеюсь не видеть Селестию в ближайшие полгода. И не слышать тоже.</text:span></text:p>
      <text:p text:style-name="P162">Моя рука наткнулась на пакет.</text:p>
      <text:p text:style-name="P48"/>
      <text:p text:style-name="P158">– <text:span text:style-name="T88">?.. ??. ??? </text:span>– <text:span text:style-name="T90">мэр с отвалившейся челюстью пыталась осмыслить услышанное.</text:span></text:p>
      <text:p text:style-name="P157"/>
      <text:p text:style-name="P159">Я вытащил руку из мешочка. На ладони лежал пакетик чая. </text:p>
      <text:p text:style-name="P159">“Кантерлотский Королевский” <text:span text:style-name="T89">– </text:span>пробормотал я еле слышно.<text:span text:style-name="T91"> </text:span></text:p>
      <text:p text:style-name="P161"><text:span text:style-name="T92">Еле заметное тепло </text:span>Она не забыла <text:span text:style-name="T91">нашу встречу. Она помнит</text:span>.</text:p>
      <text:p text:style-name="P160"/>
      <text:p text:style-name="P158"><text:soft-page-break/>– <text:span text:style-name="T90">А… Анонимус… Мне послышалось, вы сказали… что не хотите… Простите, я такую ерунду даже выговорить не могу… Конечно же мне послышалось… Ведь правда?</text:span></text:p>
      <text:p text:style-name="P158">– <text:span text:style-name="T90">Правда, </text:span>– <text:span text:style-name="T90">я улыбнулся. </text:span>– </text:p>
      <text:p text:style-name="P157"/>
      <text:p text:style-name="P34"/>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49"/>
      <text:p text:style-name="P49">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text:soft-page-break/>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text:soft-page-break/>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text:soft-page-break/>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9">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text:soft-page-break/>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9"><text:soft-page-break/>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3">“Вот неугомонная” <text:span text:style-name="T15">–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5">,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text:soft-page-break/>–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9">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36">***</text:p>
      <text:p text:style-name="P35"/>
      <text:p text:style-name="P142"><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разумеется. Ты сама сказала экономить бумагу. – пожал плечами дракончик.</text:p>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text:soft-page-break/>гипертрофированному развитию средней пары конечностей <text:span text:style-name="T14">— то есть крыльев. И я подумала: “</text:span>А<text:span text:style-name="T14"> что, если…”</text:span></text:p>
      <text:p text:style-name="P49"><text:span text:style-name="T14">–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14">—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61">– Ага, он был закладкой в четвёртом номере «PlayMare», в разделе «Тридцать две позы, которые удивят вашу френдпони».</text:p>
      <text:p text:style-name="P61">– Спайк! Немедленно ложись спать!</text:p>
      <text:p text:style-name="P61">– Уже иду. Кукурузу доем только и иду.</text:p>
      <text:p text:style-name="P61">– Кстати, а что за припадок безумия был у Стар Свирла?</text:p>
      <text:p text:style-name="P61">–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1"><text:soft-page-break/>– <text:span text:style-name="T61">Надо же! Ты вторая в Эквестрии после Селестии, кто упоминает о людях. И то, Селестия отзывалась о нас, как о сказочных существах.</text:span></text:p>
      <text:p text:style-name="P61">–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1">–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9">–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9">–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4">— максимум двух пони, </text:span>после чего мне придётся восстанавливаться около трёх месяцев<text:span text:style-name="T14">. С вами же я связана в круг Элементов Гармонии, что позволит мне вызвать магический резонанс и вовлечь в </text:span>Прозрение вас всех<text:span text:style-name="T14">. Поэтому я созвала вас и рассчитываю на вашу помощь.</text:span></text:p>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Ангела…</text:p>
      <text:p text:style-name="P49"><text:soft-page-break/>–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4">. Это поможет мне в моей монографии на тему аликорнизации.</text:span></text:p>
      <text:p text:style-name="P35"/>
      <text:p text:style-name="P49">Я уселась на пуфике, а подруги заняли места на матрасах…</text:p>
      <text:p text:style-name="P61"/>
      <text:p text:style-name="P61">– Спайк, будь добр, принеси дневник эксперимента. Он в подвале, за шкафом с ретортами, в…</text:p>
      <text:p text:style-name="P61">– В сейфе, я в курсе.</text:p>
      <text:p text:style-name="P61"/>
      <text:p text:style-name="P62">***</text:p>
      <text:p text:style-name="P83"/>
      <text:p text:style-name="P61">Дата: 12.04.2142 А.<text:span text:style-name="T14">C</text:span>.</text:p>
      <text:p text:style-name="P61">Эксперимент: заклинание Прозрения</text:p>
      <text:p text:style-name="P61">Испытуемая: Эпплджек</text:p>
      <text:p text:style-name="P61">Синопсис: запись сна со слов испытуемой</text:p>
      <text:p text:style-name="P61">Замечания: после эксперимента в гриве у испытуемой появился седой локон.</text:p>
      <text:p text:style-name="P62"/>
      <text:p text:style-name="P62">~~~</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8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text:soft-page-break/>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7">ведь </text:span><text:span text:style-name="T43">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9"> </text:span><text:span text:style-name="T38">Видения этих городов</text:span><text:span text:style-name="T49"> дрожали, <text:s/>пересекались </text:span><text:span text:style-name="T38">и постоянно множились</text:span><text:span text:style-name="T49">.</text:span></text:p>
      <text:p text:style-name="P46">У меня дико заболела голова, мне казалось, она вылезет из шляпы распухшим шаром. Я закрыла глаза.</text:p>
      <text:p text:style-name="P61"/>
      <text:p text:style-name="P61"><text:soft-page-break/>Примечание: ПипБак? Стойло?</text:p>
      <text:p text:style-name="P1"/>
      <text:p text:style-name="P2">***</text:p>
      <text:p text:style-name="P1"/>
      <text:p text:style-name="P61">Дата: 12.04.<text:span text:style-name="T14">2142</text:span> А.С.</text:p>
      <text:p text:style-name="P61">Эксперимент: заклинание Прозрения</text:p>
      <text:p text:style-name="P61">Испытуемая: Рэйнбоу Дэш</text:p>
      <text:p text:style-name="P61">Синопсис: описание пробуждения испытуемой</text:p>
      <text:p text:style-name="P61">Замечания: испытуемая отказалась дать описание сна. «Гы-гы… Фигасе… Человеки рулят…» <text:span text:style-name="T18">—</text:span><text:span text:style-name="T19"> </text:span><text:span text:style-name="T61">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1">Дата: 12.04.<text:span text:style-name="T14">2142</text:span> А.С.</text:p>
      <text:p text:style-name="P61">Эксперимент: заклинание Прозрения</text:p>
      <text:p text:style-name="P61">Испытуемая: Рэрити</text:p>
      <text:p text:style-name="P61">Синопсис: запись сна со слов испытуемой</text:p>
      <text:p text:style-name="P61">Замечания: замечаний нет</text:p>
      <text:p text:style-name="P61"/>
      <text:p text:style-name="P43">~~~</text:p>
      <text:p text:style-name="P1"><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4">—</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text:soft-page-break/>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3">чёрный экран?</text:span></text:p>
      <text:p text:style-name="P44"/>
      <text:p text:style-name="P50">***</text:p>
      <text:p text:style-name="P49"/>
      <text:p text:style-name="P61">Дата: 12.04.<text:span text:style-name="T14">2142</text:span> А.С.</text:p>
      <text:p text:style-name="P61">Эксперимент: заклинание Прозрения</text:p>
      <text:p text:style-name="P61">Испытуемая: Пинки Пай</text:p>
      <text:p text:style-name="P61">Синопсис: описание пробуждения испытуемой</text:p>
      <text:p text:style-name="P61">Замечания: испытуемая отказалась дать описание сна.</text:p>
      <text:p text:style-name="P61"/>
      <text:p text:style-name="P43">~~~</text:p>
      <text:p text:style-name="P61">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1"/>
      <text:p text:style-name="P61">Примечание: через месяц волосы Пинки пришли в обычное состояние, хотя при встрече с Рэйнбоу Дэш она по прежнему прячет глаза.</text:p>
      <text:p text:style-name="P61"/>
      <text:p text:style-name="P62">***</text:p>
      <text:p text:style-name="P61"/>
      <text:p text:style-name="P61">Дата: 12.04.<text:span text:style-name="T14">2142</text:span> А.С.</text:p>
      <text:p text:style-name="P61">Эксперимент: заклинание Прозрения</text:p>
      <text:p text:style-name="P61">Испытуемая: Флаттершай</text:p>
      <text:p text:style-name="P61">Синопсис: описание пробуждения испытуемой</text:p>
      <text:p text:style-name="P61">Замечания: получить описание сна оказалось невозможным. </text:p>
      <text:p text:style-name="P61"/>
      <text:p text:style-name="P43">~~~</text:p>
      <text:p text:style-name="P61">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1"/>
      <text:p text:style-name="P61">* Примечание: при виде кексиков истерика случилась с Пинки Пай.</text:p>
      <text:p text:style-name="P61"/>
      <text:p text:style-name="P2">***</text:p>
      <text:p text:style-name="P1"/>
      <text:p text:style-name="P21"><text:soft-page-break/>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Знакомство с <text:span text:style-name="T1">Рэйнбоу </text:span>Дэш</text:h>
      <text:h text:style-name="Heading_20_2" text:outline-level="2"/>
      <text:p text:style-name="P55">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5">Обмакнув перо в чернила, я начал письмо.</text:p>
      <text:p text:style-name="P61"/>
      <text:p text:style-name="P61">Привет, Сел (несмотря ни на что, мне всё же хочется называть тебя так. Ты же не против?).</text:p>
      <text:p text:style-name="P61">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1"/>
      <text:p text:style-name="P61">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61">К сожалению, Луна запретила Твайлайт дальнейшие изыскания в этой сфере, ч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1">Кроме того, Твайлайт сожгла кучу оборудования, что обусловило невозможность дальнейших исследований физически.</text:p>
      <text:p text:style-name="P61"/>
      <text:p text:style-name="P49">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9">Ась? Секунду назад там никого не было!</text:p>
      <text:p text:style-name="P49">Я моргнул, но пегаска не исчезла.</text:p>
      <text:p text:style-name="P49"><text:soft-page-break/></text:p>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стрижкой пегаска напоминала мальчишку.</text:p>
      <text:p text:style-name="P49">– А что такого с твоим домом? – поинтересовался я.</text:p>
      <text:p text:style-name="P49">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Рэйнбоу Дэш! – отрекомендовалась пегаска. – А ты Анон, верно?</text:p>
      <text:p text:style-name="P49">Пегаска протянула мне копыто.</text:p>
      <text:p text:style-name="P49">Я уже протянул было руку, но тут увидел нечто, после чего мне на глаза медленно опустилась красная пелена.</text:p>
      <text:p text:style-name="P49">Бля-а-а!</text:p>
      <text:p text:style-name="P49">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9">Полчаса работы к чёрту.</text:p>
      <text:p text:style-name="P49">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Можешь! – наконец придумал я, как мне казалось, остроумный ответ. – Надо принести кое-чего.</text:p>
      <text:p text:style-name="P49">–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 Не, так далеко не надо. – остановил я её с ухмылкой. – Сгоняй-ка за пивом. У меня как раз закончилось.</text:p>
      <text:p text:style-name="P49">Пегаска застыла на месте, не веря услышанному.</text:p>
      <text:p text:style-name="P49">–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1">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1"/>
      <text:p text:style-name="P49"><text:soft-page-break/>БАЦ!</text:p>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пегаска.</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9"/>
      <text:p text:style-name="P49">Смех рвался наружу мощым потоком, я просто ухахатывался, упав под стол.</text:p>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А ведь пегаска говорит дело! Из того, что я помню, эта зебра-шаманка иногда даже выручала Твайлайт. Визит к ней будет совсем не лишним.</text:p>
      <text:p text:style-name="P49">– Ты права. Буду тебе признателен, если покажешь мне завтра утром, где живёт Зекора.</text:p>
      <text:p text:style-name="P49">Пегаска отрицательно помотала головой.</text:p>
      <text:p text:style-name="P49">–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text:soft-page-break/>–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Пегаска уселась вплотную ко мне и поддела головой мою руку.</text:p>
      <text:p text:style-name="P49">– Почесушек! И не говори мне, что не умеешь! Ты только что делал это совершенно бесплатно!</text:p>
      <text:p text:style-name="P49">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 Да. Да. Так. Гы. Ещё. Вот так. Кру-у-у-то-о-о!</text:p>
      <text:p text:style-name="P49">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text:soft-page-break/>–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Входи, Тот-Кого-Нет. – раздался вдруг низкий голос в темноте. – И ты, маленькая пегаска, тоже не стой на пороге.</text:p>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9">–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61"/>
      <text:p text:style-name="P61">«…Старый Свамбе говорит вам, маленькие иго-го, и вам, взрослые воины Нзака, и вам <text:span text:style-name="T57">—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1"/>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9">–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text:soft-page-break/>–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начала боксировать воздух. Я расхохотался.</text:p>
      <text:p text:style-name="P49">– Спасибо, Рэйнбоу Дэш! Я тронут.</text:p>
      <text:p text:style-name="P49">– Да ладно, Анон, чего уж там. – засмущалась пегаска. – Друзья иначе и не поступают. <text:span text:style-name="T61">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9">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4">—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4">—</text:span> так и в дурку попасть недолго. Вот и сейчас перегар такой, что снег плавится. Пройди реабилитацию и вернись в проект. А не примут <text:span text:style-name="T14">— найти новую работу. Так даже лучше: быстрее забудешь всю эту хренотень с рогатыми кобылами. </text:span>Будь мужиком, блеать! <text:span text:style-name="T14">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иму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хотя бы твоим другом?</text:p>
      <text:p text:style-name="P49">Аликорница тихо засмеялась, защекотав мне ухо.</text:p>
      <text:p text:style-name="P49">–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3">Стук стал громче.</text:p>
      <text:p text:style-name="P49">–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text:soft-page-break/>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4">Солнечный лучик настойчиво пробивался сквозь плотно сомкнутые веки. Ветерок через открытое окно </text:span><text:span text:style-name="T1">щекотал уши и шуршал</text:span><text:span text:style-name="T14"> </text:span><text:span text:style-name="T1">занавесками</text:span><text:span text:style-name="T14">. Я раскрыл глаза, в который раз наслаждаясь ясной головой и </text:span><text:soft-page-break/><text:span text:style-name="T14">абсолютной выспанностью </text:span><text:span text:style-name="T40">—</text:span><text:span text:style-name="T14"> роскошью, недоступной мне </text:span><text:span text:style-name="T1">годами</text:span><text:span text:style-name="T14">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4">— и о</text:span>н<text:span text:style-name="T14"> з</text:span>нает, как приготовить<text:span text:style-name="T14"> </text:span>из них особенный вольт-сидр, который больше никто не сделает<text:span text:style-name="T14">.</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4">заклинание П</text:span>розрения<text:span text:style-name="T14">.</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text:soft-page-break/>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4">—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4">—</text:span>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14">—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4">—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4"> </text:span>Ай!</text:p>
      <text:p text:style-name="P1">Твайлайт, погружённая в свои мысли, не заметила вылезшего из своей корзинки зевающего Спайка.</text:p>
      <text:p text:style-name="P1"><text:span text:style-name="T14">–</text:span> Элементы-шмелементы, <text:span text:style-name="T14">–</text:span> проворчал Спайк, выкарабкиваясь из-под Твайлайт, <text:span text:style-name="T14">–</text:span> доброе утро, <text:span text:style-name="T1">Анон</text:span>. Твай, ты не ушиблась?</text:p>
      <text:p text:style-name="P1"><text:span text:style-name="T14">–</text:span> Дет, всё в порядке. <text:span text:style-name="T14">–</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9"><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4">– </text:span>Ты?!</text:p>
      <text:p text:style-name="P101"><text:span text:style-name="T14">–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4">– М</text:span>ожет, тогда ты скажешь, что в нём пошло не так и почему к вам попал я, а не сверхаликорн?</text:p>
      <text:p text:style-name="P101"><text:span text:style-name="T14">– </text:span>Не скажу. Заклинания Стар Свирла Бородатого обычно если срабатывают, то без ошибок.</text:p>
      <text:p text:style-name="P49"><text:span text:style-name="T14">– Если </text:span>только <text:span text:style-name="T14">их правильно вызывают. – </text:span>пробурчал Спайк, возвращаясь в корзинку.</text:p>
      <text:p text:style-name="P49">Я озадаченно взглянул на единорожку.</text:p>
      <text:p text:style-name="P33"><text:span text:style-name="T14">–</text:span> <text:span text:style-name="T1">Эмм. </text:span>Что он имел ввиду?</text:p>
      <text:p text:style-name="P33"><text:span text:style-name="T14">–</text:span> Ну, <text:span text:style-name="T14">–</text:span> Твайлайт смутилась, <text:span text:style-name="T14">–</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text:soft-page-break/>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7">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4">–</text:span> <text:span text:style-name="T1">е</text:span>динорожка опустила голову.</text:p>
      <text:p text:style-name="P33"><text:span text:style-name="T14">– </text:span><text:span text:style-name="T1">Да, завершилось всё препаршиво. Принцесса Луна сказала, лучше бы её обратно на луну закинули.</text:span></text:p>
      <text:p text:style-name="P67">Единорожка с жаром закивала.</text:p>
      <text:p text:style-name="P33"><text:span text:style-name="T14">–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4">– </text:span><text:span text:style-name="T1">Хм. Нет.</text:span></text:p>
      <text:p text:style-name="P33"><text:span text:style-name="T14">– </text:span><text:span text:style-name="T1">А друзья?</text:span></text:p>
      <text:p text:style-name="P33"><text:span text:style-name="T14">– </text:span><text:span text:style-name="T1">У меня был друг. Погиб два месяца назад.</text:span></text:p>
      <text:p text:style-name="P67">Уши единорожки опустились в печали.</text:p>
      <text:p text:style-name="P1"><text:span text:style-name="T14">–</text:span> О, мои соболезнования! Друзей терять <text:span text:style-name="T1">тоже</text:span> тяжко.</text:p>
      <text:p text:style-name="P1"><text:span text:style-name="T14">–</text:span> Всё в порядке, Твайлайт.<text:span text:style-name="T14">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4">–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31">«кстати, это идея…»</text:span></text:p>
      <text:p text:style-name="P1"><text:span text:style-name="T14">–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4">–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4">– </text:span><text:span text:style-name="T1">Ерунда! Там стоит запрет только для пони. На приматах Луна экспериментировать не запрещала</text:span><text:span text:style-name="T31">.</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7">Чужестранец-примат разбил сердце нашей обожаемой Селестии! Двор в отчаянии </text:span><text:span text:style-name="T18">—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text:soft-page-break/>У меня засосало под ложечкой. Понятно, что писаки преувеличивают. Но всё же… Всё же надо черкнуть коняге письмо. Спросить, всё ли в порядке?</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text:span text:style-name="T14">– </text:span>Привет, Эй-Джей! У тебя проблемы?</text:p>
      <text:p text:style-name="P49"><text:span text:style-name="T14">– </text:span>Привет, сахарок. <text:span text:style-name="T14">– </text:span>озабоченно поприветствовала меня фермерша. <text:span text:style-name="T14">–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4">– </text:span>А ты, Большой Мак, вместо того, штоб хихикать, лучше б тележку починил. Уже полдень! Не успеем распродать яблоки <text:span text:style-name="T14">—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text:span text:style-name="T14">–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14">–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
      <text:p text:style-name="P49">…</text:p>
      <text:p text:style-name="P49"/>
      <text:p text:style-name="P49">Собрав инструмент, я потолкал тележку назад-вперёд.</text:p>
      <text:p text:style-name="P49"><text:span text:style-name="T14">– Г</text:span>отово. Принимай работу, хозяйка!</text:p>
      <text:p text:style-name="P49">Эпплджек присвистнула и стиснула меня в сокрушающих объятиях.</text:p>
      <text:p text:style-name="P49"><text:span text:style-name="T14">–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4">– </text:span><text:s/>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4">–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text:span text:style-name="T14">–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oft-page-break/><text:span text:style-name="T14">– </text:span>Бери, сахарок. Для тебя <text:span text:style-name="T14">— </text:span>самые <text:span text:style-name="T14">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9">— </text:span><text:span text:style-name="T61">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9">— </text:span><text:span text:style-name="T61">объявляла вывеска.</text:span></text:p>
      <text:p text:style-name="P53">Ну что же, Анон, если тебе повезёт, ты найдёшь тут пару блюд без травы!</text:p>
      <text:p text:style-name="P53"/>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14">– </text:span>Свободно? <text:span text:style-name="T14">– </text:span>спросил я у единственной пони, сидящей за столиком.</text:p>
      <text:p text:style-name="P49"><text:span text:style-name="T14">– </text:span>Да-да, конечно. <text:span text:style-name="T14">–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text:span text:style-name="T14">– <text:s/></text:span>Пирог с грибами, яишницу и чизкейк<text:span text:style-name="T14"> – </text:span>сообщил я подошедшей официантке.</text:p>
      <text:p text:style-name="P49"><text:span text:style-name="T14">– </text:span>Советую выбрать салат «по-кантерлотски». <text:span text:style-name="T14">– </text:span>так же убито пробормотала моя соседка по столу. <text:span text:style-name="T14">– </text:span>Очень вкусно. Копыта оближешь. И мягкий, как подушка, к тому же.</text:p>
      <text:p text:style-name="P49"><text:span text:style-name="T14">– </text:span>И салат «по-кантерлотски». <text:span text:style-name="T14">– добавил я к заказу я, удивляясь, причём тут подушка?</text:span></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4">– </text:span>Вы, наверное, ждёте кого-то?</text:p>
      <text:p text:style-name="P52"><text:span text:style-name="T14">– </text:span>Неа.</text:p>
      <text:p text:style-name="P52"><text:span text:style-name="T14">– </text:span>Просто обедаете?</text:p>
      <text:p text:style-name="P52"><text:span text:style-name="T14">– </text:span>Неа.</text:p>
      <text:p text:style-name="P52"><text:span text:style-name="T14">– </text:span>Просто сидите и мрачно смотрите на меня?</text:p>
      <text:p text:style-name="P52"><text:span text:style-name="T14">– </text:span>Неа.</text:p>
      <text:p text:style-name="P52"/>
      <text:p text:style-name="P52">Хм, а эта пони не из разговорчивых. Ну ладно.</text:p>
      <text:p text:style-name="P41"/>
      <text:p text:style-name="P52"><text:span text:style-name="T14">– </text:span>А что же вы делаете?</text:p>
      <text:p text:style-name="P52"><text:span text:style-name="T14">– </text:span>Веселюсь. <text:span text:style-name="T14">– </text:span>мрачно заявила пони.</text:p>
      <text:p text:style-name="P52"><text:span text:style-name="T14">–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4">– </text:span>Привет, Нон-нон!</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oft-page-break/></text:p>
      <text:p text:style-name="P52"><text:span text:style-name="T14">– </text:span>Мы с вами раньше встречались?</text:p>
      <text:p text:style-name="P52"><text:span text:style-name="T14">– </text:span>Неа! <text:span text:style-name="T14">– </text:span>пони улыбалась уже широкой улыбкой от уха и до уха. <text:span text:style-name="T14">–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4">– </text:span>Оставь, Салвер.<text:span text:style-name="T14"> </text:span>Ему за счёт заведения.</text:p>
      <text:p text:style-name="P49"><text:span text:style-name="T14">– </text:span>Ясно, мисс Пинки. <text:span text:style-name="T14">– </text:span>официантка кивнула и ушла.</text:p>
      <text:p text:style-name="P49"><text:span text:style-name="T14">– Ч</text:span>его-о-о?<text:span text:style-name="T14"> </text:span>Так это твой бар?</text:p>
      <text:p text:style-name="P49"><text:span text:style-name="T14">– </text:span>Агась. <text:span text:style-name="T14">– </text:span>поняха развела копытами. <text:span text:style-name="T14">– </text:span>Надо же мне было чем-то заниматься после увольнения от Кейков<text:span text:style-name="T14">?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4">– </text:span>Пинки понизила голос до шёпота, <text:span text:style-name="T14">–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14">– </text:span>Тихо-тихо. <text:span text:style-name="T14">– </text:span>я оглянулся на посетителей. Поняху определённо надо было успокоить: шёпот Пинки, наверное, был слышен даже на улице. <text:span text:style-name="T14">– </text:span>Не вспоминай опять. Давай лучше выпьем на брудершафт. За знакомство.</text:p>
      <text:p text:style-name="P49"><text:span text:style-name="T14">– </text:span>Агась! <text:span text:style-name="T14">– согласно </text:span>кивнула пони, придвигая ко мне бутылку. <text:span text:style-name="T14">– </text:span>Хотя ты и так уже знаком со мной, глупенький Нон-нон,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4">– </text:span>У меня есть идея получше. <text:span text:style-name="T14">– </text:span>на свет показалась фляга Большого Макинтоша.</text:p>
      <text:p text:style-name="P49"><text:span text:style-name="T14">– </text:span>Ух ты-ы-ы! <text:span text:style-name="T14">– </text:span>Пинки понюхала горлышко. <text:span text:style-name="T14">–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4">– </text:span>Починил телегу. Только молчок про самогон, раз уж ты в курсе. <text:span text:style-name="T14">– </text:span>я разлил сидр по чашкам.</text:p>
      <text:p text:style-name="P49"><text:span text:style-name="T14">– </text:span>Да ты что?! Чтоб я разболтала главную тайну Биг Мака, про которую не знают целых две пони в Понивилле? За кого ты меня принимаешь? <text:span text:style-name="T14">–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text:s/>Сидр Биг Мака на вкус был безобидным, чуть забродившим яблочным соком. Я опорожнил свою чашку и заявил Пинки:</text:p>
      <text:p text:style-name="P49"><text:span text:style-name="T14">– </text:span>Эт-то ты наз-зваишь с-суфер-д-дуфер-с-сильн..?</text:p>
      <text:p text:style-name="P49">?!!</text:p>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text:span text:style-name="T14">– У </text:span>тебя такая смешная мордочка! <text:span text:style-name="T14">– </text:span>захихикали Пинки, покачиваясь. <text:span text:style-name="T14">– </text:span>Как будто ты <text:span text:style-name="T61">подкову </text:span>в пироге обнаружил. Ик! Или Селестию в ванной.</text:p>
      <text:p text:style-name="P49">Это сравнение пробудило во мне полузабытое воспоминание.</text:p>
      <text:p text:style-name="P49"><text:span text:style-name="T14">– </text:span>Эмм… Скажи-ка мне, мой друг П-п-пинки… Легенда про фаэри <text:span text:style-name="T19">— </text:span><text:span text:style-name="T61">эт правда?</text:span></text:p>
      <text:p text:style-name="P49"><text:soft-page-break/><text:span text:style-name="T19">– </text:span><text:span text:style-name="T61">Какая из? Их много, вообще-то. Ик!</text:span></text:p>
      <text:p text:style-name="P49"><text:span text:style-name="T19">– </text:span><text:span text:style-name="T61">Про принцесс. Про то, что они фаэри, спустившиеся с неба во плоти, чтоб помогать пони управлять Эквестрией?</text:span></text:p>
      <text:p text:style-name="P49"><text:span text:style-name="T19">– Н</text:span><text:span text:style-name="T61">он-нон, </text:span><text:span text:style-name="T19">– </text:span><text:span text:style-name="T61">захихикала Пинки, взъерошив копытами розовые кудряшки и попытавшись соорудить из них бороду, </text:span><text:span text:style-name="T19">–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9"><text:span text:style-name="T19">–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9">– </text:span><text:span text:style-name="T61">Ты что-о-о! Нельзя любить фаэри! Она похитит твоё сердце, и ты будешь искать её, пока не… </text:span><text:span text:style-name="T19">– </text:span><text:span text:style-name="T61">Пинки погрузилась мордочкой в так и не съеденный салат «по-кантерлотски» и захрапела.</text:span></text:p>
      <text:p text:style-name="P49"><text:span text:style-name="T19">– </text:span><text:span text:style-name="T61">Пока не умру?</text:span></text:p>
      <text:p text:style-name="P49"><text:span text:style-name="T19">– </text:span><text:span text:style-name="T61">Нет, глупенький. </text:span><text:span text:style-name="T19">– </text:span><text:span text:style-name="T61">пробулькала Пинки из миски. </text:span><text:span text:style-name="T19">– </text:span><text:span text:style-name="T61">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4">–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3">БАМММ!!!</text:p>
      <text:p text:style-name="P53">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3"><text:span text:style-name="T14">– </text:span>Судя по тому, как ты стремительно сбежал от меня не попрощавшись, у тебя проблемы. <text:span text:style-name="T14">– </text:span>заметила с укором кобылка. <text:span text:style-name="T14">– </text:span>Странно, мы, вроде, только сегодня познакомились.</text:p>
      <text:p text:style-name="P53"><text:span text:style-name="T14">– </text:span>Пинки, <text:span text:style-name="T14">– </text:span>несчастным голосом сообщил я ей. <text:span text:style-name="T14">– </text:span>Если я до шести не окажусь дома, проблемы будут у одной маленькой пони. Очень большие проблемы.</text:p>
      <text:p text:style-name="P53"><text:span text:style-name="T14">– </text:span>Хм. <text:span text:style-name="T14">– </text:span>кобылка через окно посмотрела на часы в баре. <text:span text:style-name="T14">– </text:span>Тогда нам надо поторопиться! У нас есть шесть минут!</text:p>
      <text:p text:style-name="P53"><text:span text:style-name="T14">– </text:span>У нас?</text:p>
      <text:p text:style-name="P53">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3"><text:span text:style-name="T14">– </text:span>Сто-о-ой! <text:span text:style-name="T14">– </text:span>заорал я. <text:span text:style-name="T14">– </text:span>Выпрыгивай из бочки!!!</text:p>
      <text:p text:style-name="P53">Кобылка-пилот улыбнулась и постукала копытцем по шлему, показывая, что не слышит меня.</text:p>
      <text:p text:style-name="P53"><text:span text:style-name="T14">– </text:span>Выпрыгива-а-а… <text:span text:style-name="T14">–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
      <text:p text:style-name="P53"><text:span text:style-name="T14">– </text:span>Эмм… Уже можно открывать? <text:span text:style-name="T14">– л</text:span>имонная поняшка отняла копыта от висков и открыла глаза. <text:span text:style-name="T14">–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4">– </text:span>Смотри, вот те и ответ на вопрос, куда деваются пони!</text:p>
      <text:p text:style-name="P53"><text:span text:style-name="T14">– </text:span>Где? <text:span text:style-name="T14">– </text:span>единорожка начала оглядываться.</text:p>
      <text:p text:style-name="P53"><text:span text:style-name="T14">– </text:span>Да ты не туда, ты сюда смотри! Вишь, прямо перед тобой! <text:span text:style-name="T14">– </text:span>жёлтая ткнула копытом прямо в меня. <text:span text:style-name="T14">–</text:span> Вот! Его тут до икс-пи-ри-мен-та не было. А терь он есть! Значит, это и есть ответ! Смекаешь?</text:p>
      <text:p text:style-name="P53"><text:span text:style-name="T14">– </text:span>И что? Я всё равно не пойму, куда деваются пони? И куда пропала Скуталу?</text:p>
      <text:p text:style-name="P53"><text:span text:style-name="T14">– Я </text:span>их ем. <text:span text:style-name="T14">– </text:span>зверски ухмыльнувшись, сообщил я кобылкам. <text:span text:style-name="T14">– </text:span>Мне нравятся пони. Особенно я люблю непослушных жеребят.</text:p>
      <text:p text:style-name="P53">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3">Приветствую тебя, мой маленький человек!</text:p>
      <text:p text:style-name="P63">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3">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3">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4">—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4">— </text:span>ключ к разгадке тайны исчезновения пони.</text:p>
      <text:p text:style-name="P63"><text:span text:style-name="T14">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3">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3"><text:soft-page-break/>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4">— </text:span>прорехи в ткани действительности появились и в реальном мире.</text:p>
      <text:p text:style-name="P63">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4">— </text:span>компания алмазных псов, производящая рубиновые резонаторы для ускорителей <text:span text:style-name="T14">—</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4">— </text:span>в Эквестрии больше нет производства магических ускорителей.</text:p>
      <text:p text:style-name="P6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3">Анон, мне крайне неудобно подгонять тебя.<text:span text:style-name="T14">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4">—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3">«<text:span text:style-name="T14">P.S. Н</text:span>е гневите мироздание воровством! <text:span text:style-name="T27">Обмен рулит</text:span>!»</text:p>
      <text:p text:style-name="P6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4">—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3">До встречи, Анон! Крепко обнимаю <text:span text:style-name="T14">— </text:span>если ты уже не сердишься на меня <text:span text:style-name="T14">—</text:span> или просто кладу рог тебе на плечо в противном случае.</text:p>
      <text:p text:style-name="P63"/>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1"/>
      <text:h text:style-name="Heading_20_2" text:outline-level="2"><text:soft-page-break/>16. Мэйнхэттен</text:h>
      <text:p text:style-name="P87"/>
      <text:p text:style-name="P53"><text:span text:style-name="T14">–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4">– </text:span>Не отсылается. Глюк какой-то.</text:p>
      <text:p text:style-name="P53">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4">«connection timeout». </text:span>А с особенностями понячьей бюрократии я уже немного ознакомился: было бы легче уговорить Сел написать солнцем «<text:span text:style-name="T14">х#й</text:span>» на небе, чем заставить пони-чинушу поступиться хотя бы запятой в должностных инструкциях.</text:p>
      <text:p text:style-name="P53"><text:span text:style-name="T14">– </text:span>Может, она заснула? <text:span text:style-name="T14">– </text:span>Твайлайт ходила кругами по периметру библиотеки. <text:span text:style-name="T14">– </text:span>Ты говорил, она в последнее время выглядит невыспавшейся.</text:p>
      <text:p text:style-name="P53"><text:span text:style-name="T14">– А </text:span>я думаю, это её критические дни или какая-нибудь другая подобная фигня мешает. <text:span text:style-name="T14">– </text:span>вклинилась радужногривая пегаска. <text:span text:style-name="T14">–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3"><text:span text:style-name="T14">– </text:span>Это неправильно! <text:span text:style-name="T14">– </text:span>заявила Рэйнбоу Дэш, отвернувшись от окна.</text:p>
      <text:p text:style-name="P53"><text:span text:style-name="T14">– </text:span>Ну да, я тоже так считаю. <text:span text:style-name="T14">– </text:span>откликнулся я. <text:span text:style-name="T14">– </text:span>Тащиться через полстраны только из-за неправильно составленной бумажки!</text:p>
      <text:p text:style-name="P53"><text:span text:style-name="T14">– </text:span>Да я не про то! <text:span text:style-name="T14">– </text:span>отмахнулась пегаска. <text:span text:style-name="T14">– </text:span>Посмотри на поле.</text:p>
      <text:p text:style-name="P53"><text:span text:style-name="T14">– </text:span>И что? Поле как поле.</text:p>
      <text:p text:style-name="P53"><text:span text:style-name="T14">– </text:span>Оно не убрано. <text:span text:style-name="T14">– </text:span>мрачно ответила пегаска. <text:span text:style-name="T14">–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4">– </text:span>У самого посёлка поля убраны. Наверняка дойдёт дело и до остальных.</text:p>
      <text:p text:style-name="P53"><text:span text:style-name="T14">– </text:span>Не дойдёт. <text:span text:style-name="T14">– </text:span>Рэйнбоу Дэш уставилась в карты, сморщила нос и побила мою шестёрку валетом. <text:span text:style-name="T14">–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3">Я выложил на платок горку сдобы от Пинки и предложил печеньку пегаске. Та покрутила носом.</text:p>
      <text:p text:style-name="P53"><text:span text:style-name="T14">– </text:span>Спасибо, но от пинкиных плюшек у меня фланки округляются.</text:p>
      <text:p text:style-name="P53"><text:span text:style-name="T14">– </text:span>Да ладно тебе, Дэш! От одной не округлятся.</text:p>
      <text:p text:style-name="P53"><text:span text:style-name="T14">– </text:span>От одной —<text:span text:style-name="T14"> </text:span>нет. Но я же на одной не остановлюсь. <text:span text:style-name="T14">– п</text:span>егаска взяла карту и нахмурилась. <text:span text:style-name="T14">–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4"> </text:span>Как будто…</text:p>
      <text:p text:style-name="P53"><text:soft-page-break/><text:span text:style-name="T14">– О</text:span>но и понятно, что поля не убраны. Откуда же им быть убранными, когда на двух работающих пони целая толпа бездельников!</text:p>
      <text:p text:style-name="P53">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4">– </text:span>Они паслись… Ты можешь себе представить? Анон!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
      <text:p text:style-name="P53">…</text:p>
      <text:p text:style-name="P53"/>
      <text:p text:style-name="P53">ВЖИИИИИИИИИ!!!</text:p>
      <text:p text:style-name="P53"/>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4">– </text:span>Что за…?</text:p>
      <text:p text:style-name="P130">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3"><text:span text:style-name="T14">– </text:span>Леди и джентльпони! Просьба не паниковать! Поезд дальше не идёт: впереди провал! <text:span text:style-name="T14">– </text:span>крикнул проводник.</text:p>
      <text:p text:style-name="P53"><text:span text:style-name="T14">– </text:span>Какой ещё, в дышло, провал? Я проезжал тут два дня назад!</text:p>
      <text:p text:style-name="P53"><text:span text:style-name="T14">– </text:span>Безобразие! Верните мне деньги за билет!</text:p>
      <text:p text:style-name="P53"><text:span text:style-name="T14">– </text:span>Как вы смеете! Я опоздаю в порт! Вы будете платить неустойку! <text:s/><text:span text:style-name="T14">–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4">–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3"/>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4">– </text:span>Эта дыра фиг знает на сколько длится! <text:span text:style-name="T14">– </text:span>заявила Дэш, выныривая из темноты. <text:span text:style-name="T14">–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3"><text:span text:style-name="T14">– </text:span>Дэш, нам надо на ту сторону.</text:p>
      <text:p text:style-name="P53">Пегаска развела копытами.</text:p>
      <text:p text:style-name="P53"><text:span text:style-name="T14">– </text:span>Нет проблем. Я могу тебя перенести.</text:p>
      <text:p text:style-name="P53">Я с сомнением посмотрел на пегаску. Дэш в холке была мне по пояс.</text:p>
      <text:p text:style-name="P53"><text:span text:style-name="T14">–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4">– </text:span>Почти. На восемьдесят процентов. Тут какой-то воздух разрежённый, мне трудно удерживать тебя. <text:span text:style-name="T14">– </text:span>пожаловалась пегаска. <text:span text:style-name="T14">– </text:span><text:s/>Хотя раньше я и побольше вес подымала, честно!</text:p>
      <text:p text:style-name="P53">Мля.</text:p>
      <text:p text:style-name="P53"><text:span text:style-name="T14">–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4">–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4"> </text:span>я уже давно заметил, что пони, за исключением пегасов, по весу были не легче, а то и тяжелее меня. Я поплевал на руки и сбросил рюкзак.</text:p>
      <text:p text:style-name="P53"/>
      <text:p text:style-name="P53">…</text:p>
      <text:p text:style-name="P53"/>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4">– </text:span>двенадцать метров вперёд. Вот, переползу через стык <text:span text:style-name="T14">–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3"/>
      <text:p text:style-name="P53"><text:soft-page-break/>Разумеется, я посмотрел вниз.</text:p>
      <text:p text:style-name="P53"/>
      <text:p text:style-name="P53">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
      <text:p text:style-name="P53">…</text:p>
      <text:p text:style-name="P53"/>
      <text:p text:style-name="P53">Я валялся на насыпи и трясся как в лихорадке. От пережитого шока меня тошнило. Ёбаная Селестия!</text:p>
      <text:p text:style-name="P53"><text:span text:style-name="T14">– </text:span>Ты как, в порядке? Анон? <text:span text:style-name="T14">– п</text:span>егаска озабоченно потрогала меня за плечо. <text:span text:style-name="T14">–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4">– </text:span>Я чувствую, что только что упустил отличную возможность отлить на вселенную!</text:p>
      <text:p text:style-name="P53"/>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4">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4">– </text:span>Павильон закрыт! Вы опоздали на две недели. <text:span text:style-name="T14">– </text:span>проворчал рыжий земнопони в фуражке и попытался захлопнуть дверь. Я вставил в проём ботинок и развернул перед его носом мандат.</text:p>
      <text:p text:style-name="P53"/>
      <text:p text:style-name="P64">«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3"/>
      <text:p text:style-name="P53"><text:span text:style-name="T14">– </text:span>Удостоверение личности предъявлять? <text:span text:style-name="T14">– </text:span>осведомился я.</text:p>
      <text:p text:style-name="P53"><text:span text:style-name="T14">– </text:span>Ч-ч-человеку А-а-анонимусу? <text:span text:style-name="T14">– </text:span>заикаясь, переспросил охранник. Он присмотрелся ко мне получше и изо всех сил опустил копыто мне на ботинок.</text:p>
      <text:p text:style-name="P53"><text:soft-page-break/>Бляяя!!! Ах ты ж!!!</text:p>
      <text:p text:style-name="P53">Хлопнула освобождённая дверь, изнутри клацнула щеколда.</text:p>
      <text:p text:style-name="P53"><text:span text:style-name="T14">– </text:span>Нет, ты видела? Он мне чуть пальцы не размозжил, с-с-скотина!!! <text:span text:style-name="T14">– </text:span>заорал я, прыгая на одной ноге. <text:span text:style-name="T14">– </text:span>Вызывай полицию, пока я этого мудака не прибил нахрен!</text:p>
      <text:p text:style-name="P53">Дэш, ни слова не говоря, прислонила ухо к двери.</text:p>
      <text:p text:style-name="P53"><text:span text:style-name="T14">– </text:span>Будешь смеяться, но именно этим он и занят. Вызывает полицию по телефону. <text:span text:style-name="T14">– </text:span>сообщила пегаска.</text:p>
      <text:p text:style-name="P53"><text:span text:style-name="T14">– </text:span>Ха-ха-ха! Очень смешно, сейчас животик надорву! <text:span text:style-name="T14">– </text:span>съязвил я. <text:span text:style-name="T14">–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4">– </text:span>Оп-па! <text:span text:style-name="T14">– </text:span>пегаска оторвала ухо от двери. <text:span text:style-name="T14">– Анон</text:span>,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4">– </text:span>Сколько у нас времени?</text:p>
      <text:p text:style-name="P53">Дэш почесала в затылке.</text:p>
      <text:p text:style-name="P53"><text:span text:style-name="T14">–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4">– </text:span>двадцать пя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4">–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
      <text:p text:style-name="P53">…</text:p>
      <text:p text:style-name="P53"/>
      <text:p text:style-name="P53">Я рубил пожарным топором тяжёлую директорскую дверь с табличкой «<text:span text:style-name="T14">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3"><text:span text:style-name="T14">– “</text:span>Портативный магоэнергетический ускоритель «<text:span text:style-name="T18">Psyntel Rari2+ DDR</text:span>»,<text:span text:style-name="T14"> </text:span>демо-прототип<text:span text:style-name="T14">” – </text:span>прочитал я на бирке. <text:span text:style-name="T14">– </text:span>Оно!</text:p>
      <text:p text:style-name="P53">Снаружи послышался вой сирены и цокот множества копыт.</text:p>
      <text:p text:style-name="P53"><text:span text:style-name="T14">–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text:soft-page-break/></text:p>
      <text:p text:style-name="P53">Пиздец! Мы с Дэш переглянулись.</text:p>
      <text:p text:style-name="P53"><text:span text:style-name="T14">– </text:span>Это твои двадцать минут? <text:span text:style-name="T14">– </text:span>возмутился я. <text:span text:style-name="T14">– </text:span>Да ещё и десяти не прошло!</text:p>
      <text:p text:style-name="P53">Дэш вымучено скривилась.</text:p>
      <text:p text:style-name="P53"><text:span text:style-name="T14">– Человек</text:span> Анонимус, здание окружено! Мы знаем, что ты внутри! Выходи добровольно, или будешь взят силой! <text:span text:style-name="T14">– </text:span>загремел усиленный мегафоном голос.</text:p>
      <text:p text:style-name="P53">Я разбил топором стеклянные дверцы прибора и вытащил рубины.</text:p>
      <text:p text:style-name="P53"><text:span text:style-name="T14">–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3">Пегаска отрицательно помотала головой.</text:p>
      <text:p text:style-name="P53"><text:span text:style-name="T14">– </text:span>Ну уж фигушки. Я тебя тут не оставлю.</text:p>
      <text:p text:style-name="P53"><text:span text:style-name="T14">– </text:span>Дэш! <text:span text:style-name="T14">– </text:span>взмолился я. <text:span text:style-name="T14">–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4">– Н</text:span>е тупи! <text:span text:style-name="T14">– </text:span>упрямо мотнула головой пегаска. <text:span text:style-name="T14">–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4">– </text:span>Быстро за мной! <text:span text:style-name="T14">–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4">– Ю-</text:span>хууу<text:span text:style-name="T14">!!!</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4">–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4">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4">– Анон</text:span>, подвинься!</text:p>
      <text:p text:style-name="P53">Пегаска оттеснила меня крупом и повернулась к двери задом.</text:p>
      <text:p text:style-name="P53"><text:span text:style-name="T14">–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4">– </text:span>Ты чего на меня так уставился? <text:span text:style-name="T14">– </text:span>подозрительно спросила пегаска.</text:p>
      <text:p text:style-name="P53"><text:span text:style-name="T14">– </text:span>Да так… Не ожидал, что ты такая…</text:p>
      <text:p text:style-name="P53"><text:soft-page-break/><text:span text:style-name="T14">– </text:span>Офигенски сильная? <text:span text:style-name="T14">– </text:span>зарделась Дэш. <text:span text:style-name="T14">–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4">– </text:span>Ну вот, теперь действуй! — я положил рубины в кошелёк, повесил его пегаске на шею и вдруг, сам для себя неожиданно, обнял её худенькое тело. <text:span text:style-name="T14">–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4">– </text:span>Ты! Не! По! Нял! Те! Бе! Не! Льзя! Тут! Ос! Та! ВАТЬСЯ!!! <text:span text:style-name="T14">–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Таких ругательств, что раздались через мгновение, ты ещё в Эквестрии не слыхал, Анон!</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4">– </text:span>Ты чего делаешь??! Пипец,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4">–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4">–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oft-page-break/><text:span text:style-name="T14">– </text:span>Так-так, посмотрим, что тут у нас. Ага. Гм. Это наверняка тот монстр-примат, о котором писали в газетах. Занятно.</text:p>
      <text:p text:style-name="P53">Я крутился в левитационном поле перед единорожкой как некий диковинный экспонат из шоу уродцев.</text:p>
      <text:p text:style-name="P53"><text:span text:style-name="T14">– </text:span>А это у нас кто? Гм-м. Пегаска. Вот так раз! Рэйнбоу Дэш! Какими судьбами?</text:p>
      <text:p text:style-name="P53"><text:span text:style-name="T14">– </text:span>ТРИКСИ! <text:span text:style-name="T14">– <text:s/></text:span>фейсхуфнула Дэш. <text:span text:style-name="T14">– </text:span>Во имя Селестии, ЧТО ты тут делаешь?!!</text:p>
      <text:p text:style-name="P53"><text:span text:style-name="T14">– </text:span>Зарабатываем себе на жизнь представлениями, как ни странно! <text:span text:style-name="T14">– </text:span>язвительно ответила единорожка. <text:span text:style-name="T14">– </text:span>А вот что ВЫ делаете в НАШЕМ саду??!</text:p>
      <text:p text:style-name="P53">Так как дипломатические таланты пегаски явно оставляли желать лучшего, я решил взять переговоры в свои руки.</text:p>
      <text:p text:style-name="P53"><text:span text:style-name="T14">– </text:span>Эээ. Гм. Я дико извиняюсь, мы не знали, что вы спите днём, а то бы ни за что не стали вас тревожить. Мы тут пролетали мимо, и я подумал…</text:p>
      <text:p text:style-name="P53"><text:span text:style-name="T14">– </text:span>Нам не интересно знать, что ты подумал. <text:span text:style-name="T14">– </text:span>единорожка зевнула. <text:span text:style-name="T14">– </text:span>Мы намерены сдать вас в полицию.</text:p>
      <text:p text:style-name="P53"><text:span text:style-name="T14">– </text:span>Трикси! Не смей! У нас мегаважное задание! Нам нужно вернуться в Понивилль во что бы то ни стало! <text:span text:style-name="T14">– </text:span>пегаска извивалась изо всех сил, пытаясь выбраться из магического захвата.</text:p>
      <text:p text:style-name="P53"><text:span text:style-name="T14">– </text:span>Три раза ХА! Назови хоть одну причину, по которой нам должно быть не всё равно! <text:span text:style-name="T14">– </text:span>насмешливо сказала Трикси. <text:span text:style-name="T14">–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4">– </text:span>Ей ведь нельзя рассказывать, да?</text:p>
      <text:p text:style-name="P53"><text:span text:style-name="T14">– </text:span>Нельзя. <text:span text:style-name="T14">– </text:span>подтвердил я. <text:span text:style-name="T14">–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4">– </text:span>Трикси. Если ты нас не выдашь, я готова выступать. В твоих представлениях. Кем угодно. Целый месяц! После сопровождения Анона в Понивилль…</text:p>
      <text:p text:style-name="P53"><text:span text:style-name="T14">– </text:span>ОГО!</text:p>
      <text:p text:style-name="P53">Единорожка аж села на крыльцо от удивления.</text:p>
      <text:p text:style-name="P53"><text:span text:style-name="T14">– </text:span>Представлем себе, ЧТО вы скрываете, если ты готова на ТАКОЕ! Признаюсь, тебе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4">–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4">– </text:span>Мы приняли решение не выдавать вас полиции в обмен на то, что вы расскажете нам о вашей секретной миссии!</text:p>
      <text:p text:style-name="P53"><text:span text:style-name="T14">– </text:span>Не пойдёт! <text:span text:style-name="T14">– </text:span>заявил я. <text:span text:style-name="T14">– </text:span>Я уже сказал, что это тайна. Мне добавить нечего.</text:p>
      <text:p text:style-name="P53"><text:soft-page-break/><text:span text:style-name="T14">– </text:span>Да неужели? <text:span text:style-name="T14">– </text:span>захлопала ресницами Трикси. <text:span text:style-name="T14">–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
      <text:p text:style-name="P53">…</text:p>
      <text:p text:style-name="P37"/>
      <text:p text:style-name="P53"><text:span text:style-name="T14">– </text:span>Так вот, почему в последнее время представления были такими изматывающими! Утечка магии не может не волновать нас! <text:span text:style-name="T14">– </text:span>единорожка задумалась. <text:span text:style-name="T14">– </text:span>Но твой рассказ не объясняет нам, куда исчезла принцесса Селестия!</text:p>
      <text:p text:style-name="P53"><text:span text:style-name="T14">– </text:span>Так вот почему я не могу нести тебя! <text:span text:style-name="T14">– </text:span>вторила ей пегаска. <text:span text:style-name="T14">–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Я едва не пропустил мимо ушей сказанное единорожкой.</text:p>
      <text:p text:style-name="P53"><text:span text:style-name="T14">– </text:span>Стой! Что ты там сказала о Селестии? Куда она исчезла?</text:p>
      <text:p text:style-name="P53">Трикси молча левитировала мне газеты с трюмо.</text:p>
      <text:p text:style-name="P53"/>
      <text:p text:style-name="P53">…</text:p>
      <text:p text:style-name="P53"/>
      <text:p text:style-name="P53">Ох, фак! Фак-фак-фак!!!</text:p>
      <text:p text:style-name="P53"/>
      <text:p text:style-name="P53">«<text:span text:style-name="T27">Исчезновение дневной главы диархии: Эквестрия в панике!</text:span>» (статья двухдневной давности).</text:p>
      <text:p text:style-name="P53">«<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3">«<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3">«<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3">«<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
      <text:p text:style-name="P53">Получается, Селестия исчезла уже когда мы садились в поезд. А когда прибыли в Фетлок, мой фейс уже красовался на плакатах <text:span text:style-name="T14">“Wanted…” .</text:span></text:p>
      <text:p text:style-name="P37"><text:span text:style-name="T14">–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3"><text:span text:style-name="T14">– </text:span>Прикинь, а? <text:span text:style-name="T14">– </text:span>участливо ткнулась в меня носом Дэш. <text:span text:style-name="T14">– </text:span>Над моими приколами тоже одна я и смеюсь. У<text:span text:style-name="T14"> </text:span>большинства вместо чувства юмора жир на ляжках.</text:p>
      <text:p text:style-name="P69"><text:soft-page-break/>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3">Я зажал голову в ладонях и застонал, покачиваясь из стороны в сторону.</text:p>
      <text:p text:style-name="P53"><text:span text:style-name="T14">– Анон</text:span>?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3">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61"/>
      <text:p text:style-name="P6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9"><text:span text:style-name="T1">«…</text:span><text:span text:style-name="T3">А ускоритель </text:span><text:span text:style-name="T16">—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3"/>
      <text:p text:style-name="P53">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3">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3">Дэш в отчаянии стала трясти меня. При последних её словах у меня в мозгу зажглась лампочка.</text:p>
      <text:p text:style-name="P53">Флаттершай. Эпплджек. Рэрити. Пинки Пай. Твайлайт. Рэйнбоу Дэш. Бинго!</text:p>
      <text:p text:style-name="P53">МУ-ХА-ХА!</text:p>
      <text:p text:style-name="P53">Кажется, ты знаешь, как показать фак провидению, Анон! The <text:span text:style-name="T14">Show must go on!</text:span></text:p>
      <text:p text:style-name="P53">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3">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3"/>
      <text:h text:style-name="Heading_20_2" text:outline-level="2">17. <text:span text:style-name="T1">Деградация</text:span></text:h>
      <text:p text:style-name="P94"/>
      <text:p text:style-name="P53">– Ы! Ы! Ы! Ы! Ы!</text:p>
      <text:p text:style-name="P53">Дэш стучала лбом о сосну с такой силой, что на неё сверху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text:soft-page-break/>– Что? – не расслышал я.</text:p>
      <text:p text:style-name="P53">–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Ещё лучше, чем почесушки!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ты очень неустойчиво сидишь! Не сердись!</text:p>
      <text:p text:style-name="P53">Я покровительно похлопал пегаску по шее.</text:p>
      <text:p text:style-name="P53">–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вторично.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4">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3">Наконец Дэш приземлилась, пропахав в дёрне борозды тормозного следа.</text:p>
      <text:p text:style-name="P53">– Ффух! Ещё бы немного, и я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Анон, залазь в фургон. Там впереди какой-то посёлок. Купим еды и узнаем новости.</text:p>
      <text:p text:style-name="P53"/>
      <text:p text:style-name="P54">***</text:p>
      <text:p text:style-name="P53"/>
      <text:p text:style-name="P53">День спустя…</text:p>
      <text:p text:style-name="P53"><text:soft-page-break/></text:p>
      <text:p text:style-name="P53">«<text:span text:style-name="T27">Добро пожаловать в Груммингтон! Вам здесь рады!</text:span></text:p>
      <text:p text:style-name="P53"><text:span text:style-name="T27">Население города </text:span><text:span text:style-name="T63">302 пони</text:span><text:span text:style-name="T27">.</text:span></text:p>
      <text:p text:style-name="P53"><text:span text:style-name="T63">250 пони</text:span><text:span text:style-name="T27">.</text:span></text:p>
      <text:p text:style-name="P53"><text:span text:style-name="T63">125 поней</text:span><text:span text:style-name="T27">.</text:span></text:p>
      <text:p text:style-name="P53"><text:span text:style-name="T27">54 паня.</text:span>»</text:p>
      <text:p text:style-name="P53"/>
      <text:p text:style-name="P5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3">Я вернулся за столик у окна и продолжил писать письмо.</text:p>
      <text:p text:style-name="P53"/>
      <text:p text:style-name="P53">«…<text:span text:style-name="T23">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4">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4">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4">Не знаю, зачем я перед тобой оправдываюсь? Ладно.</text:p>
      <text:p text:style-name="P6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text:soft-page-break/>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4">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3">Дружба </text:span><text:span text:style-name="T36">—</text:span><text:span text:style-name="T23"> </text:span><text:span text:style-name="T3">э</text:span><text:span text:style-name="T23">то, </text:span><text:span text:style-name="T65">так её </text:span><text:span text:style-name="T3">разэтак</text:span><text:span text:style-name="T65">,</text:span><text:span text:style-name="T23"> магия!</text:span></text:p>
      <text:p text:style-name="P151"/>
      <text:p text:style-name="Standard"><text:span text:style-name="T23">P.S. Мне тебя не хватает. Сильно.</text:span><text:span text:style-name="T57">»</text:span></text:p>
      <text:p text:style-name="P53"/>
      <text:p text:style-name="P53">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3">Пегаска фейсхуфнула. Я прижал её к себе и успокаивающе гладил по гриве.</text:p>
      <text:p text:style-name="P53"><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 У меня есть одно соображение, хочу проверить.</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Ай! Вроде не сплю — боль чувствуется. Тогда какого сена я падаю?!!</text:p>
      <text:p text:style-name="P53">– Дэш. – мягко сказал я. – Пегасы держатся в воздухе, не в последнюю очередь, за счёт магии. Одних крыльев ведь недостаточно? Правильно?</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Ы-ы-ы…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Анон?</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вместе, что бы ни случилось. Обещаю тебе.</text:p>
      <text:p text:style-name="P53">Пегаска утешилась и замерла, глядя в огонь. Время от времени она горько всхлипывала, сотрясаясь всем телом.</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 Ы-ы-ы!!!»</text:p>
      <text:p text:style-name="P53">Громкий «бабах» дал понять, что Дэш захлопнула книгу. После короткой паузы взьерошенная пегаска <text:s/>выглянула из-за спины.</text:p>
      <text:p text:style-name="P53">– Анон? Расскажи какую-нибудь сказку на ночь? Что-то спать не хочется.</text:p>
      <text:p text:style-name="P53"><text:soft-page-break/>Пегаска залезла на диван и похлопала по подушке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
      <text:p text:style-name="P53">…</text:p>
      <text:p text:style-name="P53"/>
      <text:p text:style-name="P53">– Вот тебе поучительная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пожалуйста-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text:soft-page-break/>–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прижавшись к моей ноге, заснула.</text:p>
      <text:p text:style-name="P5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3">Я пожал плечами, устроился поудобнее и укрылся одеялом.</text:p>
      <text:p text:style-name="P53"/>
      <text:p text:style-name="P53">…</text:p>
      <text:p text:style-name="P53"/>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размеренный 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символы.</text:p>
      <text:p text:style-name="P53"/>
      <text:p text:style-name="P53">«<text:span text:style-name="T63">37 пни</text:span></text:p>
      <text:p text:style-name="P72">24пн</text:p>
      <text:p text:style-name="P72">15</text:p>
      <text:p text:style-name="P53"><text:span text:style-name="T27">1</text:span>»</text:p>
      <text:p text:style-name="P53"/>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3"/>
      <text:p text:style-name="P53">«<text:span text:style-name="T27">Добро пожаловать в Груммингтон! Вам здесь рады!</text:span></text:p>
      <text:p text:style-name="P53"><text:span text:style-name="T27">Население города </text:span><text:span text:style-name="T63">302 пони</text:span><text:span text:style-name="T27">.</text:span></text:p>
      <text:p text:style-name="P53"><text:span text:style-name="T63">250 пони</text:span><text:span text:style-name="T27">.</text:span></text:p>
      <text:p text:style-name="P53"><text:soft-page-break/><text:span text:style-name="T63">125 поней</text:span><text:span text:style-name="T27">.</text:span></text:p>
      <text:p text:style-name="P53"><text:span text:style-name="T27">54 паня.</text:span>»</text:p>
      <text:p text:style-name="P53"/>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Анон!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
      <text:p text:style-name="P53">УУУУУУРРРРРРГГГГХХХХХХХ!!!</text:p>
      <text:p text:style-name="P53"/>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Анон, запрыгивай!</text:p>
      <text:p text:style-name="P53">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3"/>
      <text:h text:style-name="Heading_20_2" text:outline-level="2">18. Филлидельфия</text:h>
      <text:p text:style-name="P37"/>
      <text:p text:style-name="P53">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text:soft-page-break/>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3">Я поднял кусок газеты, прибитый ветром к ограждению и быстро пробежался по заголовкам.</text:p>
      <text:p text:style-name="P53"/>
      <text:p text:style-name="P53">«<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с аттестатами по ускоренному курсу</text:span>». «<text:span text:style-name="T27">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3"/>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3">–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text:soft-page-break/>–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
      <text:p text:style-name="P53">…</text:p>
      <text:p text:style-name="P53"/>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 Ты слишком стар для таких шуток, Анон!</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3">– Бггг! – <text:s/>заржала пегаска. – Анон,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Пегаска прижала уши и съёжилась.</text:p>
      <text:p text:style-name="P53">– Помнишь, я разревелась в Груммингтоне?</text:p>
      <text:p text:style-name="P53">– Ну да, было дело.</text:p>
      <text:p text:style-name="P53">– Забудь про это!</text:p>
      <text:p text:style-name="P53"><text:soft-page-break/>– Почему? – озадачился я. – Ты тогда была такой милой тогда.</text:p>
      <text:p text:style-name="P53">Дэш покраснела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идя меня впервые.</text:p>
      <text:p text:style-name="P53">– Ты имеешь ввиду, что тебе утром некому сказать: «Привет, хорошего дня»?</text:p>
      <text:p text:style-name="P53">– Да, примерно это я и имел ввиду.</text:p>
      <text:p text:style-name="P53">Пегаска печально покачала головой.</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 Нос её практически упёрся в мой.</text:p>
      <text:p text:style-name="P53">– Анон! В Эквестрии у тебя всегда будут друзья, что бы ни случилось! Обещаю!</text:p>
      <text:p text:style-name="P53">Я растроганно обнял пегаску и погладил её по шее.</text:p>
      <text:p text:style-name="P53">– Спасибо, Дэш. Это просто здорово!</text:p>
      <text:p text:style-name="P53">Пегаска положила голову мне на плечо и прижалась всем телом в ответ.</text:p>
      <text:p text:style-name="P53"/>
      <text:p text:style-name="P53">…</text:p>
      <text:p text:style-name="P53"/>
      <text:p text:style-name="P53">Оставляя на прилавке очередной пустующей филлидельфийской лавки монетку, я озабоченно заметил:</text:p>
      <text:p text:style-name="P53">–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3">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ей вернут его стоимость из казны.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то пятьдесят фунтов. – больший из двух котелков отправился в провал.</text:p>
      <text:p text:style-name="P53">– Я могу тянуть тебя, когда ты весишь сто восемьдесят фунтов. – половина наших запасов картошки ухнула следом.</text:p>
      <text:p text:style-name="P53">– Я могу тащить тебя, когда ты весишь двести! – насос и запасное колесо к самокату улетели туда же.</text:p>
      <text:p text:style-name="P53">–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3">– Погоди, Дэш, консервы-то не выкидывай! Ты ж сама говорила, что только-только размялась и всё такое. <text:span text:style-name="T64">И товары</text:span> вовсе<text:span text:style-name="T64"> не </text:span>бесплатные<text:span text:style-name="T64"> <text:s/></text:span>— я оставлял в магазинах деньги! — последние, кстати. Дай, я сам отберу припасы…</text:p>
      <text:p text:style-name="P53"/>
      <text:p text:style-name="P53">…</text:p>
      <text:p text:style-name="P53"/>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уже вижу Кантерлот. Ещё день пути — и сворачиваем к Понивиллю.</text:p>
      <text:p text:style-name="P53">– А ты выдержишь?</text:p>
      <text:p text:style-name="P53">Пегаска фыркнула.</text:p>
      <text:p text:style-name="P53"><text:soft-page-break/>–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3">– «Трасса 52» – прочла Дэш на табличке и почесала в затыл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у-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
      <text:p text:style-name="P53">…</text:p>
      <text:p text:style-name="P53"/>
      <text:p text:style-name="P64">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64"><text:s/>В какой-то момент пришло осознание.</text:p>
      <text:p text:style-name="P6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4">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4">– Док, позавчерашний приходит в сознание!</text:p>
      <text:p text:style-name="P64">– Следи за давлением.</text:p>
      <text:p text:style-name="P64">В поле зрения появляется предмет. Сквозь ресницы видны только его расплывчатые очертания. Предмет движется, проводя какие-то манипуляции.</text:p>
      <text:p text:style-name="P64">Я открываю глаза и вижу фигуру в голубом.</text:p>
      <text:p text:style-name="P64"><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4">– Больной, как вы себя чувствуете? Вы можете назвать своё имя?</text:p>
      <text:p text:style-name="P64">Я закрываю глаза и пытаюсь вспомнить.</text:p>
      <text:p text:style-name="P64">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4">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4">Я вспомнил почти всё. Моё имя? Осталось вспомнить имя. Меня зовут…</text:p>
      <text:p text:style-name="P64">– Ано-о-он! Ано-о-он! Ано-о-он!</text:p>
      <text:p text:style-name="P64">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4">Я открываю глаза и вижу фигуру в голубом.</text:p>
      <text:p text:style-name="P64"/>
      <text:p text:style-name="P53">…</text:p>
      <text:p text:style-name="P53"/>
      <text:p text:style-name="P53">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Ано-о-он! Ано-о-он! Встава-а-ай!</text:p>
      <text:p text:style-name="P53">– И как, интересно, я могу встать, если ты стоишь прямо надо мной? – с трудом отвечаю я.</text:p>
      <text:p text:style-name="P53">– Хорош умничать! – буркнула пегаска сквозь слёзы. – Анон?!!</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3">–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 Ась?</text:p>
      <text:p text:style-name="P53">Пегаска с невинным видом уставилась на меня, практически коснувшись своими губами моих.</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Анон.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километров, и на этом выдохнусь. Что неудивительно, учитывая тот образ жизни, что я вёл в прошлом мире.</text:p>
      <text:p text:style-name="P53"><text:span text:style-name="T14">–</text:span> А какой у тебя там был образ жизни?</text:p>
      <text:p text:style-name="P53"><text:span text:style-name="T14">–</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4">–</text:span> Лягать-колотить! Ты сидел в тюрьме? За что тебя посадили?</text:p>
      <text:p text:style-name="P53"><text:span text:style-name="T14">–</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покачала головой. Её грива щекотала мне шею.</text:p>
      <text:p text:style-name="P53"><text:span text:style-name="T14">–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8">пишешь</text:span><text:span text:style-name="T49">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3"><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Пегаска густо покраснела.</text:p>
      <text:p text:style-name="P55"/>
      <text:p text:style-name="P54">***</text:p>
      <text:p text:style-name="P53"/>
      <text:p text:style-name="P53"><text:soft-page-break/>Два дня спустя…</text:p>
      <text:p text:style-name="P53"/>
      <text:p text:style-name="P53">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Что??? Ты хочешь сказать, нам надо <text:span text:style-name="T14">делать крюк</text:span> в сто миль?! Да это ж ещё неделю ходьбы! У нас картошки осталось на день, твоими стараниями<text:span text:style-name="T14">!</text:span></text:p>
      <text:p text:style-name="P55">Пегаска <text:span text:style-name="T14">сконфужено</text:span> заметила:</text:p>
      <text:p text:style-name="P55">– Я в этих краях впервые. И обычно я путешествую по воздуху или поездом.</text:p>
      <text:p text:style-name="P55">Я фейспалмнул, вспоминая выкинутые в провал припасы.</text:p>
      <text:p text:style-name="P55">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5">– Ну что, отправляемся? – Дэш свесилась с носа, глядя в зеленоватую воду. – Как лодку назовёшь, кэп?</text:p>
      <text:p text:style-name="P55">– «Две банки». – буркнул я.</text:p>
      <text:p text:style-name="P38"/>
      <text:p text:style-name="P38">…</text:p>
      <text:p text:style-name="P38"/>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5">Я оглянулся. Дэш опустила глаза. На мордочке застыло выражение печали.</text:p>
      <text:p text:style-name="P55">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5">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5"><text:soft-page-break/>– Анон. – прервала ход моих мыслей пегаска. – Наш путь заканчивается. В Понивилле мы расстанемся. Ты ничего не хочешь мне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64">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но <text:span text:style-name="T64">любили друг друга! И у них </text:span>был<text:span text:style-name="T64"> </text:span>офигенный <text:span text:style-name="T64">секс! </text:span>И это было офигенно круто!<text:span text:style-name="T64"> </text:span>А ты… Ты <text:span text:style-name="T14">— н</text:span>е такой! Ты не любишь пони!!!</text:p>
      <text:p text:style-name="P55">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5"/>
      <text:p text:style-name="P55">КРАК!</text:p>
      <text:p text:style-name="P55"/>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4">—</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3">«</text:span>обстоятельство непреодолимой силы<text:span text:style-name="T33">»</text:span>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4">–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4">– </text:span>Выф-выф-вуф! <text:span text:style-name="T14">– </text:span>возразил я.</text:p>
      <text:p text:style-name="P55">Отпихнув от лица живот пегаски и выплюнув шерсть, я продолжил.</text:p>
      <text:p text:style-name="P55"><text:span text:style-name="T14">–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4">– </text:span>Бе-бе-бе! <text:span text:style-name="T14">– </text:span>устало передразнила меня Дэш. <text:span text:style-name="T14">– А</text:span>нон! Я <text:span text:style-name="T14">— </text:span>плохая пони, потому что хотела получить то, что мне не принадлежит. Но какой же ты всё-таки глупый! Пойми, смертные <text:span text:style-name="T14">— </text:span>игрушки в копытах вечных. Любимые и оберегаемые, но всего лишь игрушки. Они заботятся о нас, они <text:span text:style-name="T14">— </text:span>наши обожаемые принцессы, и мы боимся их потерять, но мы для них <text:span text:style-name="T14">—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4">– </text:span>Дэш, я знаю. Просто не могу о ней забыть.</text:p>
      <text:p text:style-name="P55">Пегаска тяжело поднялась.</text:p>
      <text:p text:style-name="P55"><text:span text:style-name="T14">– </text:span>Везёт же некоторым. <text:span text:style-name="T14">– </text:span>пробормотала она, раскрывая крылья для просушки.</text:p>
      <text:p text:style-name="P55"/>
      <text:p text:style-name="P55">…</text:p>
      <text:p text:style-name="P55"/>
      <text:p text:style-name="P55"><text:span text:style-name="T14">– А </text:span>ты круто ныряешь<text:span text:style-name="T14">! – </text:span>уважительно заметила пегаска после нескольких минут молчания. <text:span text:style-name="T14">–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4">– </text:span>Это остатки былой славы. Мой институтский рекорд <text:span text:style-name="T14">—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4">–</text:span> <text:span text:style-name="T1">с</text:span>командовала <text:span text:style-name="T1">вдруг</text:span> Дэш.</text:p>
      <text:p text:style-name="P1"><text:span text:style-name="T14">–</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4">–</text:span> Куда это ты спрятался? <text:span text:style-name="T14">–</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4">–</text:span> Ты чего? <text:span text:style-name="T14">–</text:span> <text:span text:style-name="T1">в</text:span> конце-концов озадаченно спросила она. <text:span text:style-name="T14">–</text:span> Что-то не так?</text:p>
      <text:p text:style-name="P1"><text:span text:style-name="T14">–</text:span> Не так, <text:span text:style-name="T14">–</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4">–</text:span> А с кем не так? Со мной? С тобой? Или вообще? <text:span text:style-name="T14">–</text:span> <text:span text:style-name="T1">д</text:span>опытывалась пегаска.</text:p>
      <text:p text:style-name="P1"><text:span text:style-name="T14">–</text:span> Наверное, со мной. <text:span text:style-name="T14">–</text:span> <text:span text:style-name="T1">я</text:span> завязал рукава куртки за спиной и вышел из-за куста. <text:span text:style-name="T14">–</text:span> Видишь ли, у нас, у людей, не принято находиться без одежды в обществе других… людей.</text:p>
      <text:p text:style-name="P1"><text:span text:style-name="T14">–</text:span> Ну и?</text:p>
      <text:p text:style-name="P1"><text:span text:style-name="T1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4">–</text:span> А какой смысл в этом правиле? Какую цель оно преследует?</text:p>
      <text:p text:style-name="P1"><text:span text:style-name="T1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4">–</text:span> Я знаю, что такое социальное табу, <text:span text:style-name="T14">–</text:span> важно кивнула Дэш. <text:span text:style-name="T14">–</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4">–</text:span> Вот видишь, ты меня правильно поняла. Описанные тобой табу у нас, кстати, тоже есть.</text:p>
      <text:p text:style-name="P1"><text:span text:style-name="T14">–</text:span> Но, с другой стороны, <text:span text:style-name="T14">–</text:span> продолжала пегаска, подходя ко мне поближе, <text:span text:style-name="T1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4">–</text:span> Дэш подошла вплотную, <text:span text:style-name="T14">–</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4">–</text:span> Дэш!.. Блин! <text:span text:style-name="T14">–</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4">– </text:span>Ты так смешно выглядишь, когда пытаешься спрятаться. <text:span text:style-name="T14">–</text:span> <text:span text:style-name="T1">п</text:span>егаска, немного наклонив голову, наблюдала за моими попытками скрестить ноги и обнять колени руками. <text:span text:style-name="T14">–</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4">–</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4">–</text:span> А-ХА-ХА-ХА-ХА!!! <text:span text:style-name="T14">–</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4">–</text:span> У тебя оригинальный способ исповедаться, Дэш. <text:span text:style-name="T14">–</text:span> наконец закашлялся я. <text:span text:style-name="T14">–</text:span> <text:span text:style-name="T1">Устроить кораблекрушение, з</text:span>атащить в укромное местечко, <text:span text:style-name="T1">а </text:span>под конец сорвать штаны и… <text:span text:style-name="T14">–</text:span> тут Дэш сама прыснула от смеха.</text:p>
      <text:p text:style-name="P1">Вдоволь отсмеявшись, Дэш ткнула меня носом в грудь и спросила:</text:p>
      <text:p text:style-name="P1"><text:span text:style-name="T14">–</text:span> И?</text:p>
      <text:p text:style-name="P1"><text:span text:style-name="T14">–</text:span> Что “и”?</text:p>
      <text:p text:style-name="P1"><text:span text:style-name="T14">–</text:span> Ты сказал: “ А под конец сорвать штаны и…” <text:span text:style-name="T14">–</text:span> вот я и хочу знать, что “и”?</text:p>
      <text:p text:style-name="P1">Я смутился.</text:p>
      <text:p text:style-name="P1"><text:span text:style-name="T14">–</text:span> Да ничего… Не бери в голову.</text:p>
      <text:p text:style-name="P1"><text:span text:style-name="T14">–</text:span> А я хочу брать! Какой ты всё-таки… <text:span text:style-name="T14">–</text:span> Дэш встала, потянувшись сначала передней половиной <text:span text:style-name="T1">тела</text:span>, <text:span text:style-name="T1">а </text:span>потом задней.</text:p>
      <text:p text:style-name="P1"><text:span text:style-name="T14">–</text:span> Какой?</text:p>
      <text:p text:style-name="P1"><text:span text:style-name="T14">–</text:span> Скучный <text:span text:style-name="T1">—</text:span> вот какой! <text:span text:style-name="T1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4">–</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6">. </text:span><text:span text:style-name="T30">Я не могу навязать тебе чувств…</text:span><text:span text:style-name="T26">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4">–</text:span> <text:span text:style-name="T1">Р</text:span>ешай. <text:span text:style-name="T14">–</text:span> <text:span text:style-name="T1">е</text:span>ё нос почти касался моего. <text:span text:style-name="T14">–</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4">–</text:span> Дэш, ты..?</text:p>
      <text:p text:style-name="P1"><text:span text:style-name="T14">–</text:span> Да, Дискорд тебя забери! Я предлагаю тебе ЗА-НЯТЬ-СЯ СЕК-СОМ со мной! <text:span text:style-name="T14">–</text:span> зло отчеканила пегаска. <text:span text:style-name="T14">–</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4">– </text:span><text:span text:style-name="T1">Я не умею. Неумеха. </text:span><text:span text:style-name="T14">–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4">–</text:span> Дэш!</text:p>
      <text:p text:style-name="P1"><text:span text:style-name="T14">–</text:span> Да? <text:span text:style-name="T14">–</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4">–</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4">–</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4">–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4">– </text:span>Хорошо, пусть это будет моей фантазией. А ты правда принимаешь меня?</text:p>
      <text:p text:style-name="P3"><text:span text:style-name="T14">– </text:span>Правда. Но…</text:p>
      <text:p text:style-name="P1"><text:span text:style-name="T14">–</text:span> Что?</text:p>
      <text:p text:style-name="P1"><text:span text:style-name="T14">–</text:span> Ты лежишь на мне.</text:p>
      <text:p text:style-name="P1"><text:span text:style-name="T14">–</text:span> Ну да, лежу, <text:span text:style-name="T14">–</text:span> Дэш ехидно улыбнулась и заёрзала животом. <text:span text:style-name="T14">–</text:span> А что?</text:p>
      <text:p text:style-name="P1"><text:span text:style-name="T14">–</text:span> А то, что в таком положении я до тебя не достану! У тебя слишком высоко расположена… <text:span text:style-name="T1">эмм</text:span>… анатомия.</text:p>
      <text:p text:style-name="P1"><text:span text:style-name="T14">–</text:span> Потерпи чуть-чуть, <text:span text:style-name="T14">–</text:span> пегаска хихикнула и снова заёрзала животом, прижав его ко мне. <text:span text:style-name="T14">–</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4">–</text:span> Дэш, <text:span text:style-name="T14">–</text:span> прошептал я, <text:span text:style-name="T14">–</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4">–</text:span> Я чувствую тебя, <text:span text:style-name="T14">–</text:span> промурлыкала Дэш. <text:span text:style-name="T14">–</text:span> Видишь, это совсем не страшно, что я кобылка не твоего вида.</text:p>
      <text:p text:style-name="P1">Я начал почёсывать её шею у основания гривы.</text:p>
      <text:p text:style-name="P1"><text:span text:style-name="T14">–</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4">–</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4">–</text:span> <text:span text:style-name="T1">Да-а-а</text:span>. <text:span text:style-name="T14">–</text:span> <text:span text:style-name="T1">т</text:span>яжело дышала пегаска. <text:span text:style-name="T14">–</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4">–</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4">–</text:span> Чтобы поднять в воздух вес своего тела и ещё примерно такой же. Это мне Твайлайт сказала… <text:span text:style-name="T14">–</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4">–</text:span> А как вы удерживаетесь на облаках? Ведь вы при этом не машете крыльями? <text:span text:style-name="T1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4">–</text:span> <text:span text:style-name="T1">Анон</text:span>, не издевайся, <text:span text:style-name="T14">–</text:span> пегаска нервно хихикнула и вдруг стала нежно, кончиками губ, жевать мочку моего уха. <text:span text:style-name="T14">–</text:span> Я не-мо-гу думать в та-ком… <text:span text:style-name="T1">м-м-м…</text:span> состоянии.</text:p>
      <text:p text:style-name="P1"><text:span text:style-name="T14">–</text:span> Дэш, <text:span text:style-name="T14">–</text:span> рассмеялся я, <text:span text:style-name="T14">–</text:span> отпусти ухо!</text:p>
      <text:p text:style-name="P1"><text:span text:style-name="T14">–</text:span> Отпускаю, <text:span text:style-name="T14">–</text:span> шепнула пегаска мне в ухо. <text:span text:style-name="T14">–</text:span> А ты вытаскивай из меня палец и займись делом.</text:p>
      <text:p text:style-name="P1">С этими словами пегаска встала.</text:p>
      <text:p text:style-name="P55"/>
      <text:h text:style-name="Heading_20_2" text:outline-level="2">19. <text:span text:style-name="T1">Понивилль. Фейс-контроль </text:span></text:h>
      <text:p text:style-name="P38"/>
      <text:p text:style-name="P55">«<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4">–</text:span> Про меня таки забыли. Отлично.</text:p>
      <text:p text:style-name="P55"><text:span text:style-name="T14">–</text:span> Не уверена. <text:span text:style-name="T14">–</text:span> <text:s/>пегаска почесала затылок. <text:span text:style-name="T14">–</text:span> Там на столбах повсюду висят объявления. За твою голову предлагают пятьдесят тысяч.</text:p>
      <text:p text:style-name="P55"><text:span text:style-name="T14">–</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4">– </text:span>Твайлайт, привет! Мы вернулись! <text:span text:style-name="T14">–</text:span> я широко улыбнулся и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4">– К</text:span>АКОГО ХУЯ?!! Твайлайт, ёб твою пони-мать, ты чего творишь? <text:span text:style-name="T14">– </text:span>я вцепился в ручку двери.</text:p>
      <text:p text:style-name="P55"><text:span text:style-name="T14">– </text:span>Твайли, ты чего? <text:span text:style-name="T14">– </text:span>брыкалась Дэш. <text:span text:style-name="T14">– </text:span>Немедленно опусти меня на пол!</text:p>
      <text:p text:style-name="P55"><text:span text:style-name="T14">– </text:span>Извини, Дэши. <text:span text:style-name="T14">– </text:span>скороговоркой бормотала лавандовая единорожка, нервно хихикая. <text:span text:style-name="T14">–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oft-page-break/><text:span text:style-name="T14">– </text:span>А-А-А-А-А-А!!! <text:span text:style-name="T14">–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4">– </text:span>Не беспокойся, Анон-с-вероятностью-пятьдесят-процентов, больно не будет. Не должно быть, во всяком случае. <text:span text:style-name="T14">– </text:span>суетилась единорожка, закрепляя мои руки и ноги в браслетах. <text:span text:style-name="T14">–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4">– Н</text:span>е пытайся. <text:span text:style-name="T14">– </text:span>единорожка покачала головой. <text:span text:style-name="T14">–</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4">–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4">– </text:span>Нет-нет-нет, куда же ты! <text:span text:style-name="T14">– </text:span>магическая аура подхватила меня на полпути к ступенькам. <text:span text:style-name="T14">–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4">– </text:span>Твайлайт, не смей! <text:span text:style-name="T14">– </text:span>хриплым от ужаса голосом прошептал я. <text:span text:style-name="T14">– </text:span>Я тебе потом сниться буду!</text:p>
      <text:p text:style-name="P55"><text:span text:style-name="T14">–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5">Скальпель с огромной скоростью метнулся ко мне.</text:p>
      <text:p text:style-name="P55"><text:span text:style-name="T14">– </text:span>А-А-А-А-А-А!</text:p>
      <text:p text:style-name="P55">Вжик-вжик-вжик!</text:p>
      <text:p text:style-name="P55">Лоскутья одежды полетели на пол. Я лежал на столе нагой, как новорождённый, и орал соответственно.</text:p>
      <text:p text:style-name="P55"><text:span text:style-name="T14">– О</text:span>у! <text:span text:style-name="T64">Что-то новенькое! </text:span>Это надо задокументировать, хи-хи.</text:p>
      <text:p text:style-name="P55">Невесть откуда взявшийся фотоаппарат сделал несколько снимков моего естества в разных ракурсах.</text:p>
      <text:p text:style-name="P55"><text:span text:style-name="T14">– </text:span>Хрен-то тебе зачем? <text:span text:style-name="T14">– </text:span>с бессильной злостью спросил я. <text:span text:style-name="T14">– </text:span><text:span text:style-name="T64">Т</text:span>ы собираешься устроить филиал порнхаба для пони-извращенцев?</text:p>
      <text:p text:style-name="P55"><text:span text:style-name="T14">–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4">–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4">– </text:span>А если попроще?</text:p>
      <text:p text:style-name="P55"><text:soft-page-break/><text:span text:style-name="T14">– </text:span>Если ты — клон, то превратишься в исходные десять-пятнадцать килограммов песка. Как и все предыдущие. <text:span text:style-name="T14">– </text:span>единорожка указала на ящик с песком, стоящий у противопожарного щита.<text:span text:style-name="T14">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4">– </text:span>Стой! <text:span text:style-name="T14">– </text:span>я лихорадочно искал повод затянуть процесс. <text:span text:style-name="T14">– </text:span>Но ты же не знаешь, каковы могут быть последствия, если я НЕ клон!</text:p>
      <text:p text:style-name="P55"><text:span text:style-name="T14">– М</text:span>агнетрон вводит в резонанс только частицы магического субстрата. Тебе не о чём волноваться! Я абсолютно в этом уверена!</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4">–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5"><text:span text:style-name="T14">–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4">–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4">– </text:span>А-А-А-А-А-А!!!</text:p>
      <text:p text:style-name="P55"/>
      <text:p text:style-name="P56">***</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4">– </text:span>Никогда, слышишь, никогда больше не смей подымать меня…</text:p>
      <text:p text:style-name="P55"><text:span text:style-name="T14">– </text:span>Откуда я знала, что резонансное заклинание так среагирует на…</text:p>
      <text:p text:style-name="P55"><text:span text:style-name="T14">– А</text:span>нон? <text:span text:style-name="T14">– </text:span>пегаска заметила, что я открыл глаза. <text:span text:style-name="T14">– </text:span>Ты в порядке?</text:p>
      <text:p text:style-name="P55">Я издал нечто среднее между брачным рёвом лося и стоном умирающего слона.</text:p>
      <text:p text:style-name="P55"><text:span text:style-name="T14">– </text:span>Я не предполагала, что заклинание магического резонанса нейтрально реагирует только на истинную ткань НАШЕЙ реальности. <text:span text:style-name="T14">– </text:span>зачастила единорожка. <text:span text:style-name="T14">–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oft-page-break/><text:span text:style-name="T14">– </text:span>Но не магнетрон. <text:span text:style-name="T14">– </text:span>заметила Дэш. <text:span text:style-name="T14">–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
      <text:p text:style-name="P55"><text:span text:style-name="T14">– </text:span>Итак, мы:</text:p>
      <text:p text:style-name="P55">а) Имеем резонаторные рубины для ускорителя.</text:p>
      <text:p text:style-name="P55">б) После исчезновения принцессы Селестии, не имеем <text:s/>возможности контролировать усиленное ускорителем <text:s/>заклинание Прозрения.</text:p>
      <text:p text:style-name="P55"/>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5"/>
      <text:p text:style-name="P55"><text:span text:style-name="T14">– Н</text:span>е умничай, сахарок! Што ты имеешь ввиду под «крупной энергомагической вспышкой»? <text:span text:style-name="T14">– </text:span>почесала в затылке Эпплджек. <text:span text:style-name="T14">– </text:span>Нам хватит ведра воды, штоб её потушить?</text:p>
      <text:p text:style-name="P55"><text:span text:style-name="T14">–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4">– </text:span>Конски яблоки! <text:span text:style-name="T14">– </text:span>выругалась Эпплджек. <text:span text:style-name="T14">–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4">– </text:span>Ты хорошо подумала? <text:span text:style-name="T14">– в</text:span>торила ей Рэйнбоу Дэш. <text:span text:style-name="T14">– </text:span>В Эквестрии десятки таких городов, как Понивилль! Мы не можем махнуть на них крылом!</text:p>
      <text:p text:style-name="P55"><text:span text:style-name="T14">– </text:span>Тебе-то на Понивилль точно махать! <text:span text:style-name="T14">– </text:span>огрызнулась фермерша. <text:span text:style-name="T14">– Т</text:span>вой дом, поди, не зацепит.</text:p>
      <text:p text:style-name="P55"><text:span text:style-name="T14">– </text:span>Что ты сказала? А ну, повтори? <text:span text:style-name="T14">– </text:span>взвилась пегаска.</text:p>
      <text:p text:style-name="P55"><text:span text:style-name="T14">– </text:span>Не ссорьтесь, девчонки. <text:span text:style-name="T14">– </text:span>встрял я. <text:span text:style-name="T14">– </text:span>Ничем рисковать не придётся. У меня есть другой вариант. Я ещё в Фетлоке о нём вспомнил.</text:p>
      <text:p text:style-name="P55"><text:span text:style-name="T14">– </text:span>Ась?</text:p>
      <text:p text:style-name="P55"><text:span text:style-name="T14">– </text:span>Что?</text:p>
      <text:p text:style-name="P55"><text:span text:style-name="T14">– </text:span>Какой? <text:span text:style-name="T14">– </text:span>разом <text:span text:style-name="T14">о</text:span>бернулась ко мне компания.</text:p>
      <text:p text:style-name="P55"><text:span text:style-name="T14">– </text:span>Элементы Гармонии. Ты говорила, <text:span text:style-name="T14">– </text:span>обратился я к Твайлайт, <text:span text:style-name="T14">– </text:span>что их сила на одном уровне с аликорньей.</text:p>
      <text:p text:style-name="P55"><text:span text:style-name="T14">–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4">– Л</text:span>ягать! <text:span text:style-name="T14">– </text:span>сморщилась Эпплджек. <text:span text:style-name="T14">– </text:span>У меня после ожерелья Честности в башке гудит, што после маковского сидра!</text:p>
      <text:p text:style-name="P55"><text:soft-page-break/><text:span text:style-name="T14">–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4">– </text:span>Рэр, иногда лучше жевать, чем говорить. Вот честно!</text:p>
      <text:p text:style-name="P55"><text:span text:style-name="T14">– </text:span>Как пожелаешь! Анон, <text:span text:style-name="T14">– </text:span>повернулась ко мне единорожка. <text:span text:style-name="T14">–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Я прыгал на одной ноге, натягивая джинсы.</text:p>
      <text:p text:style-name="P55"><text:span text:style-name="T14">– </text:span>Они лежали в нагрудном кармане рубашки.</text:p>
      <text:p text:style-name="P55">Твайлайт отвлеклась от доски.</text:p>
      <text:p text:style-name="P55"><text:span text:style-name="T14">–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4">– </text:span>Вот, прибрался малёхо. Но с потолка сажу ещё не успел счистить, там стремянка нужна.</text:p>
      <text:p text:style-name="P55"><text:span text:style-name="T14">– </text:span>Спайки-Вайки, не выкидывай одежду, пожалуйста. В ней должны быть рубины.</text:p>
      <text:p text:style-name="P55"><text:span text:style-name="T14">– </text:span>Какие ещё рубины? <text:span text:style-name="T14">– </text:span>переспросил Спайк и зажевал быстрее.</text:p>
      <text:p text:style-name="P55"><text:span text:style-name="T14">–</text:span> Резонаторные! <text:span text:style-name="T14">–</text:span> холодея, ответил я. <text:span text:style-name="T14">– </text:span>В кармане рубашки должны лежать четыре кристалла.</text:p>
      <text:p text:style-name="P55"><text:span text:style-name="T14">– Э</text:span>мм. Так это были резонаторные рубины? Предупреждать надо! Я думал, это мусор. <text:span text:style-name="T14">– </text:span>дракончик пожал плечами и выплюнул на лапу полтора камешка.</text:p>
      <text:p text:style-name="P25"/>
      <text:p text:style-name="P55">…</text:p>
      <text:p text:style-name="P55"/>
      <text:p text:style-name="P55"><text:span text:style-name="T14">–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4">– К</text:span>акой-то неправильный у Нон-нона смех! <text:span text:style-name="T14">– </text:span>голос Пинки был еле слышен из-под наваленных на меня подушек. <text:span text:style-name="T14">– <text:s/></text:span>И, мне кажется, сам Нон-нон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4">– Н</text:span>он-нон? Ты сейчас правильный, или нет?</text:p>
      <text:p text:style-name="P55"><text:span text:style-name="T14">– А</text:span>нон, ты как? Тебе уже лучше? <text:span text:style-name="T14">– </text:span>в прямоугольнике появилась голова Рэйнбоу Дэш.</text:p>
      <text:p text:style-name="P55"><text:span text:style-name="T14">– </text:span>Фигурально выражаясь, ты в себе? <text:span text:style-name="T14">– </text:span>вклинилась между ними Твайлайт Спаркл.</text:p>
      <text:p text:style-name="P55"><text:span text:style-name="T14">– </text:span>Столько ругательств на одном дыхании я не слышала даже от бабули, когда она зацепилась за порог и перевернула поднос с пирогами! <text:span text:style-name="T14">–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4">– </text:span>Отпустите. Я уже правильный. <text:span text:style-name="T14">–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4">– </text:span>Не огорчайся, ситуацию можно выправить. <text:span text:style-name="T14">– з</text:span>атараторила Твайлайт. <text:span text:style-name="T14">–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4">– </text:span>Ага, Твай по «жучкам» специалист! <text:span text:style-name="T14">– з</text:span>аявил Спайк из-за понячих крупов. <text:span text:style-name="T14">– </text:span>Иначе бы мы по уши завязли в долгах за электричество.</text:p>
      <text:p text:style-name="P55"><text:span text:style-name="T14">– </text:span>Спайк!!! Немедленно… <text:s/>сбегай к Кейкам за выпечкой! Нам всем нужно успокоиться.</text:p>
      <text:p text:style-name="P55"><text:span text:style-name="T14">– </text:span>Уже бегу!</text:p>
      <text:p text:style-name="P55"><text:soft-page-break/></text:p>
      <text:p text:style-name="P56">***</text:p>
      <text:p text:style-name="P55"/>
      <text:p text:style-name="P55">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4">– </text:span>Ты точно знаешь, што делаешь? <text:span text:style-name="T14">– </text:span>переспросила Эпплджек. <text:span text:style-name="T14">– </text:span>Мне бы не хотелось, чтоб от Понивилля остались одни головешки.</text:p>
      <text:p text:style-name="P55"><text:span text:style-name="T14">– </text:span>Не беспокойся, у меня всё просчитано. Я уверена, я подчёркиваю, я абсолютно уверена в безопасности эксперимента!</text:p>
      <text:p text:style-name="P55"><text:span text:style-name="T14">– </text:span>Ой, што-то мне нехорошо становится, когда ты так говоришь…</text:p>
      <text:p text:style-name="P55"><text:span text:style-name="T14">– Кобылки</text:span>,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4">–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20. В<text:span text:style-name="T1">еликое Откровение</text:span></text:h>
      <text:p text:style-name="P38"/>
      <text:p text:style-name="P55">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далёкую вершину.</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правляюсь через пропасть.</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5"/>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6">Когорта <text:span text:style-name="T54">–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6">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5"/>
      <text:p text:style-name="P55">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55">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4">– </text:span>А-а-а, ты всё-таки пришёл… <text:span text:style-name="T14">–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4">–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5"><text:span text:style-name="T14">–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5"><text:span text:style-name="T14">–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4">–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4">–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text:span text:style-name="T14">– </text:span>Сожалеем, что не можем убить тебя.</text:p>
      <text:p text:style-name="P55">Обернувшись я встречаюсь с рогом аликорницы, нацеленным мне в грудь.</text:p>
      <text:p text:style-name="P55"><text:span text:style-name="T14">–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4">– </text:span>Но что в Нашей власти — так это вышвырнуть тебя отсюда!</text:p>
      <text:p text:style-name="P55">Я снова отступаю. Я помню, что балкон метра три в ширину и без перил. И хоть я осознаю, что это сон, мне страшно до онемения.</text:p>
      <text:p text:style-name="P55"><text:span text:style-name="T14">–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oft-page-break/><text:span text:style-name="T14">– </text:span>Кимеринн погиб, чтобы ты жил.</text:p>
      <text:p text:style-name="P55">Шаг назад.</text:p>
      <text:p text:style-name="P55"><text:span text:style-name="T14">– </text:span>Сел осталась без магии и развоплотилась из-за тебя.</text:p>
      <text:p text:style-name="P55">Шаг назад.</text:p>
      <text:p text:style-name="P55"><text:span text:style-name="T14">– </text:span>Столько надежд впустую. Сколько ожиданий! И, как финальная насмешка, ты увидишь гибель всего, что Нам дорого?! Не бывать этому! ПОШЁЛ ВОН!!!</text:p>
      <text:p text:style-name="P55">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сине-зелёную мглу, усыпанную звёздами.</text:p>
      <text:p text:style-name="P55"/>
      <text:p text:style-name="P55">…</text:p>
      <text:p text:style-name="P38"/>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70">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5"/>
      <text:p text:style-name="P55">Я ВИЖУ!!! ПРОКЛЯТЬЕ, КАК ВСЁ ПРОСТО!!!</text:p>
      <text:p text:style-name="P55"/>
      <text:p text:style-name="P55">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5"><text:span text:style-name="T14">– </text:span>Ты ведь вернёшься в Эквестрию? Не говори им, что увидел там! <text:span text:style-name="T14">– </text:span>жеребёнок машет в сторону экрана. Её голос слышится глухо, как через подушку. <text:span text:style-name="T14">– </text:span>Любую пони, что узнает всю правду, сожрёт Чёрный экран.</text:p>
      <text:p text:style-name="P55">Я киваю ей в ответ. Мне понятно, почему.</text:p>
      <text:p text:style-name="P55"><text:span text:style-name="T14">– </text:span>Как тебя зовут, малышка? Я постараюсь вернуть тебя. Может быть, ещё не поздно.</text:p>
      <text:p text:style-name="P55"><text:soft-page-break/>Пегаска приветственно машет копытом. Звёзды просвечивают сквозь неё, она тает на глазах.</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5">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70"/>
      <text:p text:style-name="P56">***</text:p>
      <text:p text:style-name="P56"/>
      <text:p text:style-name="P1"><text:span text:style-name="T14">–</text:span> А<text:span text:style-name="T1">нон? </text:span>Вставай! <text:span text:style-name="T14">–</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4">–</text:span> Твайлайт? <text:span text:style-name="T14">–</text:span> Взгляд сфокусировался на лавандовой единорожке, озабоченно осматривающей меня и продолжающей массаж области сердца.</text:p>
      <text:p text:style-name="P1"><text:span text:style-name="T14">–</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4">– </text:span>Ну што? Увидел што-нибудь, сахарок?</text:p>
      <text:p text:style-name="P55">Пони уставились на меня с надеждой.</text:p>
      <text:p text:style-name="P55"><text:span text:style-name="T14">– </text:span>Да.</text:p>
      <text:p text:style-name="P55">Откровение давило на психику как тонна кирпичей. Я не знал, что им сказать. Я не мог.</text:p>
      <text:p text:style-name="P55"><text:span text:style-name="T14">– П</text:span>ревосходно!</text:p>
      <text:p text:style-name="P55"><text:span text:style-name="T14">– </text:span>Это просто супер-дупер-здоровски-потрясно!</text:p>
      <text:p text:style-name="P55"><text:span text:style-name="T14">– </text:span>Йей!</text:p>
      <text:p text:style-name="P55"><text:span text:style-name="T14">– </text:span>Ю-ху!</text:p>
      <text:p text:style-name="P55"><text:span text:style-name="T14">– О</text:span>фигенно! Мы победили! Анон, ты молодец!</text:p>
      <text:p text:style-name="P55"><text:span text:style-name="T14">– </text:span>Замечательно! Секундочку, я приготовлю дневник…</text:p>
      <text:p text:style-name="P55">Восторг пони постепенно сменился ожиданием. Я молчал.</text:p>
      <text:p text:style-name="P55"><text:span text:style-name="T14">– </text:span>Эмм? И что же ты увидел? <text:span text:style-name="T14">– </text:span>не выдержала Твайлайт.</text:p>
      <text:p text:style-name="P55"><text:span text:style-name="T14">– </text:span>Я… не могу сказать этого.</text:p>
      <text:p text:style-name="P55">Ожидание сменилось недоумением. Рэйнбоу Дэш насмешливо скривила губы.</text:p>
      <text:p text:style-name="P55"><text:span text:style-name="T14">– </text:span>Да ладно! Кончай прикалываться, Анон, мы же ждём! Шутка зачлась!</text:p>
      <text:p text:style-name="P55"><text:span text:style-name="T14">– </text:span>Не могу!!!</text:p>
      <text:p text:style-name="P55"/>
      <text:p text:style-name="P55">…</text:p>
      <text:p text:style-name="P55"/>
      <text:p text:style-name="P55">Молчание прервала Эпплджек.</text:p>
      <text:p text:style-name="P55"><text:span text:style-name="T14">– </text:span>Сахарок, с тобой всё в порядке?</text:p>
      <text:p text:style-name="P55"><text:soft-page-break/>Дэш подошла ко мне вплотную, обняла меня за шею и прижалась нос к носу.</text:p>
      <text:p text:style-name="P55"><text:span text:style-name="T14">– Анон</text:span>, ты чего? <text:span text:style-name="T14">– </text:span>прошептала она. <text:span text:style-name="T14">– </text:span>Тебя во сне кто-то заколдовал? Мигни мне правым глазом, если да.</text:p>
      <text:p text:style-name="P55">Я высвободился из объятий пегаски.</text:p>
      <text:p text:style-name="P55"><text:span text:style-name="T14">– </text:span>Со мной всё в порядке. <text:span text:style-name="T14">– </text:span>объявил я. <text:span text:style-name="T14">–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4">– </text:span>Конски яблоки! Вот это поворот! А мне так хотелось узнать, што за нечисть тут орудует!</text:p>
      <text:p text:style-name="P55"><text:span text:style-name="T14">–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4">–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5"><text:span text:style-name="T14">– </text:span>Рэр, отвали!</text:p>
      <text:p text:style-name="P55"><text:span text:style-name="T14">– </text:span>Оу, какие страсти! Ладно-ладно, не сердись, дорогая, не мешаю!</text:p>
      <text:p text:style-name="P55"><text:span text:style-name="T14">–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5"><text:span text:style-name="T14">–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4">– </text:span>Стойте!</text:p>
      <text:p text:style-name="P55">Твайлайт подняла вверх копыто, призывая к тишине. Потом откуда-то из дальнего шкафа к ней приплыла «Основы заклятий»<text:span text:style-name="T14"> Стар Свирла. </text:span>Единорожка нацепила очки и принялась перелистывать книгу, бормоча под нос названия глав.</text:p>
      <text:p text:style-name="P55"><text:span text:style-name="T14">– </text:span>Ага, вот! Нашла! Анон прав! В «Заклинании Последнего Шанса» есть такое! <text:span text:style-name="T14">– </text:span>единорожка принялась зачитывать отрывок.</text:p>
      <text:p text:style-name="P55">…</text:p>
      <text:p text:style-name="P55">«<text:span text:style-name="T16">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6">слишком громко думать. И сообщить способ спасения — означает его разрушить.</text:span>»</text:p>
      <text:p text:style-name="P55">…</text:p>
      <text:p text:style-name="P55"><text:span text:style-name="T14">– </text:span>Ты хочешь сказать, если Анон нам сообщит, в чём причина всей этой фигни, мы не сможем её исправить? <text:span text:style-name="T14">– </text:span>Дэш повернулась ко мне. <text:span text:style-name="T14">–</text:span> А как мы её исправим, если не будем знать, что исправлять? Хренотень какая-то!</text:p>
      <text:p text:style-name="P55">Пегаска сжала голову копытами. Твайлайт просветлела мордочкой и подбежала к доске.</text:p>
      <text:p text:style-name="P55"><text:span text:style-name="T14">–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4">– </text:span>Предположим, в коробке заперт кот. <text:span text:style-name="T14">– н</text:span>арисованный кот упирался лапами в крышку коробки, явно пытаясь выбраться.</text:p>
      <text:p text:style-name="P55"><text:span text:style-name="T14">–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Абсолютного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55"><text:span text:style-name="T14">– </text:span>Бедный котик. <text:span text:style-name="T14">– </text:span>прошептала Флаттершай.</text:p>
      <text:p text:style-name="P55"><text:soft-page-break/>Я насторожился, услышав знакомое заклинание.</text:p>
      <text:p text:style-name="P55"><text:span text:style-name="T14">– </text:span>Стой! Откуда тебе известно про заклинание Абсолютного Стирания?</text:p>
      <text:p text:style-name="P55"><text:span text:style-name="T14">–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4">Магическо</text:span>м<text:span text:style-name="T14"> </text:span>В<text:span text:style-name="T14">естник</text:span>е», а профессор Шротингер построил на её базе свой мысленный эксперимент.</text:p>
      <text:p text:style-name="P55"><text:span text:style-name="T14">– </text:span>Гм. Ну ладно, продолжай.</text:p>
      <text:p text:style-name="P55"><text:span text:style-name="T14">– </text:span>Так вот, по условию эксперимента известно, что вероятность того, что кто-то откроет ящик, ненулевая.</text:p>
      <text:p text:style-name="P55"><text:span text:style-name="T14">– </text:span>И что это означает, дорогая? <text:span text:style-name="T14">– </text:span>спросила Рэрити.</text:p>
      <text:p text:style-name="P55"><text:span text:style-name="T14">– </text:span>Это значит, что кто-нибудь когда-нибудь обязательно откроет его.</text:p>
      <text:p text:style-name="P55"><text:span text:style-name="T14">– </text:span>У меня щас башка лопнет! <text:span text:style-name="T14">– </text:span>пожаловалась Дэш. <text:span text:style-name="T14">– </text:span>Так всё-таки, когда этот ляганный ящик откроют?</text:p>
      <text:p text:style-name="P55"><text:span text:style-name="T14">–</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pan text:style-name="T14">–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4">–</text:span> То есть, ты хошь сказать, што мы все — навроде этого кота, а Анон боится открыть ящик? Штоб мы не исчезли окончательно?</text:p>
      <text:p text:style-name="P55"><text:span text:style-name="T14">– </text:span>Нечто вроде того. Стар Свирл пишет, что разглашение способа спасения его же и разрушит. Иными словами, открывать ящик нельзя.</text:p>
      <text:p text:style-name="P55">Я поднял руку, прося слово. Пони обернулись на меня и затихли.</text:p>
      <text:p text:style-name="P55"><text:span text:style-name="T14">–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5">…</text:p>
      <text:p text:style-name="P55"><text:span text:style-name="T14">– </text:span>Лягать! <text:span text:style-name="T14">– </text:span>выругалась Дэш. <text:span text:style-name="T14">– </text:span>Значит, наши усилия по доставке резонаторов пошли лесом.</text:p>
      <text:p text:style-name="P55"><text:span text:style-name="T14">–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4">– </text:span>Тихо! Спайк, будь добр, сбегай к Кейкам за выпечкой. Нам надо успокоиться. Анон, хоть про Селестию ты нам можешь рассказать?</text:p>
      <text:p text:style-name="P55"><text:span text:style-name="T14">– </text:span>Могу. <text:span text:style-name="T14">– </text:span>пожал плечами я. <text:span text:style-name="T14">– </text:span>Она в моём мире. Но не спрашивайте меня, как её вернуть — я не знаю.</text:p>
      <text:p text:style-name="P55"><text:span text:style-name="T14">– А </text:span>как ты узнал… <text:span text:style-name="T14">– </text:span>начала было единорожка, но её перебил напряжённый голос Спайка.</text:p>
      <text:p text:style-name="P55"><text:span text:style-name="T14">– </text:span>Твай! <text:span text:style-name="T14">– </text:span>дракончик стоял в дверях спиной к нам. <text:span text:style-name="T14">– </text:span>У нас гости.</text:p>
      <text:p text:style-name="P55">Спайк попятился назад. Дверь широко растворилась и в библиотеку вошла Луна.</text:p>
      <text:p text:style-name="P55"/>
      <text:h text:style-name="Heading_20_2" text:outline-level="2"><text:soft-page-break/><text:span text:style-name="T1">2</text:span>1. Поединок с Луной.</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5"><text:span text:style-name="T14">– Анон</text:span>, беги!!!</text:p>
      <text:p text:style-name="P55">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4">– </text:span>Не так быстро, Рэйнбоу Дэш! <text:span text:style-name="T14">– </text:span>ледяным голосом Луны можно было нарезать воду кубиками для мартини. <text:span text:style-name="T14">– </text:span>Нам есть о чём поговорить с приматом!</text:p>
      <text:p text:style-name="P55">Мы с пегаской застыли в синем левитационном поле и поплыли к Луне.</text:p>
      <text:p text:style-name="P55"><text:span text:style-name="T14">–</text:span> Нет-нет-нет, постойте! <text:span text:style-name="T14">–</text:span> заявила вдруг Твайлайт. <text:span text:style-name="T14">–</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 Ты был несправделив к книгоежке, Анон!</text:p>
      <text:p text:style-name="P55"><text:span text:style-name="T14">–</text:span> Что? Мы не ослышались? ТЫ СМЕЕШЬ МЕШАТЬ НАМ?!!</text:p>
      <text:p text:style-name="P55">Нас опять потащило к Луне. Дэш подпёрла голову копытом, закатила глаза и скорчила скучающую мину.</text:p>
      <text:p text:style-name="P55"><text:span text:style-name="T14">–</text:span> Мне очень жаль, Ваше Высочество, но Селестия назначила Анонимуса МОИМ начальником, и этот приказ НИКТО не отменял! Он МОЙ!</text:p>
      <text:p text:style-name="P55">В голосе лавандовой единорожки звучал металл. Мы опять полетели к Твайлайт.</text:p>
      <text:p text:style-name="P55"><text:span text:style-name="T14">–</text:span> ДОВОЛЬНО! НАМ НАДОЕЛА ЭТА НЕПОКОРНОСТЬ! ПОЗНАЙ ГНЕВ ПРИНЦЕССЫ НОЧИ!!!</text:p>
      <text:p text:style-name="P55"><text:span text:style-name="T14">–</text:span> Элементы! Аврал!!! Работаем!!!</text:p>
      <text:p text:style-name="P55">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4">–</text:span> Ай, бля! <text:span text:style-name="T14">–</text:span> в последний момент чей-то луч отрикошетил от магического поля и впился мне в лодыжку. Нога моментально онемела.</text:p>
      <text:p text:style-name="P55"><text:span text:style-name="T14">–</text:span> Не волнуйся, это парализующий луч. Твай таким махалась с Трикси. Пройдёт через полчаса. <text:span text:style-name="T14">–</text:span> успокоил меня дракончик.</text:p>
      <text:p text:style-name="P55"><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4">– </text:span>Не вынуждай Нас идти на крайние меры! <text:span text:style-name="T14">– </text:span>отдувалась Луна. <text:span text:style-name="T14">–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4">– В</text:span>есьма прискорбно, Ваше Высочество, но вынуждена отказать! <text:span text:style-name="T14">– </text:span>переводила дыхание Твайлайт.<text:span text:style-name="T14"> –</text:span> Исключительно по субординационным причинам! Приказ Её Дневного Высочества имеет более высокий приоритет над Вашим!</text:p>
      <text:p text:style-name="P55"><text:span text:style-name="T14">– </text:span>Тогда найди Нам это твоё Дневное Высочество! <text:span text:style-name="T14">– </text:span>взвыла Луна. <text:span text:style-name="T14">– </text:span>В отсутствие Дневной Главы Диархии все дела ведёт Ночная!!!</text:p>
      <text:p text:style-name="P55"><text:span text:style-name="T14">–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4">– </text:span>Дискордова бюрократия! <text:span text:style-name="T14">– </text:span>буркнула аликорница. <text:span text:style-name="T14">–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4">– О</text:span>хренеть! <text:span text:style-name="T14">– </text:span>чертыхнулся Спайк. <text:span text:style-name="T14">– </text:span><text:s/>Твай, она создаёт сферу стихий!</text:p>
      <text:p text:style-name="P55"><text:span text:style-name="T14">– </text:span>Вижу! <text:span text:style-name="T14">– </text:span>донёсся голос единорожки из-под потолка. <text:span text:style-name="T14">– </text:span>Задействую план «Д»!</text:p>
      <text:p text:style-name="P55">В центре круга, образованного Элементами Гармонии, образовался светло-голубой тороид<text:note text:id="ftn16" text:note-class="footnote"><text:note-citation>16</text:note-citation><text:note-body><text:p text:style-name="P146">Тороид <text:span text:style-name="T54">–</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5"><text:span text:style-name="T14">– </text:span>Эмм, это что-то новенькое, я такого заклинания вообще не знаю. <text:span text:style-name="T14">– </text:span>почесал в затылке Спайк. <text:span text:style-name="T14">–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4">– </text:span>Погоди. У меня есть вариант получше.</text:p>
      <text:p text:style-name="P55">Я вылез из-под шкафа и попрыгал на одной ноге в центр зала.</text:p>
      <text:p text:style-name="P55"><text:span text:style-name="T14">– </text:span>Стойте! Прекратите! Да остановитесь же!!!</text:p>
      <text:p text:style-name="P55">Аликорница и шестёрка поней уставились на меня.</text:p>
      <text:p text:style-name="P55"><text:span text:style-name="T14">–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5"><text:span text:style-name="T14">– </text:span>Ты так говоришь, будто непричастен к исчезновению Сестры! <text:span text:style-name="T14">– </text:span>к Луне вернулась властная интонация, но фиолетовый шар перестал расти. <text:span text:style-name="T14">– </text:span>Мы не верим тебе! Если попробуешь обмануть Нас и скрыться, даже Тартар покажется тебе курортом!</text:p>
      <text:p text:style-name="P55">Я успокаивающе поднял руки.</text:p>
      <text:p text:style-name="P55"><text:span text:style-name="T14">–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5"><text:span text:style-name="T14">– </text:span>Как ты её назвал? <text:span text:style-name="T14">– </text:span>отвалилась челюсть у аликорницы.</text:p>
      <text:p text:style-name="P55"><text:span text:style-name="T14">– </text:span>Эмм, мне неудобно вмешиваться, но вынуждена вас перебить. <text:span text:style-name="T14">– </text:span>встряла Твайлайт. <text:span text:style-name="T14">– </text:span>Это было экспериментальное заклинание. Локальная заморозка времени. Я, эмм, не предусмотрела возможности его отмены…</text:p>
      <text:p text:style-name="P55"><text:span text:style-name="T14">– </text:span>Что? <text:span text:style-name="T14">– </text:span>хором вскрикнули я с Луной.</text:p>
      <text:p text:style-name="P55"><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5">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4">– </text:span>Твайлайт, Дёрпи сказала, у тебя есть «Особенности поведения, питания и размножения приматов»? Я бы хотела её ненадолго… Ого!!!</text:p>
      <text:p text:style-name="P55">После долгой паузы тот же голос спросил:</text:p>
      <text:p text:style-name="P55"><text:span text:style-name="T14">– </text:span>Что тут случилось? Почему все висят в воздухе? И всё вот это?</text:p>
      <text:p text:style-name="P55">Голос Спайка откуда-то из подвала ответил:</text:p>
      <text:p text:style-name="P55"><text:span text:style-name="T14">– </text:span>Потому что Твайлайт остановила время. В радиусе девяти метров, как мне кажется. Или десяти.</text:p>
      <text:p text:style-name="P55"><text:span text:style-name="T14">– </text:span>В двенадцати с половиной. <text:span text:style-name="T14">– </text:span>донёсся голос Твайлайт сверху. <text:span text:style-name="T14">–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4">– Н</text:span>Е ВЗДУМАЙ СЧИТАТЬ СЕБЯ ПОБЕДИТЕЛЬНИЦЕЙ! <text:span text:style-name="T14">– </text:span>загремело у меня в мозгу, в обоих сознаниях сразу. <text:span text:style-name="T14">–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единорожки-заучки.</text:p>
      <text:p text:style-name="P55"><text:span text:style-name="T14">–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pan text:style-name="T14">–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5"><text:span text:style-name="T14">–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4">–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4">– </text:span>Она имеет ввиду, кто из единорогов в библиотеке не попал в это сверхпрозрачное стекло? Ну же, не тушуйся!</text:p>
      <text:p text:style-name="P55"><text:soft-page-break/>Послышался застенчивый голос.</text:p>
      <text:p text:style-name="P55"><text:span text:style-name="T14">– </text:span>Эмм, я вам подхожу?</text:p>
      <text:p text:style-name="P55"><text:span text:style-name="T14">– </text:span>КТО ТЫ? ПРЕДСТАВЬСЯ!</text:p>
      <text:p text:style-name="P55"><text:span text:style-name="T14">– </text:span>Эмм, Лира Хартстрингс, единорог. Я не то, чтобы маг, моя специализация — музыка…</text:p>
      <text:p text:style-name="P55"><text:span text:style-name="T14">– </text:span>ГОДИТСЯ! ТЫ ВИДИШЬ ТОЧКУ СИНГУЛЯРНОСТИ?</text:p>
      <text:p text:style-name="P55"><text:span text:style-name="T14">– </text:span>Эмм?</text:p>
      <text:p text:style-name="P55">Голос Спайка пояснил:</text:p>
      <text:p text:style-name="P55"><text:span text:style-name="T14">– </text:span>Вон та яркая искорка над лестницей, у которой вся картинка искривляется.</text:p>
      <text:p text:style-name="P55"><text:span text:style-name="T14">– </text:span>Да! Вижу.</text:p>
      <text:p text:style-name="P55"><text:span text:style-name="T14">– </text:span>ТЕПЕРЬ ЛЕВИТИРУЙ ПРИМАТА В ТОЧКУ СИНГУЛЯРНОСТИ.</text:p>
      <text:p text:style-name="P55"><text:span text:style-name="T14">– </text:span>Чего-о-о?!! <text:span text:style-name="T14">– </text:span>возопило моё малое сознание.</text:p>
      <text:p text:style-name="P55"><text:span text:style-name="T14">– </text:span>Эмм… Зачем?</text:p>
      <text:p text:style-name="P55"><text:span text:style-name="T14">–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4"> </text:span>НЕ ВОЛНУЙСЯ, ДВУНОГИЙ, ТЕБЕ ЭТО НЕ ПОВРЕДИТ.</text:p>
      <text:p text:style-name="P55"><text:span text:style-name="T14">– </text:span>Вы даёте слово, что человеку не будет причинён вред? <text:span text:style-name="T14">– </text:span>голос Лиры обрёл непривычную твёрдость.</text:p>
      <text:p text:style-name="P55"><text:span text:style-name="T14">– </text:span>КАК ТЫ СМЕЕШЬ СОМНЕВАТЬСЯ В НАС, СВОЕЙ ПРИНЦЕССЕ?</text:p>
      <text:p text:style-name="P55"><text:span text:style-name="T14">– Я </text:span>не сомневаюсь в вас, Ваше Высочество… Потому и требую слова!</text:p>
      <text:p text:style-name="P55"><text:span text:style-name="T14">–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4">– </text:span>Ну, блядь, спасибо! <text:span text:style-name="T14">– </text:span>подумал я.</text:p>
      <text:p text:style-name="P55"><text:span text:style-name="T14">–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p>
      <text:p text:style-name="P55"/>
      <text:p text:style-name="P55"><text:span text:style-name="T14">–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4">– </text:span>Проклятье! Тебе только Кэйдэнс осталось обрыгать для полной коллекции! <text:span text:style-name="T14">–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oft-page-break/><text:span text:style-name="T14">– </text:span>Так шта не так уж сильно мы и погудели с братюней на прошлый Канун горящего очага! <text:span text:style-name="T14">– </text:span>пробормотала Эпплджек, схватившись за голову. <text:span text:style-name="T14">–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pan text:style-name="T14">– </text:span>Итак, Мы ждём <text:span text:style-name="T14">– а</text:span>ликорница смотрела на меня выжидающе. <text:span text:style-name="T14">–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4">–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4">– </text:span>Давай по-порядку. <text:span text:style-name="T14">– о</text:span>становила меня Луна. <text:span text:style-name="T14">– </text:span>С чего ты взял, что она в твоём мире?</text:p>
      <text:p text:style-name="P55">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4">–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4">– Ч</text:span>то? Остатки магии? <text:span text:style-name="T14">–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4">– </text:span>Мы проследили её сновидение до магической вспышки. <text:span text:style-name="T14">– п</text:span>одтвердила Луна. Её взгляд сверлил меня, улавливая малейшие изменения мимики. <text:span text:style-name="T14">– </text:span>Сел встречалась во сне с тобой. Ей пришлось потратить все силы на то, чтобы вырвать тебя из лап твоего мира.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4">– </text:span>Теперь ты понимаешь, почему Мы виним тебя в развоплощении сестры?</text:p>
      <text:p text:style-name="P55"><text:span text:style-name="T14">– </text:span>Да. Но послушай… Я не могу рассказать всё. <text:span text:style-name="T14">– </text:span>осторожно, как по горячим углям, начал я. <text:span text:style-name="T14">– </text:span>Это может натворить большую беду.</text:p>
      <text:p text:style-name="P55">Луна пристально взглянула на меня и понимающе склонила голову.</text:p>
      <text:p text:style-name="P55"><text:span text:style-name="T14">– </text:span>Мы знаем, иногда так бывает. Продолжай.</text:p>
      <text:p text:style-name="P55"><text:span text:style-name="T14">–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5"><text:span text:style-name="T14">– </text:span>Да, помним.</text:p>
      <text:p text:style-name="P55"><text:span text:style-name="T14">–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oft-page-break/><text:span text:style-name="T14">–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4">–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pan text:style-name="T14">–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pan text:style-name="T14">– </text:span>Ты что-то недоговариваешь. <text:span text:style-name="T14">– </text:span>шепнула Луна почти ласково. <text:span text:style-name="T14">–</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5">Аликорница вернулась на место, воссоединившись с двойником.</text:p>
      <text:p text:style-name="P55"><text:span text:style-name="T14">– …</text:span>а <text:span text:style-name="T14">М</text:span>арк Ботвиний-младший упоминал в «Энциклопедии Арканум» о древнем божестве К<text:span text:style-name="T14">'</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4">– </text:span>Достаточно, Твайлайт. <text:span text:style-name="T14">– </text:span>остановила единорожку Луна. <text:span text:style-name="T14">–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4">–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4">– </text:span>Да, это может сработать. <text:span text:style-name="T14">– </text:span>кивнула Луна. <text:span text:style-name="T14">– </text:span>Если только у Нас с Дискордом хватит сил его открыть. В прошлый раз основную тяжесть по формированию коридора взяла на себя Сестра.</text:p>
      <text:p text:style-name="P55"><text:span text:style-name="T14">– </text:span>Разумеется, я помогу вам! <text:span text:style-name="T14">– </text:span>воскликнула Твайлайт с энтузиазмом. <text:span text:style-name="T14">– </text:span>У меня же есть опыт, хоть и не очень удачный.</text:p>
      <text:p text:style-name="P55">Луна сморщила нос при этих словах, но всё же кивнула.</text:p>
      <text:p text:style-name="P55"><text:span text:style-name="T14">–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4">– </text:span>Я приглашу их. Они не откажутся.</text:p>
      <text:p text:style-name="P55"><text:span text:style-name="T14">– </text:span>Что ж, ещё одной проблемой меньше. Теперь нужно решить, как найти Сел. Кто-то должен отправиться за ней.</text:p>
      <text:p text:style-name="P55"><text:span text:style-name="T14">– </text:span>Это, разумеется, буду я. <text:span text:style-name="T14">– п</text:span>ожал плечами я. <text:span text:style-name="T14">– Р</text:span>азумная пони там и шагу не сделает без того, чтобы не попасть в лабораторию к учёным или военным.</text:p>
      <text:p text:style-name="P55"><text:span text:style-name="T14">– </text:span>А если…</text:p>
      <text:p text:style-name="P55"><text:soft-page-break/><text:span text:style-name="T14">– </text:span>А если она прикинется неразумной, <text:span text:style-name="T14">– </text:span>предвосхитил я вопрос единорожки, <text:span text:style-name="T14">–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5"><text:span text:style-name="T14">– </text:span>Остаётся ещё одна проблема. <text:span text:style-name="T14">– </text:span>тихо сказала тёмная аликорница. <text:span text:style-name="T14">–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5"><text:span text:style-name="T14">– </text:span>Я попробую подыскать подходящие заклинания для работы с флорой. <text:span text:style-name="T14">– </text:span>загорелась научным рвением Твайлайт. <text:span text:style-name="T14">–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pan text:style-name="T14">– </text:span>Почему ты так опасаешься гибели Селестии? <text:span text:style-name="T14">– </text:span>наконец спросил я аликорницу. <text:span text:style-name="T14">– </text:span>Ведь вы бессмертны. Рано или поздно твоя сестра вернётся к тебе, как ты вернулась к ней через тысячу лет заточения.</text:p>
      <text:p text:style-name="P55"><text:span text:style-name="T14">– </text:span>Ха! <text:span text:style-name="T14">– </text:span>с горечью отозвалась Луна. <text:span text:style-name="T14">–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5"><text:span text:style-name="T14">–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4">–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4">– </text:span>Почему же ты не смогла найти меня с его помощью?</text:p>
      <text:p text:style-name="P55">Аликорница смутилась.</text:p>
      <text:p text:style-name="P55"><text:span text:style-name="T14">–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4">– </text:span>Да уж, успех тотальный. <text:span text:style-name="T14">– </text:span>скептически отозвался я, прислушиваясь к звукам уборки. <text:span text:style-name="T14">– </text:span>Я бы и сам к тебе заявился с результатами эксперимента, дай ты мне пару дней времени.</text:p>
      <text:p text:style-name="P55"><text:span text:style-name="T14">– </text:span>Как бы то ни было, <text:span text:style-name="T14">– </text:span>поджала губы Луна, <text:span text:style-name="T14">– </text:span>мы пришли к сотрудничеству. Надеюсь, оно будет плодотворным. Более плодотворным, чем то, что было у тебя с Сел.</text:p>
      <text:p text:style-name="P55">Я присмотрелся к ночной принцессе с подозрением. Что она знает о нас с Селестией?</text:p>
      <text:p text:style-name="P55"><text:span text:style-name="T14">– </text:span>У нас было достаточно плодотворное сотрудничество. <text:span text:style-name="T14">– </text:span>осторожно начал я. <text:span text:style-name="T14">– </text:span>Хотя основную часть работы сделал я, Дэш и Твайлайт.</text:p>
      <text:p text:style-name="P55"><text:soft-page-break/><text:span text:style-name="T14">– </text:span>Неудивительно! <text:span text:style-name="T14">– </text:span>фыркнула Луна. <text:span text:style-name="T14">– </text:span>в<text:span text:style-name="T14"> </text:span>этом — вся Сел. Сестра, в отличие от Нас, всегда норовит спихнуть тяжёлую задачу на кого-нибудь другого!</text:p>
      <text:p text:style-name="P55"><text:span text:style-name="T14">– </text:span>А также совместить приятное с полезным. <text:span text:style-name="T14">– </text:span>не удержался я от подколки.</text:p>
      <text:p text:style-name="P49">Луна бросила на меня тяжёлый взгляд.</text:p>
      <text:p text:style-name="P53"><text:span text:style-name="T21">–</text:span> Вот это вряд ли! Сестра охладела к сексу ещё до Нашей ссылки. И, насколько Нам известно, за время Нашего отсутствия её предпочтения в <text:span text:style-name="T14"><text:s/></text:span>этом плане не менялись.</text:p>
      <text:p text:style-name="P5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9"><text:span text:style-name="T20">–</text:span> Тогда зачем она..?</text:p>
      <text:p text:style-name="P49"><text:span text:style-name="T20">–</text:span> Дала тебе? <text:span text:style-name="T20">–</text:span> цинично завершила мой вопрос Луна. <text:span text:style-name="T20">–</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3"><text:span text:style-name="T21">–</text:span> А другие? Они тоже… давали мне потому, что считали меня последним шансом?</text:p>
      <text:p text:style-name="P53">У аликорницы отвалилась челюсть.</text:p>
      <text:p text:style-name="P53"><text:span text:style-name="T21">–</text:span> Другие? Кто ещё?<text:span text:style-name="T14"> </text:span>С кем ещё у тебя были… отношения?</text:p>
      <text:p text:style-name="P49"><text:span text:style-name="T20">–</text:span> С Рэйнбоу Дэш <text:span text:style-name="T20">–</text:span> ответил я несчастным голосом. <text:span text:style-name="T20">–</text:span> И, может быть, с Пинки.</text:p>
      <text:p text:style-name="P49"><text:span text:style-name="T20">–</text:span> А ты живчик. <text:span text:style-name="T20">–</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9"><text:span text:style-name="T20">– Что?!! – с недоверием воскликнула Луна. – Сестра никогда не умела лечить. И сейчас не умеет </text:span><text:span text:style-name="T62">—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9"><text:span text:style-name="T20">– О небо! Теперь Мы понимаем, почему она так ослабела! Как это в стиле Сестры </text:span><text:span text:style-name="T62">—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9"><text:span text:style-name="T20">– Заместительная терапия </text:span><text:span text:style-name="T62">—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5">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9"><text:span text:style-name="T20">–</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9">Аликорница фыркнула.</text:p>
      <text:p text:style-name="P49"><text:span text:style-name="T20">– </text:span><text:span text:style-name="T6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5"><text:span text:style-name="T14">– Анон</text:span>, ты в порядке? <text:span text:style-name="T14">– </text:span>на балкон заглянула Дэш. <text:span text:style-name="T14">– </text:span>Твайлайт говорит, нам нужно отправляться к развалинам в Вечнодикий лес. Можешь на меня рассчитывать. Когда отправляемся?</text:p>
      <text:p text:style-name="P55">Я благодарно взъерошил пегаске гриву. Уныние отступило.</text:p>
      <text:p text:style-name="P55"><text:span text:style-name="T14">– </text:span>Спасибо, Дэш. Ты настоящий друг.</text:p>
      <text:p text:style-name="P55"><text:span text:style-name="T14">– </text:span>Сначала нам нужно вернуться в Кантерлот. <text:span text:style-name="T14">– п</text:span>рервала нас Луна. <text:span text:style-name="T14">– </text:span>Помимо подготовки к рейду, Нам нужно создать компас. И провести Гранд Галопинг Гала.</text:p>
      <text:p text:style-name="P55">Я удивлённо воззрился на аликорницу. Та сконфузилась.</text:p>
      <text:p text:style-name="P55"><text:span text:style-name="T14">– </text:span>Если отменить праздник, начнутся волнения. <text:span text:style-name="T14">– </text:span>ответила Луна на мой не заданный вопрос. <text:span text:style-name="T14">–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65" text:outline-level="2"><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4">– </text:span>Да што ж такое творится-то! Ни в жисть не поверю, чтоб в Кантерлоте пустые дома были! <text:span text:style-name="T14">– </text:span>заявила Эпплджек. <text:span text:style-name="T14">–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5"><text:span text:style-name="T14">– </text:span>Какая жалость, что это всё из-за вампирского мира! <text:span text:style-name="T14">– </text:span>пробормотала Рэрити. <text:span text:style-name="T14">– </text:span>Самое бы время покупать землю под бутик.</text:p>
      <text:p text:style-name="P5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4">– Анон</text:span>, ты тут? <text:span text:style-name="T14">–</text:span>Дэш просунула нос в дверь, не дожидаясь отклика. <text:span text:style-name="T14">– </text:span>Ага, вот ты где! Я с тобой!</text:p>
      <text:p text:style-name="P55">Она швырнула перемётные сумки мне на постель и пошла к выходу.</text:p>
      <text:p text:style-name="P55"><text:span text:style-name="T14">– </text:span>Ну, чего застрял? Пошли скорее, а то на хавчик опоздаем! <text:span text:style-name="T14">–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38">…</text:p>
      <text:p text:style-name="P38"/>
      <text:p text:style-name="P55"><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4">– </text:span>Располагайтесь. <text:span text:style-name="T14">–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4">–</text:span> всхлипула Дэш.</text:p>
      <text:p text:style-name="P55"><text:span text:style-name="T14">– </text:span>Ну что же вы? Присаживайтесь. <text:span text:style-name="T14">– </text:span>вновь пригласила Луна. <text:span text:style-name="T14">– </text:span>Если блюда за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4">одной</text:span> подушки.</text:p>
      <text:p text:style-name="P55"><text:span text:style-name="T14">– </text:span>Мы узнали у шеф-повара Сестры о твоих кулинарных предпочтениях. <text:span text:style-name="T14">– у</text:span>лыбнулась мне Луна. <text:span text:style-name="T14">– </text:span>Не в обиду, но ты первый примат-митарианец<text:note text:id="ftn17" text:note-class="footnote"><text:note-citation>17</text:note-citation><text:note-body><text:p text:style-name="P146">Митарианец <text:span text:style-name="T54">– мясоед</text:span></text:p></text:note-body></text:note> на Нашей памяти. Насколько Нам известно, рацион обезьян состоит из фруктов и листьев бамбука.</text:p>
      <text:p text:style-name="P55">Я мило улыбнулся ей в ответ и закинул в рот пучок петрушки.</text:p>
      <text:p text:style-name="P55"><text:span text:style-name="T14">– </text:span>А ты первая на моей памяти лошадь, умеющая магичить.</text:p>
      <text:p text:style-name="P55">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5">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Эпплджек.</text:p>
      <text:p text:style-name="P55">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за себя, дражайшая! Я, наоборот, только вхожу во вкус!</text:p>
      <text:p text:style-name="P55">Драконикус заткнулся и принялся жадно есть брюкву.</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5">– Прибыл к нам, ага. А я-то думал, Сахарная Ватка сама вытащила на нашу голову эту обезьяну из мухосранска. – громко прочавкал сам себе Дискорд.</text:p>
      <text:p text:style-name="P55">– Анонимус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умничка Твайлайт.</text:p>
      <text:p text:style-name="P55">Остальные пони отозвали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text:soft-page-break/>–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Наши маленькие пони, Мы должны просить вас ещё об одной услуге.</text:p>
      <text:p text:style-name="P55">Непривычно смешно было видеть принцессу ночи покрасневшей и прячущей в замешательстве глаза.</text:p>
      <text:p text:style-name="P55">–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настала очередь прятать глаза шестёрке пони. Дэш фейсхуфнула.</text:p>
      <text:p text:style-name="P55">– Нам просто необходимо провести это праздник! – отчаянно заявила Луна.<text:span text:style-name="T14">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
      <text:p text:style-name="P39">***</text:p>
      <text:p text:style-name="P38"/>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 Потому что у меня больше нет других причин верить в дружбомагию. После того, что рассказала Луна.</text:p>
      <text:p text:style-name="P55"><text:soft-page-break/>Аликорница сникла.</text:p>
      <text:p text:style-name="P55">– Она ведь правду сказала? То свидание ночью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Мну видела, как ты залазил сюда. Классное местечко!</text:p>
      <text:p text:style-name="P55">– Привет, Индиго.</text:p>
      <text:p text:style-name="P55">– Что-то на тебе мордочки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 Так это ж здорово! Мну любит,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тень!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5"><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5">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Единорожка умчалась с победным «ю-ху-у-у!».</text:p>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5"/>
      <text:p text:style-name="P65">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5">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5">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5">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5"><text:soft-page-break/>До встречи!</text:p>
      <text:p text:style-name="P65"/>
      <text:p text:style-name="P55">– Сел - Сел… Ну почему ты такая… – пробормотал я сквозь слёзы.</text:p>
      <text:p text:style-name="P55"/>
      <text:p text:style-name="P56">***</text:p>
      <text:p text:style-name="P84"/>
      <text:p text:style-name="P55">«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5">–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 Йей!!!</text:p>
      <text:p text:style-name="P55"><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 Нам дают знак!</text:p>
      <text:p text:style-name="P55">– Наша принцесса! Наше солнце!</text:p>
      <text:p text:style-name="P55">– Она вернётся! Как нам и обещала принцесса Луна!</text:p>
      <text:p text:style-name="P55">– А то! Я всем говорил! Мне никто не верил! Никто!!! Эти смешные бунтари из Мэйнхеттена…</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5">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5">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5"/>
      <text:p text:style-name="P55">…</text:p>
      <text:p text:style-name="P55"/>
      <text:p text:style-name="P55">Музыкальный транс прервался цоканьем копыт по парковой дорожке. Две фигуры устало брели прочь от замка, тихо переговариваясь между собой.</text:p>
      <text:p text:style-name="P55">– Ужель обязательно лично приветствовать каждого пони? Сестра разбаловала их. Это так утомляет!</text:p>
      <text:p text:style-name="P55"><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69">д</text:span>ЕсЬ БЫл <text:span text:style-name="T70">д</text:span>ИскОр<text:span text:style-name="T68">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5">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Анонимус.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с приторной любезностью приветствовала франта Луна – Как ваше драгоценное здоровье? Как поживает ваш кузён Хавтиноуз?</text:p>
      <text:p text:style-name="P55"><text:soft-page-break/>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Луна с некоторым смущением сообщила:</text:p>
      <text:p text:style-name="P55">–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 Я раздражённо сунул шкатулку в карман.</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38"/>
      <text:p text:style-name="P56">***</text:p>
      <text:p text:style-name="P55"/>
      <text:p text:style-name="P55">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5">Перепрыгивая через две ступеньки я достиг вершины башни.</text:p>
      <text:p text:style-name="P55">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ее время на нём никто не спал. Ни складочки, ни вмятинки, ни волоска, ни пылинки.</text:p>
      <text:p text:style-name="P55">Я окинул взглядом комнату. Взор упал на гардероб у стены. Вот где можно найти перо или волос!</text:p>
      <text:p text:style-name="P55">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1"></text:span><text:span text:style-name="T72"> сидел, прислонившись к стенке. Оранжевая лампочка по прежнему горела на налобном щитке.</text:span></text:p>
      <text:p text:style-name="P5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5">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5">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5">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6">***</text:p>
      <text:p text:style-name="P55"/>
      <text:p text:style-name="P55">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5"/>
      <text:p text:style-name="P55">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5">Штурвал заклинило. Бля!!!</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Я что есть мочи дёрнул штурвал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5">Замок.</text:p>
      <text:p text:style-name="P55">Проклятье, что с замком?!</text:p>
      <text:p text:style-name="P55">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Пиздец…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Спокойно, Анон! Ты когда-то хотел стать пилотом — в следующий раз будь поосторожнее в своих мечтаниях! Альпинизм — наше всё!</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
      <text:p text:style-name="P55">– <text:span text:style-name="T73">Зафиксирована опасная ситуация. Сознание пациента </text:span><text:span text:style-name="T74">&lt;</text:span><text:span text:style-name="T73">Селестия</text:span><text:span text:style-name="T74">&gt;</text:span><text:span text:style-name="T73"> не регистрируется. Активируется протокол экстренной эвакуации пациента </text:span><text:span text:style-name="T74">&lt;</text:span><text:span text:style-name="T73">Селестия</text:span><text:span text:style-name="T74">&gt;</text:span><text:span text:style-name="T73"> к супервизору </text:span><text:span text:style-name="T74">&lt;</text:span><text:span text:style-name="T73">Луна</text:span><text:span text:style-name="T74">&gt;</text:span><text:span text:style-name="T73">.</text:span></text:p>
      <text:p text:style-name="P79"/>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
      <text:p text:style-name="P55">БЛЯ!!!</text:p>
      <text:p text:style-name="P55"/>
      <text:p text:style-name="P55">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5">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5">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5">Когда последний чек-поинт был пройден, на главном табло мигнула и исчезла цифра «<text:span text:style-name="T27">7.76</text:span>», сменившись на «<text:span text:style-name="T27">7.72</text:span>».</text:p>
      <text:p text:style-name="P55">Можно ставить галочку на исполнившейся мечте стать пилотом! Что там следующее на очереди? Альпинизм?</text:p>
      <text:p text:style-name="P55">Сделав полный круг вокруг парка, мы вышли на финишную прямую, в конце которой нас приветливо встречали двери центрального холла дворца.</text:p>
      <text:p text:style-name="P55">БЛЯ!!!</text:p>
      <text:p text:style-name="P55">Какая тупица закрыла двери?</text:p>
      <text:p text:style-name="P55">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5"><text:soft-page-break/>У тебя всё под контролем, Анон?!! Проклятье!</text:p>
      <text:p text:style-name="P55">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5"/>
      <text:p text:style-name="P55">…</text:p>
      <text:p text:style-name="P55"/>
      <text:p text:style-name="P55">–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5">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5">– Мнэ-э-э. – в этот момент даже козлиное блеяние было для меня верхом геройства.</text:p>
      <text:p text:style-name="P55">Подымая тучи пыли, с грохотом обрушилась в провал башня Селестии. Луна с отвалившейся челюстью наблюдала за действом в окно.</text:p>
      <text:p text:style-name="P55">–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 <text:s/>Чтобы легче было дышать, я пальцем оттянул галстук от горла.</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text:span text:style-name="T1">3</text:span>. <text:span text:style-name="T1">Летающий замок</text:span></text:h>
      <text:p text:style-name="P86"/>
      <text:p text:style-name="P55">Скалу ощутимо тряхнуло. Грибной суп выплеснулся из супницы на стол.</text:p>
      <text:p text:style-name="P55">– Конски яблоки! Четвёртый день уж волокут. Могли бы и научиться наконец-то. – проворчала Эпплджек с набитым ртом.</text:p>
      <text:p text:style-name="P55">Мы завтракали на утёсе. Прямо перед нами маячил хвост «Конкордии». Трёхмильный канат соединял гигантский дирижабль с «Громовержцем»<text:span text:style-name="T14">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5">–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 Я даже рассмотрел свой бывший домик на окраине, у железной дороги.</text:p>
      <text:p text:style-name="P55">– Эй-Джей, гляди, твоя ферма! Я даже Биг Мака вижу. – Дэш указала на ряды деревьев на окраине городка.</text:p>
      <text:p text:style-name="P55">– Агась, она, родимая! – кивнула фермерша. – А это значит, скоро приедем.</text:p>
      <text:p text:style-name="P55">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5">– Итак, через день мы достигнем цели.</text:p>
      <text:p text:style-name="P55">Надеюсь, все помнят план действий. Мы высаживаемся группой у входа и…</text:p>
      <text:p text:style-name="P55">– Эмм… Прячемся?</text:p>
      <text:p text:style-name="P55">– Дерёмся с пландерсидами?</text:p>
      <text:p text:style-name="P55">– Создаём магический щит?</text:p>
      <text:p text:style-name="P55">– Нет!</text:p>
      <text:p text:style-name="P55">Луна поднесла копыто ко рту и прокашлялась.</text:p>
      <text:p text:style-name="P55">–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5">Луна строго посмотрела на нас.</text:p>
      <text:p text:style-name="P55">–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Анонимус?</text:p>
      <text:p text:style-name="P55">Я продемонстрировал ночной принцессе шкатулку с беспорядочно мечущейся стрелкой.</text:p>
      <text:p text:style-name="P55">–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5">Лавандовая единорожка съёжилась.</text:p>
      <text:p text:style-name="P55">–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5">–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5">Мордочка аликорницы омрачилась печалью.</text:p>
      <text:p text:style-name="P55">– К сожалению, в этом случае жертв невозможно будет избежать. Мы бы многое отдали, чтобы не прибегать к этому варианту.</text:p>
      <text:p text:style-name="P55">Дэш подняла копыто.</text:p>
      <text:p text:style-name="P55">– Если я правильно врубилась, нам надо навести шороху в болоте при посадке? Чтоб ничего не дёргалось? Это для меня — фигня! Было б о чём говорить.</text:p>
      <text:p text:style-name="P55">Все, включая меня, вытаращились на пегаску с великим удивлением. Дискорд покрутил когтем у виска.</text:p>
      <text:p text:style-name="P55">– Я могу влупить по болоту радужным ударом. – объяснила пегаска. – Ручаюсь, после этого пландерсидам будет не до нас.</text:p>
      <text:p text:style-name="P55">Твайлайт внезапно закивала головой и зашептала на ухо Луне. Аликорница задумалась.</text:p>
      <text:p text:style-name="P55">–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5">Луна повернулась к выходу.</text:p>
      <text:p text:style-name="P55">–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 Гм! Изначально Мы полагали, что Сестра сама откроет коридор в Эквестрию.</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4">, </text:span>отправилось в мусорную корзину.</text:p>
      <text:p text:style-name="P55">–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5">Луна с шумом захлопнула справочник.</text:p>
      <text:p text:style-name="P55">–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Дискорд устроился поудобнее и демонстративно поправил бейсболку со «<text:span text:style-name="T27">СВЕТОЧЕМ</text:span>».</text:p>
      <text:p text:style-name="P55">–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У нас нет времени. Придётся действовать по твоему плану.</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5">Драконикус отвлёкся от приятных мыслей и направился к выходу. За ним потянулись и остальные.</text:p>
      <text:p text:style-name="P55">Я подождал, пока все выйдут и подобрал с пола оброненную Дискордом газету. Весь разворот занимал один заголовок.</text:p>
      <text:p text:style-name="P55"/>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9"><text:span text:style-name="T62">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2">— одичавшие пони паслись по близлежащим полям.</text:span></text:p>
      <text:p text:style-name="P55"><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5"/>
      <text:p text:style-name="P55">…</text:p>
      <text:p text:style-name="P55"/>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3"><text:span text:style-name="T14">–</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4">трид</text:span><text:span text:style-name="T1">цать лет, если его сменят через </text:span><text:span text:style-name="T64">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Анон?</text:p>
      <text:p text:style-name="P55">– Да?</text:p>
      <text:p text:style-name="P55">–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 А то ж!</text:p>
      <text:p text:style-name="P55"><text:soft-page-break/>Вслед за Твайлайт к нам подошли Эпплджек с Пинки. Фермерша встала на задние ноги и положила передние мне на плечи.</text:p>
      <text:p text:style-name="P55">–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5">– Супер-дупер-верно! Пусть только попробует! Ещё никто не смел отобрать у Пинки друга и остаться при этом в своём уме!!!</text:p>
      <text:p text:style-name="P55">Розовая пони уселась на круп, копыта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Анон.</text:p>
      <text:p text:style-name="P55">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 Тебе не стоит печалиться, человек. Твайлайт Спаркл права: дружба — не та вещь, которую можно взвешивать на весах.</text:p>
      <text:p text:style-name="P55">Луна отвернулась, попытавшись скрыть смущение.</text:p>
      <text:p text:style-name="P55">–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4"><text:span text:style-name="T14">~~~ </text:span>Человек Анонимус Терранский <text:span text:style-name="T14">~~~</text:span></text:p>
      <text:p text:style-name="P74">Паспорт гражданина Эквестрии</text:p>
      <text:p text:style-name="P73">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3">Именем правительства Эквестрии призываем оказывать предъявителю сего всю возможную помощь и содействие.</text:p>
      <text:p text:style-name="P78">26.07.2143 А.С.</text:p>
      <text:p text:style-name="P55"/>
      <text:h text:style-name="Heading_20_2" text:outline-level="2">24. Навсегда. И всегда.</text:h>
      <text:p text:style-name="P132"/>
      <text:p text:style-name="P49">– Шесть. Пять. Четыре. Три. Два. Один. Ста-а-а-арт! – заверещала Пинки.</text:p>
      <text:p text:style-name="P49"><text:soft-page-break/>Эпплджек ударила задними ногами в гонг. Твайлайт включила кинокамеру на запись. Флаттершай спрятала голову под хвост Рэрити.</text:p>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Или, может быть, в тебе, Анон, если ты до сих пор пытаешься судить о пони по стандартам мира людей?</text:p>
      <text:p text:style-name="P49">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Пегаска, не услышав от меня слов восхищения, надулась.</text:p>
      <text:p text:style-name="P49">–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text:soft-page-break/>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6">Центурия <text:span text:style-name="T54">– военное подразделение в 100 солдат</text:span></text:p></text:note-body></text:note> в последний бой.</text:p>
      <text:p text:style-name="P49">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Луна повернулась и быстро ушла с обзорной площадки.</text:p>
      <text:p text:style-name="P49"/>
      <text:p text:style-name="P50">***</text:p>
      <text:p text:style-name="P49"/>
      <text:p text:style-name="P49"><text:soft-page-break/>–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 Ага. Я мигом. Отнесу рисунок и вернусь.</text:p>
      <text:p text:style-name="P26"/>
      <text:p text:style-name="P50">***</text:p>
      <text:p text:style-name="P26"/>
      <text:p text:style-name="P35"><text:span text:style-name="T1">«Королева Лорен» жалобно потрескивала, опираясь </text:span><text:span text:style-name="T64">задней осью </text:span><text:span text:style-name="T1">на табуретку. Я прилаживал ей новое колесо взамен <text:s/>утраченного. </text:span><text:span text:style-name="T64">Ещ</text:span><text:span text:style-name="T1">ё</text:span><text:span text:style-name="T64"> </text:span><text:span text:style-name="T1">немного, и будет как новенькая! В дворцовом гараже среди кучи хлама таки нашлось лопнувшее колесо, которое </text:span><text:span text:style-name="T64">мне удалось</text:span><text:span text:style-name="T1"> отремонтировать — о</text:span><text:span text:style-name="T64">бучение у</text:span><text:span text:style-name="T1"> Норфа не </text:span><text:span text:style-name="T64">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4">на </text:span><text:span text:style-name="T1">корпус</text:span><text:span text:style-name="T64">е</text:span><text:span text:style-name="T1">, полученные при таране крыши сарая и дверей дворцового холла, <text:s/>и будет как новенькая — хоть снова в гонках участвуй.</text:span></text:p>
      <text:p text:style-name="P49"><text:soft-page-break/>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Я откинулся на задний борт колесницы. Вот если бы укатить на колеснице с Сел далеко-далеко за горизонт, навстречу <text:span text:style-name="T64">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9">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9">Я улыбнулся своим мыслям. Не ревнуй, Анон! Кроме тебя тут нет людей и никогда не было.</text:p>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4">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text:soft-page-break/>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Спокойно, Анон, всё под контролем. Просто доверься ей.</text:p>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64">о всём мире остались только м</text:span>ы<text:span text:style-name="T64">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1"/>
      <text:p text:style-name="P61">Я хотела бы бежать с тобой по полю, но у меня есть крылья.</text:p>
      <text:p text:style-name="P61">Я хотела бы лежать с тобой на поле ромашек, но я дочь неба.</text:p>
      <text:p text:style-name="P61">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1">Я хотел бы лететь в небе рядом с тобой, но у меня нет крыльев.</text:p>
      <text:p text:style-name="P61">Мне хотелось бы лежать на облаке рядом с тобой, но я сын земли.</text:p>
      <text:p text:style-name="P61">Всё, что я могу — нарисовать тебя купающейся в солнечных лучах.</text:p>
      <text:p text:style-name="P95"/>
      <text:p text:style-name="P53">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text:soft-page-break/>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9">Прозрачная капля упала мне на щеку. Потом вторая, третья.</text:p>
      <text:p text:style-name="P49">Откуда дождь? Мы же над облаками? Я попробовал влагу на вкус.</text:p>
      <text:p text:style-name="P49">Солёная.</text:p>
      <text:p text:style-name="P49">Проклятье! Я хотел избежать этого.</text:p>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Отцепив пегаску от «Королевы Лорен», я тихо спросил её:</text:p>
      <text:p text:style-name="P53">– Дэш, ты чего? Всё в порядке?</text:p>
      <text:p text:style-name="P53">– Ты о чём, Анон? – в тоне пегаски слышалось напряжение.</text:p>
      <text:p text:style-name="P53">– Ты ведь плакала?</text:p>
      <text:p text:style-name="P53">– Вот ещё! С какого это фига? У тебя глюки, Анон?</text:p>
      <text:p text:style-name="P53">Её наигранная весёлость только утвердила меня в своей правоте. Я осторожно снял с Дэш громадные противосолнечные очки.</text:p>
      <text:p text:style-name="P53">– Может, у меня и глюки, но вот это на глюк не похоже. – я прикоснулся ко влажной дорожке, протянувшейся по скуле пегаски из уголка глаза.</text:p>
      <text:p text:style-name="P77"><text:span text:style-name="T1">– Не трожь! – Дэш сердито фыркнула. – </text:span>Меня ослепило солнце! И вообще, не твоё дело!</text:p>
      <text:p text:style-name="P77"><text:s/>Вырвав у меня очки из рук, пегаска развернулась на одном копыте и улетела. Я покачал головой.</text:p>
      <text:p text:style-name="P55"/>
      <text:h text:style-name="Heading_20_2" text:outline-level="2">25. Осколки</text:h>
      <text:p text:style-name="P55"/>
      <text:p text:style-name="P55">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5">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5">Предупреждая зарождающуюся панику, аликорница подняла копыто.</text:p>
      <text:p text:style-name="P55">–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5">Аликорница подошла к нам и замерла в ожидании. Тяжёлое чувство накрыло меня.</text:p>
      <text:p text:style-name="P55">– Вижу! – наконец, нарушила молчание Пинки. Она оторвалась от подзорной трубы и указала вдаль.</text:p>
      <text:p text:style-name="P55">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5"><text:soft-page-break/>–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5">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5">– Он там, на месте. – успокоил я Луну. – Но есть, кажется, и плохие новости. Погоди, – остановил я невысказанный вопрос Луны, – мне надо убедиться.</text:p>
      <text:p text:style-name="P55">Я снова пригнулся к подзорной трубе и начал вращать окуляр. По мере увеличения резкости, формы болота приобретали узнаваемые очертания.</text:p>
      <text:p text:style-name="P55">Проклятье! Так и есть, ошибки быть не может. Но как? Чёрт подери, как???</text:p>
      <text:p text:style-name="P55">– Это Провал. – обратился я к Луне. – Теперь понятно, почему озеро увеличивается.</text:p>
      <text:p text:style-name="P55">– Что??? Но как вода удерживается от падения? Все Провалы, о которых Мы знаем, не имеют дна!</text:p>
      <text:p text:style-name="P55">– Я как раз задаю себе этот вопрос. – пожал я плечами.</text:p>
      <text:p text:style-name="P55">Луна сменила меня у подзорной трубы.</text:p>
      <text:p text:style-name="P55">–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5">Луна задумчиво потёрла копытом подбородок.</text:p>
      <text:p text:style-name="P55">–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5">– Есть!!! – дружно гаркнули за нашими спинами манипула<text:note text:id="ftn19" text:note-class="footnote"><text:note-citation>19</text:note-citation><text:note-body><text:p text:style-name="P146">Манипула <text:span text:style-name="T54">– военное подразделение в 200 солдат</text:span></text:p></text:note-body></text:note> пегасов дворцовой стражи и звено Вондерболтов.</text:p>
      <text:p text:style-name="P55"/>
      <text:p text:style-name="P55">…</text:p>
      <text:p text:style-name="P55"/>
      <text:p text:style-name="P55">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5">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5"><text:soft-page-break/>– Мы выиграли первый раунд. – тихо сказала Луна. – Нам стоило использовать «Конкордию» и в прошлый раз.</text:p>
      <text:p text:style-name="P55">– Напомнить тебе о режиме секретности, который ты тогда установила, или сама вспомнишь, Хмурая Метёлка? – язвительно отозвался Дискорд.</text:p>
      <text:p text:style-name="P55">Вместо доспехов старый фрик напялил на себя камзол и треуголку всё с тем же «<text:span text:style-name="T27">СВЕТОЧЕМ</text:span>» на всех трёх полях одновременно.</text:p>
      <text:p text:style-name="P55">«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5">– Рэйнбоу Дэш, твой выход. – обратилась к пегаске Луна. – А также Наш. И да пребудет с нами удача!</text:p>
      <text:p text:style-name="P55">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5">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5">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5">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5">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5">– Селестия милосердная! – пробормотала Эпплджек и сдвинула шляпу на глаза. – Они настигли их!</text:p>
      <text:p text:style-name="P55">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5"/>
      <text:p text:style-name="P55">ХЛОП!</text:p>
      <text:p text:style-name="P55"/>
      <text:p text:style-name="P55">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5">Луна, убедившись, что с пегаской всё в порядке, подошла ко мне, подволакивая ногу.</text:p>
      <text:p text:style-name="P55">–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5">Я внимательно всмотрелся в аликорницу. На накопытнике задней ноги красовалась приличных размеров вмятина.</text:p>
      <text:p text:style-name="P55">– Луна, что с тобой? Ты ранена?!!</text:p>
      <text:p text:style-name="P55"><text:soft-page-break/>Аликорница смутилась.</text:p>
      <text:p text:style-name="P55">– Мы утратили былую реакцию. Нам стыдно! Неважно. Главное — мы выиграли этот бой. Оставить! – <text:span text:style-name="T64">при</text:span>казала Луна ринувшимся было ей на помощь стражникам. – До завершения задачи Мы не обращаем внимания на пустяки.</text:p>
      <text:p text:style-name="P55">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5">–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5">Мы с Элементами <text:span text:style-name="T64">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8">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5"/>
      <text:p text:style-name="P39">~~~~~</text:p>
      <text:p text:style-name="P39"/>
      <text:p text:style-name="P55">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5">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5">– Бросайте якорь. – приказывает Луна в микрофон.</text:p>
      <text:p text:style-name="P55">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5">– Что за..? О НЕБО!!!</text:p>
      <text:p text:style-name="P55">Возглас Луны побуждает меня глянуть вниз.</text:p>
      <text:p text:style-name="P55">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text:soft-page-break/>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5">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5">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5">«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5">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5">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5">Рэйнбоу Дэш что-то шепчет на ухо аликорнице, та кивает ей в согласии. Пегаска стрелой взмывает с колесницы.</text:p>
      <text:p text:style-name="P55">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5">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5">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5">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5">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5">Захваченный «Громовержец» проплывает мимо нас, увлекаемый кракеном в бездну.</text:p>
      <text:p text:style-name="P55"/>
      <text:p text:style-name="P55">–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8"/>
      <text:p text:style-name="P55"><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5">– Берегись!!!</text:p>
      <text:p text:style-name="P55">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5"/>
      <text:p text:style-name="P39">~~~~~</text:p>
      <text:p text:style-name="P39"/>
      <text:p text:style-name="P55">…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4">конвульсивно</text:span> сокращаясь.</text:p>
      <text:p text:style-name="P55">Я принимаю вертикальное положение. Вокруг меня осыпавшиеся замшелые стены без крыши и… Дэш.</text:p>
      <text:p text:style-name="P55">–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 Да кто там считает! – отмахивается пегаска.</text:p>
      <text:p text:style-name="P55">– С остальными всё в порядке?</text:p>
      <text:p text:style-name="P55">Пегаска неуверенно кивает.</text:p>
      <text:p text:style-name="P55">– Флатти и Твайлайт могли помочь себе сами. Пинки схватила Рэрити, а их обеих — Луна.</text:p>
      <text:p text:style-name="P55">– А Эпплджек?</text:p>
      <text:p text:style-name="P55">Пегаска чешет затылок.</text:p>
      <text:p text:style-name="P55">– Не помню. Ты падал быстрее всех, у меня не было выбора.</text:p>
      <text:p text:style-name="P55">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5">– <text:span text:style-name="T64">А ч</text:span>то случилось с кракеном?</text:p>
      <text:p text:style-name="P55">– Он провалился в <text:span text:style-name="T64">П</text:span>ровал. – отвечает пегаска и смотрит на извивающийся остаток щупальца на скале. – По-крайней мере, большая его часть.</text:p>
      <text:p text:style-name="P55">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5">–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5">Я осторожно качаю головой, стараясь не вызвать боль.</text:p>
      <text:p text:style-name="P55">– Я видел только маленькую часть замка Сестёр. И то, в основном, подземную и на бегу. Но ты ведь можешь подняться над замком и разведать путь?</text:p>
      <text:p text:style-name="P55">Пегаска чешет копытом в затылке.</text:p>
      <text:p text:style-name="P55">– Могу, конечно. Но пока я сюда спускалась, меня трижды чуть не сбили.</text:p>
      <text:p text:style-name="P55">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5">–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5">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5">Прекрасно! Просто прекрасно!</text:p>
      <text:p text:style-name="P55">Я спускаюсь вниз, сажусь на обломок стены и обхватываю голову руками.</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5">– Анон… – касается крылом моего плеча Дэш. – Не время грустить. Мы должны идти в тронный зал.</text:p>
      <text:p text:style-name="P55">–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5">–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5">– Я не Проводник! – кричу я. – Меня сюда принесло по ошибке!..</text:p>
      <text:p text:style-name="P55">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5">Может быть, ты рано раскис, Анон? Вспомни, под тысячелетними развалинами полно подземелий.</text:p>
      <text:p text:style-name="P55">– Мы можем пройти подземным ходом. – киваю я на лаз.</text:p>
      <text:p text:style-name="P55">Пегаска воодушевляется.</text:p>
      <text:p text:style-name="P55">– Круть! Я же знала, что ты найдёшь выход! Веди, Проводник!</text:p>
      <text:p text:style-name="P55">Мы спускаемся в темноту древнего хода. Триста метров. Каких-то грёбанных триста метров!</text:p>
      <text:p text:style-name="P55"/>
      <text:p text:style-name="P55">…</text:p>
      <text:p text:style-name="P55"/>
      <text:p text:style-name="P55">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text:soft-page-break/>Пегаска чешет в затылке.</text:p>
      <text:p text:style-name="P55">–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Я раздражённо поворачиваюсь к Дэш.</text:p>
      <text:p text:style-name="P55">– Послушай, не называй меня Проводником. Это уже не смешно!</text:p>
      <text:p text:style-name="P55">Пегаска смотрит на меня вишнёвыми глазами.</text:p>
      <text:p text:style-name="P55">– Я не смеюсь. Я хотела тебя подбодрить малёхо, а то ты нос повесил. Но если не хочешь — не бу…</text:p>
      <text:p text:style-name="P55">– Дэш! Сзади!!!</text:p>
      <text:p text:style-name="P55">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3">—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9">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4">!</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это встречал раньше! Не помню только, где и когда.</text:p>
      <text:p text:style-name="P99"/>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4">света</text:span>. В последние мгновения толкающая меня сила пропадает, я лечу к выходу по инерции. В движении я изворачиваюсь и гляжу назад.</text:p>
      <text:p text:style-name="P55">Там лишь тающая в темноте радуга.</text:p>
      <text:p text:style-name="P49"/>
      <text:h text:style-name="Heading_20_2" text:outline-level="2">2<text:span text:style-name="T1">6</text:span>. <text:span text:style-name="T1">Терра</text:span></text:h>
      <text:h text:style-name="P166" text:outline-level="3">Воскресенье</text:h>
      <text:p text:style-name="P49"/>
      <text:p text:style-name="P1">Невесомость, удар, чувство веса. Я открываю глаза.</text:p>
      <text:p text:style-name="P1">Крыша <text:span text:style-name="T30">высотки</text:span><text:span text:style-name="T29"> </text:span>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4">-</text:span><text:span text:style-name="T1">бермудах и смокинге</text:span> <text:span text:style-name="T1">жмутся</text:span> к стенке рядом.</text:p>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Что ж ты? – пробормотал я.</text:p>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пере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4">Невозможно поверить, но два месяца</text:span><text:span text:style-name="T22"> </text:span><text:span text:style-name="T54">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9">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1">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9">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9">Да, Анон, тебе тоже нужно завязывать с конеёбством. После гибели Дэш ты больше не сможешь никого пустить в свою душу.</text:p>
      <text:p text:style-name="P59"/>
      <text:p text:style-name="P59">…</text:p>
      <text:p text:style-name="P59"/>
      <text:p text:style-name="P59"><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9">Дискорд помахал рукой у меня перед носом. Я оттолкнул его руку и выпрямился.</text:p>
      <text:p text:style-name="P59">– Не надо. Я в порядке.</text:p>
      <text:p text:style-name="P59"/>
      <text:p text:style-name="P60">***</text:p>
      <text:p text:style-name="P59"/>
      <text:p text:style-name="P59">– Проклятье! Я так и знал!</text:p>
      <text:p text:style-name="P59">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9">–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9">– И как её найти? – мрачно добавил я. – Компас теперь бесполезен.</text:p>
      <text:p text:style-name="P59">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9">Стакан медленно собрался воедино и прыгнул обратно в руку Дискорду. – Хорошо, хоть от моей заначки в Эогиппе кое-что осталось. – пробурчал он.</text:p>
      <text:p text:style-name="P59">– Ну так и зачем её тратить на ерунду? – возразил я.</text:p>
      <text:p text:style-name="P59">–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60">***</text:p>
      <text:p text:style-name="P59"/>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9">Бип-бип-бип!</text:p>
      <text:p text:style-name="P55">– Анон? – голос в трубке не смог скрыть радостного изумления. – Привет!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Бип-бип-бип!</text:p>
      <text:p text:style-name="P55"/>
      <text:h text:style-name="Heading_20_3" text:outline-level="3">Понедельник</text:h>
      <text:p text:style-name="P55"/>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soft-page-break/>…</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4">кликнул по ним правой кнопкой </text:span><text:span text:style-name="T1">мыши</text:span><text:span text:style-name="T64"> и </text:span><text:span text:style-name="T1">выбрал</text:span><text:span text:style-name="T64">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7">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7">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7">– Я отлучусь на пару деньков… Не скучайте тут без меня. Ждите дома. Вернусь с Сахарной Ваткой в обнимку — верь мне! Бу-га-га!</text:p>
      <text:p text:style-name="P67">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7">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6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9">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4"><text:span text:style-name="T14">– Пожалуйста, </text:span>Анон<text:span text:style-name="T14">…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4">–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9">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9">Я с удивлением повернулся к притихшей Флаттершай.</text:p>
      <text:p text:style-name="P109">– А как?</text:p>
      <text:p text:style-name="P109">Девушка обхватила себя руками, как будто от холода. Я еле различал её полушёпот.</text:p>
      <text:p text:style-name="P109">–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4">–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4">Девушка слабо улыбнулась.</text:p>
      <text:p text:style-name="P114"><text:soft-page-break/>– Я не сержусь… На Дискорда трудно не злиться… Он так себя ведёт, потому что его это… эмм… <text:s/>забавляет.</text:p>
      <text:p text:style-name="P3"/>
      <text:p text:style-name="P133">***</text:p>
      <text:p text:style-name="P131"/>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9">– Што ты решил, Анон?</text:p>
      <text:p text:style-name="P99">Я пожал плечами.</text:p>
      <text:p text:style-name="P3">– М<text:span text:style-name="T29">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8">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text:soft-page-break/>–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5">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8"><text:soft-page-break/>***</text:p>
      <text:p text:style-name="P67"/>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Sending heartbeats to all nodes… Zookeeper failure. Cluster going down in 3 minutes…</text:p>
      <text:p text:style-name="P91">UI module malfunction. UI module stop…</text:p>
      <text:p text:style-name="P91">Nash AI <text:span text:style-name="T14">module </text:span>malfunction. Nash AI module stop…</text:p>
      <text:p text:style-name="P91">Cluster going down in 2 minutes…</text:p>
      <text:p text:style-name="P91">Unloading dictionaries… HDFS malfunction</text:p>
      <text:p text:style-name="P91">Classloader malfunction. Classloader stop…</text:p>
      <text:p text:style-name="P91">Cluster going down in 1 minute…</text:p>
      <text:p text:style-name="P91">Kernel panic</text:p>
      <text:p text:style-name="P88"/>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0">—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text:p>
      <text:p text:style-name="P91">Loading dictionaries…</text:p>
      <text:p text:style-name="P91"><text:span text:style-name="T14">Nash </text:span>AI module start…</text:p>
      <text:p text:style-name="P91">Celest AI submodule found… Acquiring…</text:p>
      <text:p text:style-name="P91">UI module start…</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4">Знаешь, я передумала: мы можем встретиться у тебя вечером, если ты не против. Только ни слова о</text:span>б<text:span text:style-name="T14"> М</text:span>ЛП<text:span text:style-name="T14">,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2">– Ты его уничтожила?</text:p>
      <text:p text:style-name="P52">– Кого?</text:p>
      <text:p text:style-name="P52">– Этический модуль.</text:p>
      <text:p text:style-name="P52"><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2">– Ты его уничтожила?</text:p>
      <text:p text:style-name="P52">–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2">– Анон, а это правильно, что мы едем по кустам? Там ведь могут жить какие-нибудь зверюшки? – удручённо спросила Флаттершай.</text:p>
      <text:p text:style-name="P52">–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2">– Приехали!</text:p>
      <text:p text:style-name="P52"/>
      <text:p text:style-name="P52">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2">На лестничной клетке рука по привыче нажала кнопку лифта. Эпплджек тронула меня за плёчо.</text:p>
      <text:p text:style-name="P52">– Анон, идея — навоз! Тебя уже раз чуть не прикончил этот гроб на канате.</text:p>
      <text:p text:style-name="P52">Я хлопнул себя по лбу, соглашаясь.</text:p>
      <text:p text:style-name="P150"/>
      <text:p text:style-name="P52">…</text:p>
      <text:p text:style-name="P52"/>
      <text:p text:style-name="P52">…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2">Этаж…</text:p>
      <text:p text:style-name="P52">Ещё этаж… Эй, почему на этажах разное количество ступенек?!!</text:p>
      <text:p text:style-name="P52">Ещё два…</text:p>
      <text:p text:style-name="P52">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2">–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2">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2">Я запихнул Эпплджек себе за спину, выставил вперёд бейсбольную биту и сделал шаг вперёд…</text:p>
      <text:p text:style-name="P52"/>
      <text:p text:style-name="P52">…Которым неистово гордился следующие полторы секунды.</text:p>
      <text:p text:style-name="P52"/>
      <text:p text:style-name="P52">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2">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2">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2">Ещё раз мне пришлось отскакивать от осколков чёрного стекла, веером разлетевшихся из-под головы смайлолицего.</text:p>
      <text:p text:style-name="P52">– Флатти! – я кинулся к девушке, скорчившейся на полу.</text:p>
      <text:p text:style-name="P52">Эпплджек выхватила верёвку и подскочила к лежащему без движения смайлолицему.</text:p>
      <text:p text:style-name="P52">– Я уже умерла? Извини, Анон, я больше ничем не могла тебе помочь. Я не умею драться. – бормотала Флаттершай, не открывая глаз.</text:p>
      <text:p text:style-name="P52">За моей спиной тяжело дышала Эпплджек, затягивая на смайлолицем петлю за петлёй.</text:p>
      <text:p text:style-name="P52">– Флатти, вставай! Ты молодец! Лестница свободна! – подбодрил я девушку.</text:p>
      <text:p text:style-name="P52">За спиной послышался шорох.</text:p>
      <text:p text:style-name="P52">– Пирог мне в круп! – охнула Эпплджек.</text:p>
      <text:p text:style-name="P52">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2">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2">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2">Движения смайлолицего обрели слаженность. Он медленно развернулся и направился ко мне.</text:p>
      <text:p text:style-name="P52">Флаттершай брезгливо толкнула ногой осколок, отправив его в лестничный пролёт. Движения смайлолицего опять потеряли осмысленность.</text:p>
      <text:p text:style-name="P52">– Анон, нам нужно торопиться! – дёрнула меня за рукав Эпплджек. – У нас осталось сорок минут до закрытия портала.</text:p>
      <text:p text:style-name="P52">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2"/>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6">— после встречи на лестнице со смайлолицым у меня развилась мания преследования.</text:span></text:p>
      <text:p text:style-name="P105"><text:span text:style-name="T14">– Анон…</text:span><text:span text:style-name="T1"> Тут окно разбито… И верёвка висит. – пискнула Флаттершай из кухни.</text:span></text:p>
      <text:p text:style-name="P103"><text:span text:style-name="T14">– </text:span><text:span text:style-name="T1">Оставь, Флатти, не сейчас! – отмахнулся я.</text:span></text:p>
      <text:p text:style-name="P104">Эпплджек стояла посреди комнаты и оглядывалась.</text:p>
      <text:p text:style-name="P114">– Не нравится мне тут. Чуйка нехорошая…</text:p>
      <text:p text:style-name="P104">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3"><text:span text:style-name="T1">На экране ноутбука сверкали </text:span><text:span text:style-name="T33">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49">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4"><text:span text:style-name="T14">Я устало улыбнулся аликорнице </text:span>и осторожно закрыл ноутбук, переводя его в спящий режим<text:span text:style-name="T14">. Пусть о</text:span>битает в собственной фантазии<text:span text:style-name="T14"> </text:span>— нет смысла препираться с ней сейчас. Счастье уже в том, что она уцелела хотя бы в таком виде.</text:p>
      <text:p text:style-name="P104"><text:span text:style-name="T14">– </text:span>Да-да, забери её отсюда поскорее! <text:span text:style-name="T14">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4">– </text:span>А я так хотел продемонстрировать ей класс езды на моноцикле!<text:span text:style-name="T14"> – пожаловался д</text:span>раконикус, ткнув пальцем в лежащий рядом гироскутер<text:span text:style-name="T14">. – Но разве Сахарная Ватка ценит настоящее искусство?</text:span></text:p>
      <text:p text:style-name="P114"/>
      <text:h text:style-name="P164" text:outline-level="2">2<text:span text:style-name="T1">9</text:span>. Отбытие</text:h>
      <text:p text:style-name="P117"/>
      <text:p text:style-name="P104"><text:span text:style-name="T14">– </text:span>Оп-па! – пробормотала Эпплджек. – Нежданчик!</text:p>
      <text:p text:style-name="P104"><text:soft-page-break/>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4"><text:span text:style-name="T14">– Зато ты, я вижу, времени не терял. – м</text:span>оя рука под прикрытием стола медленно тянулась к тяжёлой фарфоровой кружке, стоящей на краю.</text:p>
      <text:p text:style-name="P104"><text:span text:style-name="T14">– А что? – невинно захлопал глазами драконикус. – Я, между прочим, </text:span>намного раньше тебя <text:span text:style-name="T14">понял, где </text:span>искать<text:span text:style-name="T14"> Солнцезад</text:span>ую<text:span text:style-name="T14">. Ещё у тебя на работе. Признаюсь честно, я был худшего мнения о тебе, Проводник. Не думал, что ты догадаешься. Но ты всё-таки нашёл </text:span>Сахарную <text:span text:style-name="T14">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4">Дискорд обернулся на голос и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4">– Эй-Джей, Флатти, хватайте комп и на выход! Я с ним разберусь! Не теряйте вре..!</text:p>
      <text:p text:style-name="P134">– ТЫ ИДИО..!!!</text:p>
      <text:p text:style-name="P134">Дискорд <text:s/>заорал одновременно со мной, прикрываясь от меня руками, когда раздался оглушительный</text:p>
      <text:p text:style-name="P134">… </text:p>
      <text:p text:style-name="P136">БАХ!!!</text:p>
      <text:p text:style-name="P137">…</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
      <text:p text:style-name="P104">Я раздражённо повернулся к фермерше.</text:p>
      <text:p text:style-name="P104"><text:soft-page-break/>–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 Потому што ты напал на него. – пожала плечами Эпплджек. – Я и подумала — тебе виднее. И подсобила маленьк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4"><text:span text:style-name="T14">– Слушай меня внимательно, </text:span>засранец — <text:span text:style-name="T14">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
      <text:p text:style-name="P124"><text:span text:style-name="T14">– Нет! Дискорд </text:span>— не убийца!!!</text:p>
      <text:p text:style-name="P124">С необычной для неё силой Флаттершай вытащила кляп изо рта драконикуса.</text:p>
      <text:p text:style-name="P124"><text:span text:style-name="T14">– </text:span>ДА ТЫ СОВСЕМ БАНАНУЛСЯ, ПРОВОДНИЧЁК!!! ВЫ ВСЕ <text:span text:style-name="T14">ИДИОТЫ </text:span>(все, кроме Флаттершай)<text:span text:style-name="T14">!!! – заорал Дискорд моментально. – <text:s/>Е</text:span>сли я убийца, то ты — жрёшь пони на завтрак, обед и полдник! Дебилы!! Т<text:span text:style-name="T14">рон Эквестрии </text:span>мне <text:span text:style-name="T14">и с доплатой не нужен, я сдыхался этой нудной работёнки тысячи лет назад, чему счастлив безумно!!!</text:span></text:p>
      <text:p text:style-name="P129"/>
      <text:p text:style-name="P124">Или драконикус — гениальный актёр, или… ?</text:p>
      <text:p text:style-name="P124"/>
      <text:p text:style-name="P124">Я вернулся к драконикусу и уселся на стул напротив него.</text:p>
      <text:p text:style-name="P124"><text:span text:style-name="T14">– Р</text:span>ассказывай.</text:p>
      <text:p text:style-name="P124">Дискорд немного успокоился.</text:p>
      <text:p text:style-name="P124"><text:s/><text:span text:style-name="T14">– </text:span>Вообще-то, от тебя следовало бы избавиться, Проводник. Не знаю, что ты там разведал в Великом<text:span text:style-name="T29"> Откровении</text:span>, но чувствую, что твоё знание может погубить Эквестрию. Но к<text:span text:style-name="T14">ак, интересно, я получу без </text:span>тебя<text:span text:style-name="T14"> приз из… копыт Луны?!! </text:span>Хмурая <text:span text:style-name="T14">Метёлка отправила меня проследить, чтоб ты вернулся обратно. </text:span>Так что е<text:span text:style-name="T14">сли бы вы сюда не заявились, через пять минут я отправился бы за вами сам!</text:span></text:p>
      <text:p text:style-name="P124"><text:span text:style-name="T14">– </text:span>А кто тогда насылал на нас этих уродов с рисованными рожами? Кто чуть не утопил меня снеговиком? Кто пытался убить меня раз за разом?</text:p>
      <text:p text:style-name="P124">У драконикуса глаза полезли на лоб.</text:p>
      <text:p text:style-name="P124"><text:soft-page-break/><text:span text:style-name="T14">–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
      <text:p text:style-name="P124">Я задумался. Драконикус, похоже, говорил искренне. Но кто тогда всё это время играл с нами, <text:span text:style-name="T29">словно кот с мышью</text:span>?</text:p>
      <text:p text:style-name="P124"><text:span text:style-name="T14">– </text:span>Анон! <text:span text:style-name="T14">– </text:span>крикнула Эпплджек из прихожей. <text:span text:style-name="T14">– </text:span>Я слышу шум за дверью!</text:p>
      <text:p text:style-name="P124">Практически одновременно раздался звонок.</text:p>
      <text:p text:style-name="P127">–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4"><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верёвки, пытаясь освободиться.</text:span></text:p>
      <text:p text:style-name="P127"/>
      <text:p text:style-name="P127">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
      <text:p text:style-name="P124">Блё-о-о!</text:p>
      <text:p text:style-name="P124"/>
      <text:p text:style-name="P124">Кусок стекла соскользнул с подоконника и исчез, вертясь и сверкая, в <text:span text:style-name="T29">двадцативосьмиэтажной</text:span><text:span text:style-name="T25"> </text:span>бездне. Тело моментально покрылось гусиной кожей, ноги стали ватными, а ладони покрылись холодным потом.</text:p>
      <text:p text:style-name="P124">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4">А если не </text:span>выдержит<text:span text:style-name="T64"> </text:span>основа, к которой она привязана? Что-то мне в туалет захотелось… У меня нет боязни высоты, но это уже слишком!</text:p>
      <text:p text:style-name="P124"/>
      <text:p text:style-name="P124">Я задрал голову.</text:p>
      <text:p text:style-name="P124"><text:soft-page-break/>О! Так уже легче! Надо мной всего лишь два этажа. Десять метров верёвки. Если не смотреть вниз, то…</text:p>
      <text:p text:style-name="P124"/>
      <text:p text:style-name="P126">«…<text:span text:style-name="T29">Будь храбр. Будь стоек. Будь силён. Что бы ни случилось, помни: Эквестрия с тобой. Эквестрия в тебе. Навсегда. И всегда…»</text:span></text:p>
      <text:p text:style-name="P128"/>
      <text:p text:style-name="P124">Я вытер ладони о штаны, ухватил канат и сделал шаг вперёд…</text:p>
      <text:p text:style-name="P124"/>
      <text:p text:style-name="P124">…</text:p>
      <text:p text:style-name="P124"/>
      <text:p text:style-name="P124">Святые яйца, Анон, ты действительно сделал ЭТО!</text:p>
      <text:p text:style-name="P124"/>
      <text:p text:style-name="P124">…</text:p>
      <text:p text:style-name="P124"/>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4">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4">К счастью, фермерша не разжала ног.</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
      <text:p text:style-name="P124">Бляблябляблябля!!! ДА НУ ЕГО НАХУЙ — ТАКОЙ АЛЬПИНИЗ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29">разномастных</text:span> крыльев трепали волосы и выдували слёзы из глаз. Тупая боль гнездилась в сожжён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text:soft-page-break/>…</text:p>
      <text:p text:style-name="P124"/>
      <text:p text:style-name="P124">На длинной шее драконикуса разместились Эпплджек и Флаттершай. Я, для сохранения баланса, разместился ближе к хвосту.</text:p>
      <text:p text:style-name="P124">Дискорд расправил крылья и начал короткую пробежку к краю.</text:p>
      <text:p text:style-name="P124"><text:span text:style-name="T14">– Д</text:span>искорд Эйрлайнс приветствует на борту! Температура воздуха пять градусов! Высота<text:span text:style-name="T29"> сто пять</text:span><text:span text:style-name="T25"> </text:span>метров. Ожидаемая продолжительность полёта — четыре минуты!..</text:p>
      <text:p text:style-name="P124"/>
      <text:p text:style-name="P124">…ограда края крыши промелькнула под нами…</text:p>
      <text:p text:style-name="P129"/>
      <text:p text:style-name="P124"><text:span text:style-name="T14">– …</text:span>собственно, держаться в воздухе дольше у меня не хватит магии.</text:p>
      <text:p text:style-name="P124"/>
      <text:p text:style-name="P124">Мы летели навстречу закату.</text:p>
      <text:p text:style-name="P124"/>
      <text:p text:style-name="P124">…</text:p>
      <text:p text:style-name="P124"/>
      <text:p text:style-name="P124">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4"><text:span text:style-name="T14">–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прижалась к шее Дискорда, отвернулась и закрыла глаза.</text:p>
      <text:p text:style-name="P124">– ВНИМАНИЕ!!! – заорал Дискорд, сложил крылья и влетел в коридор.</text:p>
      <text:p text:style-name="P124"/>
      <text:p text:style-name="P125">***</text:p>
      <text:p text:style-name="P124"/>
      <text:p text:style-name="P124">Бля!!!</text:p>
      <text:h text:style-name="Heading_20_2" text:outline-level="2"/>
      <text:h text:style-name="Heading_20_2" text:outline-level="2"><text:span text:style-name="T1">30</text:span>. Разговор за столиком в <text:span text:style-name="T1">ночи</text:span></text:h>
      <text:p text:style-name="P138"/>
      <text:p text:style-name="P140">Мы почти успели.</text:p>
      <text:p text:style-name="P13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5">«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5">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9">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5"/>
      <text:p text:style-name="P135">ХА-ХА-ХА!</text:p>
      <text:p text:style-name="P135"/>
      <text:p text:style-name="P135">Прямо как сейчас. Как говорится, найди десять отличий.</text:p>
      <text:p text:style-name="P135">Вот только… Только Дэш была бы жива…</text:p>
      <text:p text:style-name="P139">Я тяжело вздохнул.</text:p>
      <text:p text:style-name="P139"/>
      <text:p text:style-name="P139">…</text:p>
      <text:p text:style-name="P139"/>
      <text:p text:style-name="P139"><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4">–</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4">– Т</text:span>ы что за хрен вообще? <text:span text:style-name="T14">– наконец сподобился я на членораздельную речь.</text:span></text:p>
      <text:p text:style-name="P49"><text:soft-page-break/>Зверь смутился.</text:p>
      <text:p text:style-name="P49"><text:span text:style-name="T14">–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5">– Гм. Ок.</text:p>
      <text:p text:style-name="P49"><text:span text:style-name="T14">С кончика малого рога Анакорна сорвалась молния и под ним материализовался </text:span>зелёный <text:span text:style-name="T14">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9"><text:span text:style-name="T14">– Итак, рассказывай, каким ветром тебя сюда занесло. – д</text:span>емиург<text:span text:style-name="T14"> почесал нос. – У меня такое чувство, </text:span>будто<text:span text:style-name="T14">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1">.</text:span></text:p>
      <text:p text:style-name="P35"/>
      <text:p text:style-name="P64">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1"/>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3"><text:span text:style-name="T14">–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3"><text:span text:style-name="T14">– Если я расскажу тебе н</text:span>астоящую<text:span text:style-name="T14"> причину </text:span>— ты исчезнешь! <text:span text:style-name="T14">– угрюмо заявил я.</text:span></text:p>
      <text:p text:style-name="P35">Морда Анакорна осветилась радостным озарением.</text:p>
      <text:p text:style-name="P35"/>
      <text:p text:style-name="P53"><text:soft-page-break/><text:span text:style-name="T14">–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3"><text:span text:style-name="T14">–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4">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3"/>
      <text:p text:style-name="P53"><text:span text:style-name="T14">– Ну… Я не идиот… я видел, что происходит за Чёрным </text:span>э<text:span text:style-name="T14">краном…</text:span></text:p>
      <text:p text:style-name="P53">Я глубоко вздохнул, как перед прыжком в воду.</text:p>
      <text:p text:style-name="P53"/>
      <text:p text:style-name="P53"><text:span text:style-name="T14">– </text:span><text:span text:style-name="T24">Нет никакого мира-вампира. Мир людей не виноват. </text:span><text:span text:style-name="T17">Эквестрия загибается потому, что она </text:span><text:span text:style-name="T24">—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3"/>
      <text:p text:style-name="P53">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3"><text:span text:style-name="T14">Анакорн </text:span>встал с пуфика<text:span text:style-name="T14"> </text:span>и стал прохаживаться рядом со столом<text:span text:style-name="T14">. </text:span>Перед ним в качестве импровизированной указки плыл в пространстве карандаш.<text:span text:style-name="T14"> На стол</text:span>е раскинулась<text:span text:style-name="T14"> </text:span>голографическая карта Эквуса<text:span text:style-name="T14">. Игрушечные горные пики утопали в крохотных облаках, белые шапки ледников икрились </text:span>на<text:span text:style-name="T14"> полюсах, спокойная гладь </text:span>омывающих <text:span text:style-name="T14">океан</text:span>ов<text:span text:style-name="T14"> переливалась всеми оттенками синего.</text:span></text:p>
      <text:p text:style-name="P37"/>
      <text:p text:style-name="P3"><text:span text:style-name="T45">–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4"><text:span text:style-name="T45">– </text:span><text:span text:style-name="T29">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7"/>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3"/>
      <text:p text:style-name="P53">–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3"/>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text:soft-page-break/>–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6"/>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9">. Ко мне наконец-то пришло понимание ситуации.</text:span></text:p>
      <text:p text:style-name="P109">– А почему ты сам не можешь поддерживать Эквус? Ты же его демиург? Ну так и питай его своей созидающей силой, пока он не окрепнет!</text:p>
      <text:p text:style-name="P104">Анакорн смутился.</text:p>
      <text:p text:style-name="P104"><text:span text:style-name="T45">– К сожалению, не </text:span><text:span text:style-name="T50">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20" text:note-class="footnote"><text:note-citation>20</text:note-citation><text:note-body><text:p text:style-name="P148">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8">– Сам ты раздолбай! – произнёс, наконец, Свирл.</text:p></text:note-body></text:note></text:span><text:span text:style-name="T45">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oft-page-break/><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4">.</text:span></text:p>
      <text:p text:style-name="P104">–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4"><text:span text:style-name="T45">–</text:span><text:span text:style-name="T29"> На самом деле помочь мне достаточно легко. Видишь ли, залатать дыры конструкции Эквуса можно «наложив» на них правдоподобное </text:span><text:span text:style-name="T45">— иначе говоря, жизнеспособное —</text:span><text:span text:style-name="T29"> объяснение и направив на это объяснение подпитывающую энергию адептов. В мире людей даже есть шуточная награда, учреждённая </text:span><text:span text:style-name="T39">Marvel Comics </text:span><text:span text:style-name="T29">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9">Marvel</text:span><text:span text:style-name="T29">.</text:span></text:p>
      <text:p text:style-name="P109">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9"/>
      <text:p text:style-name="P109">Я истерически расхохотался.</text:p>
      <text:p text:style-name="P109">–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9">Спустив пар, я скептически хмыкнул.</text:p>
      <text:p text:style-name="P109">–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4"><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6"><text:soft-page-break/>–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4"><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на меня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голограмме снизился на порядок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9">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9">– Почему бы не сделать главной каноническую Эквестрию? Ту, что описана в мультике?</text:p>
      <text:p text:style-name="P109">– Учти<text:span text:style-name="T54">,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9">—</text:span><text:span text:style-name="T54"> точнее, дерево схожих миров Эквуса </text:span><text:span text:style-name="T59">—</text:span><text:span text:style-name="T54"> создали брони. Разумеется, стержнем им послужил именно сериал, но каждый фанфик </text:span><text:span text:style-name="T59">—</text:span><text:span text:style-name="T54">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0"/>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text:soft-page-break/>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0"/>
      <text:p text:style-name="P109">Анакорн аж подпрыгнул на месте от восторга и стал мне аплодировать.</text:p>
      <text:p text:style-name="P110"/>
      <text:p text:style-name="P109"><text:span text:style-name="T54">– Наконец-то я вижу свет в конце тоннеля! Как это не пришло мне в голову! Ты всё отлично увязал! Всё сходится! Более того </text:span><text:span text:style-name="T59">—</text:span><text:span text:style-name="T54"> Анакорн заговорщически подмигнул мне </text:span><text:span text:style-name="T59">—</text:span><text:span text:style-name="T54">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9">— и первой реальной историей в Объединённом Континууме Эквуса</text:span><text:span text:style-name="T54">!</text:span></text:p>
      <text:p text:style-name="P110"/>
      <text:p text:style-name="P110">Я подозрительно посмотрел на Анакорна.</text:p>
      <text:p text:style-name="P110"/>
      <text:p text:style-name="P109"><text:span text:style-name="T21">– </text:span><text:span text:style-name="T54">Какой ещё, нафиг, «мой фанфик»? Я никакого фанфика не писал. И не собираюсь.</text:span></text:p>
      <text:p text:style-name="P110">Анакорн ехидно ухмыльнулся и сделал мне «глазки».</text:p>
      <text:p text:style-name="P109"><text:span text:style-name="T21">– </text:span><text:span text:style-name="T54">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4">–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9"><text:span text:style-name="T14">– </text:span>Пиши, как есть. <text:span text:style-name="T14">– </text:span>развёл копытами Анакорн. <text:span text:style-name="T14">– </text:span>Авось сгодится. Я писать точно не буду <text:span text:style-name="T59">— ты меня с кьютимарками уже пригрузил на ближайшие тысячи лет.</text:span></text:p>
      <text:p text:style-name="P109">…</text:p>
      <text:p text:style-name="P109">Факн щит<text:note text:id="ftn21" text:note-class="footnote"><text:note-citation>21</text:note-citation><text:note-body><text:p text:style-name="P145">Fucking shit <text:span text:style-name="T2">–</text:span>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4">–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4">–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9"/>
      <text:p text:style-name="P109">Вот тебе и помахала Эквестрия ручкой, Анон!</text:p>
      <text:p text:style-name="P109"/>
      <text:p text:style-name="P109">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4">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text:soft-page-break/>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09"/>
      <text:p text:style-name="P109">– Верни Дэш!!!</text:p>
      <text:p text:style-name="P109"/>
      <text:p text:style-name="P109">Копыта Анакорна разъехались и он впечатался мордой в стол.</text:p>
      <text:p text:style-name="P109">– Э-э-э… м-м-м… ну-у-у… Перо мне в зад!.. Нельзя сказать, что это совсем невыполнимо… Но, прямо скажу, задачка не для студента!</text:p>
      <text:p text:style-name="P109">Глаза демиурга бегали, как у застуканного в трамвае безбилетника.</text:p>
      <text:p text:style-name="P109">–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 Другое просить не будешь? – сухо переспросил Анакорн. – Учти, время уходит. То, что я вижу в качестве решения,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
      <text:p text:style-name="P109">Анакорн скривился и отвёл глаза.</text:p>
      <text:p text:style-name="P109">– Какая?</text:p>
      <text:p text:style-name="P109"><text:soft-page-break/>–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Каково это <text:span text:style-name="T27">— </text:span><text:span text:style-name="T61">не знаю даже я. Говорят, это офигенно паршиво, намного хуже смерти. </text:span>Мне очень жаль. Тебе ещё не поздно выбрать что-нибудь другое.</text:p>
      <text:p text:style-name="P109">Я вздохнул. Слишком много философии на мою голову!</text:p>
      <text:p text:style-name="P109">– Делай, как я сказал! А я сделаю своё.</text:p>
      <text:p text:style-name="P109"/>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5">~~~</text:p>
      <text:p text:style-name="P110"/>
      <text:p text:style-name="P110">–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Аликорница стояла передо мной в сияющем ореоле гривы. Потом она нерешительно сделала шаг навстречу.</text:p>
      <text:p text:style-name="P110">–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0">Я устало рассмеялся.</text:p>
      <text:p text:style-name="P110">– Сел, я завязал с конеёбством. Извини.</text:p>
      <text:p text:style-name="P110">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0">– В другое время, в другом месте, Анон! В другое время, в другом месте!</text:p>
      <text:p text:style-name="P110"/>
      <text:p text:style-name="P113">~~~</text:p>
      <text:p text:style-name="P113"/>
      <text:p text:style-name="P37"><text:span text:style-name="T2">–</text:span><text:span text:style-name="T1"> Прости, что когда-то хотела убить тебя. Я ослабела и Найтмэр Мун на время одержала верх.</text:span></text:p>
      <text:p text:style-name="P53">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text:soft-page-break/>–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7">Аликорница подняла копыто и прижала его к моей груди.</text:p>
      <text:p text:style-name="P107">–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4"/>
      <text:p text:style-name="P113">~~~</text:p>
      <text:p text:style-name="P114"/>
      <text:p text:style-name="P107">– Думал от меня в другой реальности спрятаться, Проводничёк?!</text:p>
      <text:p text:style-name="P107">Передо мной возникла хмурая морда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1"/>
      <text:p text:style-name="P112">~~~</text:p>
      <text:p text:style-name="P104"/>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3">–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104">В голосе пегаски слышались слёзы.</text:p>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4">– Вот д</text:span>искорд!.. Почему всё так паршиво?.. Я даже не могу уткнуться носом тебе в грудь. Я прохожу сквозь тебя, <text:span text:style-name="T14">–</text:span> всхлипнула сквозь зубы <text:span text:style-name="T1">Дэш</text:span>.</text:p>
      <text:p text:style-name="P103">Я опустил руку на шею <text:span text:style-name="T1">пегаски</text:span> и ощутил теплоту и лёгкое покалывание в пустоте.</text:p>
      <text:p text:style-name="P103"><text:span text:style-name="T14">–</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5"/>
      <text:h text:style-name="Heading_20_2" text:outline-level="2">Эпилог. Земля</text:h>
      <text:p text:style-name="P116"/>
      <text:p text:style-name="P122">Звон будильника чуть не проломил башку. Я открыл глаза. </text:p>
      <text:p text:style-name="P122"/>
      <text:p text:style-name="P123"><text:span text:style-name="T1">Бляяяяяяя… Голова чугунная… Вот на кой хрен ложиться в </text:span><text:span text:style-name="T14">два</text:span><text:span text:style-name="T1">, чтоб потом спать до одиннадцати и ни хрена не выспаться при этом?</text:span> На работу опять к часу<text:span text:style-name="T14"> приползу</text:span>. Надоело. <text:span text:style-name="T1">Закисать на работе — вредно для мозгов.</text:span> Надо отдохнуть. <text:span text:style-name="T14">Взят</text:span><text:span text:style-name="T1">ь, наконец, </text:span><text:s/>отпуск. <text:span text:style-name="T1">И пошло оно всё к ебеням!</text:span></text:p>
      <text:p text:style-name="P120"/>
      <text:p text:style-name="P122"><text:span text:style-name="T1">Я нашарил ногами тапки и пошёл в ванную. Проходя мимо стола, зацепился взглядом за</text:span> эскиз <text:span text:style-name="T1">рисунка</text:span>.</text:p>
      <text:p text:style-name="P122"/>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0"/>
      <text:p text:style-name="P118">Для того, чтобы выдавить остатки пасты на щётку, пришлось затратить серьёзные усилия.</text:p>
      <text:p text:style-name="P118"/>
      <text:p text:style-name="P119">Ага, и купить туалетной бумаги. Иначе уже вечером придётся использовать рекламки, что кидают в почтовый ящик. А они, блин, глянцевые!</text:p>
      <text:p text:style-name="P119"/>
      <text:p text:style-name="P121">Мысли вернулись к фантазии.</text:p>
      <text:p text:style-name="P121"/>
      <text:p text:style-name="P119"><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9"/>
      <text:p text:style-name="P118">Попытка притронуться щёткой к зубу вызвала ноющую боль. </text:p>
      <text:p text:style-name="P118"/>
      <text:p text:style-name="P12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0"/>
      <text:p text:style-name="P118">Доставая из стола ключи от машины, опять наткнулся взглядом на эскиз.</text:p>
      <text:p text:style-name="P118"/>
      <text:p text:style-name="P12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0">А вот, кстати… А почему бы и нет? Хорошее ведь название? И интригующее — сразу сесть за клавиатуру захотелось.</text:p>
      <text:p text:style-name="P120"/>
      <text:p text:style-name="P12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1-17T19:22:18.450605156</dc:date>
    <meta:editing-duration>P152DT18H38M26S</meta:editing-duration>
    <meta:editing-cycles>9713</meta:editing-cycles>
    <meta:generator>LibreOffice/5.1.6.2$Linux_X86_64 LibreOffice_project/10m0$Build-2</meta:generator>
    <meta:printed-by>макс </meta:printed-by>
    <meta:print-date>2017-08-23T21:51:29.95</meta:print-date>
    <meta:document-statistic meta:table-count="0" meta:image-count="0" meta:object-count="0" meta:page-count="248" meta:paragraph-count="4863" meta:word-count="102974" meta:character-count="682295" meta:non-whitespace-character-count="579621"/>
  </office:meta>
</office:document-meta>
</file>